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44.155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30-9932</text:p>
          </table:table-cell>
          <table:table-cell office:value-type="string">
            <text:p>BIOTECNOLOGIA <text:s text:c="36"/></text:p>
          </table:table-cell>
          <table:table-cell office:value-type="string">
            <text:p>AAPS PharmSciTe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731</text:p>
          </table:table-cell>
          <table:table-cell office:value-type="string">
            <text:p>BIOTECNOLOGIA <text:s text:c="36"/></text:p>
          </table:table-cell>
          <table:table-cell office:value-type="string">
            <text:p>ABO. Revista de Medicina Transfus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3006</text:p>
          </table:table-cell>
          <table:table-cell office:value-type="string">
            <text:p>BIOTECNOLOGIA <text:s text:c="36"/></text:p>
          </table:table-cell>
          <table:table-cell office:value-type="string">
            <text:p>Acta Alimentari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BIOTECNOLOGIA <text:s text:c="36"/></text:p>
          </table:table-cell>
          <table:table-cell office:value-type="string">
            <text:p>Acta Amazo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326</text:p>
          </table:table-cell>
          <table:table-cell office:value-type="string">
            <text:p>BIOTECNOLOGIA <text:s text:c="36"/></text:p>
          </table:table-cell>
          <table:table-cell office:value-type="string">
            <text:p>Acta Biologica Venezue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BIOTECNOLOGIA <text:s text:c="36"/></text:p>
          </table:table-cell>
          <table:table-cell office:value-type="string">
            <text:p>Acta Botanica Brasíl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BIOTECNOLOGIA <text:s text:c="36"/></text:p>
          </table:table-cell>
          <table:table-cell office:value-type="string">
            <text:p>Acta Cirúrg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BIOTECNOLOGIA <text:s text:c="36"/></text:p>
          </table:table-cell>
          <table:table-cell office:value-type="string">
            <text:p>Acta Cirúrgic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BIOTECNOLOGIA <text:s text:c="36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BIOTECNOLOGIA <text:s text:c="36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BIOTECNOLOGIA <text:s text:c="36"/></text:p>
          </table:table-cell>
          <table:table-cell office:value-type="string">
            <text:p>Acta Crystallographica. Section 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BIOTECNOLOGIA <text:s text:c="36"/></text:p>
          </table:table-cell>
          <table:table-cell office:value-type="string">
            <text:p>Acta Crystallographica. Section 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BIOTECNOLOGIA <text:s text:c="36"/></text:p>
          </table:table-cell>
          <table:table-cell office:value-type="string">
            <text:p>Acta Cyt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BIOTECNOLOGIA <text:s text:c="36"/></text:p>
          </table:table-cell>
          <table:table-cell office:value-type="string">
            <text:p>Acta Farmacéutica Bonaer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792</text:p>
          </table:table-cell>
          <table:table-cell office:value-type="string">
            <text:p>BIOTECNOLOGIA <text:s text:c="36"/></text:p>
          </table:table-cell>
          <table:table-cell office:value-type="string">
            <text:p>Acta Haematolog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281</text:p>
          </table:table-cell>
          <table:table-cell office:value-type="string">
            <text:p>BIOTECNOLOGIA <text:s text:c="36"/></text:p>
          </table:table-cell>
          <table:table-cell office:value-type="string">
            <text:p>Acta Histochemic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BIOTECNOLOGIA <text:s text:c="36"/></text:p>
          </table:table-cell>
          <table:table-cell office:value-type="string">
            <text:p>Acta Horticultur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BIOTECNOLOGIA <text:s text:c="36"/></text:p>
          </table:table-cell>
          <table:table-cell office:value-type="string">
            <text:p>Acta Médica Portugues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22</text:p>
          </table:table-cell>
          <table:table-cell office:value-type="string">
            <text:p>BIOTECNOLOGIA <text:s text:c="36"/></text:p>
          </table:table-cell>
          <table:table-cell office:value-type="string">
            <text:p>Acta Neuropatholog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6X</text:p>
          </table:table-cell>
          <table:table-cell office:value-type="string">
            <text:p>BIOTECNOLOGIA <text:s text:c="36"/></text:p>
          </table:table-cell>
          <table:table-cell office:value-type="string">
            <text:p>Acta Oncologica (Stockhol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BIOTECNOLOGIA <text:s text:c="36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BIOTECNOLOGIA <text:s text:c="36"/></text:p>
          </table:table-cell>
          <table:table-cell office:value-type="string">
            <text:p>Acta Paediatrica (Os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881</text:p>
          </table:table-cell>
          <table:table-cell office:value-type="string">
            <text:p>BIOTECNOLOGIA <text:s text:c="36"/></text:p>
          </table:table-cell>
          <table:table-cell office:value-type="string">
            <text:p>Acta Physiologiae Planta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BIOTECNOLOGIA <text:s text:c="36"/></text:p>
          </table:table-cell>
          <table:table-cell office:value-type="string">
            <text:p>Acta Protozoologica (Dru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e Veterinaria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 (UEM)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. Agronom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. Agronom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. Anim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BIOTECNOLOGIA <text:s text:c="36"/></text:p>
          </table:table-cell>
          <table:table-cell office:value-type="string">
            <text:p>Acta Scientiarum. Health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BIOTECNOLOGIA <text:s text:c="36"/></text:p>
          </table:table-cell>
          <table:table-cell office:value-type="string">
            <text:p>Acta Trop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6290</text:p>
          </table:table-cell>
          <table:table-cell office:value-type="string">
            <text:p>BIOTECNOLOGIA <text:s text:c="36"/></text:p>
          </table:table-cell>
          <table:table-cell office:value-type="string">
            <text:p>Acta Veterinaria Hungarica (198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3X</text:p>
          </table:table-cell>
          <table:table-cell office:value-type="string">
            <text:p>BIOTECNOLOGIA <text:s text:c="36"/></text:p>
          </table:table-cell>
          <table:table-cell office:value-type="string">
            <text:p>Acta Virologica (English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BIOTECNOLOGIA <text:s text:c="36"/></text:p>
          </table:table-cell>
          <table:table-cell office:value-type="string">
            <text:p>Acta Zoologica (Stockhol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174</text:p>
          </table:table-cell>
          <table:table-cell office:value-type="string">
            <text:p>BIOTECNOLOGIA <text:s text:c="36"/></text:p>
          </table:table-cell>
          <table:table-cell office:value-type="string">
            <text:p>Adsorption Science &amp;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09X</text:p>
          </table:table-cell>
          <table:table-cell office:value-type="string">
            <text:p>BIOTECNOLOGIA <text:s text:c="36"/></text:p>
          </table:table-cell>
          <table:table-cell office:value-type="string">
            <text:p>Advanced Drug Deliver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598</text:p>
          </table:table-cell>
          <table:table-cell office:value-type="string">
            <text:p>BIOTECNOLOGIA <text:s text:c="36"/></text:p>
          </table:table-cell>
          <table:table-cell office:value-type="string">
            <text:p>Advances in Experimental Medicine and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776</text:p>
          </table:table-cell>
          <table:table-cell office:value-type="string">
            <text:p>BIOTECNOLOGIA <text:s text:c="36"/></text:p>
          </table:table-cell>
          <table:table-cell office:value-type="string">
            <text:p>Advances in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BIOTECNOLOGIA <text:s text:c="36"/></text:p>
          </table:table-cell>
          <table:table-cell office:value-type="string">
            <text:p>African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0667</text:p>
          </table:table-cell>
          <table:table-cell office:value-type="string">
            <text:p>BIOTECNOLOGIA <text:s text:c="36"/></text:p>
          </table:table-cell>
          <table:table-cell office:value-type="string">
            <text:p>Aging Clinical and Experimental Research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BIOTECNOLOGIA <text:s text:c="36"/></text:p>
          </table:table-cell>
          <table:table-cell office:value-type="string">
            <text:p>Agrária (Recif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BIOTECNOLOGIA <text:s text:c="36"/></text:p>
          </table:table-cell>
          <table:table-cell office:value-type="string">
            <text:p>Agroforestry Syste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BIOTECNOLOGIA <text:s text:c="36"/></text:p>
          </table:table-cell>
          <table:table-cell office:value-type="string">
            <text:p>AID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BIOTECNOLOGIA <text:s text:c="36"/></text:p>
          </table:table-cell>
          <table:table-cell office:value-type="string">
            <text:p>AIDS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BIOTECNOLOGIA <text:s text:c="36"/></text:p>
          </table:table-cell>
          <table:table-cell office:value-type="string">
            <text:p>AIDS Research and Human Retroviru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6008</text:p>
          </table:table-cell>
          <table:table-cell office:value-type="string">
            <text:p>BIOTECNOLOGIA <text:s text:c="36"/></text:p>
          </table:table-cell>
          <table:table-cell office:value-type="string">
            <text:p>Alcoholism, Clinical and Experime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BIOTECNOLOGIA <text:s text:c="36"/></text:p>
          </table:table-cell>
          <table:table-cell office:value-type="string">
            <text:p>Allelopath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4538</text:p>
          </table:table-cell>
          <table:table-cell office:value-type="string">
            <text:p>BIOTECNOLOGIA <text:s text:c="36"/></text:p>
          </table:table-cell>
          <table:table-cell office:value-type="string">
            <text:p>Allerg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5412</text:p>
          </table:table-cell>
          <table:table-cell office:value-type="string">
            <text:p>BIOTECNOLOGIA <text:s text:c="36"/></text:p>
          </table:table-cell>
          <table:table-cell office:value-type="string">
            <text:p>Allergy and Asthma Proceeding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6755</text:p>
          </table:table-cell>
          <table:table-cell office:value-type="string">
            <text:p>BIOTECNOLOGIA <text:s text:c="36"/></text:p>
          </table:table-cell>
          <table:table-cell office:value-type="string">
            <text:p>Amazoniana (Ki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6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Clinical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73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62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Huma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Medical Genetics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Otolaryng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Pri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8920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Reproductive Immunology and Microbiology (Cessou em 1988. Cont. 1046-7408 American Journal of Reproductive Immu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449X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Respiratory and 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99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Science (18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BIOTECNOLOGIA <text:s text:c="36"/></text:p>
          </table:table-cell>
          <table:table-cell office:value-type="string">
            <text:p>American Journal of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BIOTECNOLOGIA <text:s text:c="36"/></text:p>
          </table:table-cell>
          <table:table-cell office:value-type="string">
            <text:p>Amino Acids (Wie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5373</text:p>
          </table:table-cell>
          <table:table-cell office:value-type="string">
            <text:p>BIOTECNOLOGIA <text:s text:c="36"/></text:p>
          </table:table-cell>
          <table:table-cell office:value-type="string">
            <text:p>Amphibia-Reptil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BIOTECNOLOGIA <text:s text:c="36"/></text:p>
          </table:table-cell>
          <table:table-cell office:value-type="string">
            <text:p>Anaerobe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BIOTECNOLOGIA <text:s text:c="36"/></text:p>
          </table:table-cell>
          <table:table-cell office:value-type="string">
            <text:p>Anais Brasileiros de Der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BIOTECNOLOGIA <text:s text:c="36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BIOTECNOLOGIA <text:s text:c="36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BIOTECNOLOGIA <text:s text:c="36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BIOTECNOLOGIA <text:s text:c="36"/></text:p>
          </table:table-cell>
          <table:table-cell office:value-type="string">
            <text:p>Analyt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BIOTECNOLOGIA <text:s text:c="36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BIOTECNOLOGIA <text:s text:c="36"/></text:p>
          </table:table-cell>
          <table:table-cell office:value-type="string">
            <text:p>Analytical Bio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BIOTECNOLOGIA <text:s text:c="36"/></text:p>
          </table:table-cell>
          <table:table-cell office:value-type="string">
            <text:p>Analytical Chemistr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BIOTECNOLOGIA <text:s text:c="36"/></text:p>
          </table:table-cell>
          <table:table-cell office:value-type="string">
            <text:p>Analytical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BIOTECNOLOGIA <text:s text:c="36"/></text:p>
          </table:table-cell>
          <table:table-cell office:value-type="string">
            <text:p>Anatomia, Histologia, Embry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569</text:p>
          </table:table-cell>
          <table:table-cell office:value-type="string">
            <text:p>BIOTECNOLOGIA <text:s text:c="36"/></text:p>
          </table:table-cell>
          <table:table-cell office:value-type="string">
            <text:p>Andrologia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5398</text:p>
          </table:table-cell>
          <table:table-cell office:value-type="string">
            <text:p>BIOTECNOLOGIA <text:s text:c="36"/></text:p>
          </table:table-cell>
          <table:table-cell office:value-type="string">
            <text:p>Animal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9430</text:p>
          </table:table-cell>
          <table:table-cell office:value-type="string">
            <text:p>BIOTECNOLOGIA <text:s text:c="36"/></text:p>
          </table:table-cell>
          <table:table-cell office:value-type="string">
            <text:p>Animal Conserv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BIOTECNOLOGIA <text:s text:c="36"/></text:p>
          </table:table-cell>
          <table:table-cell office:value-type="string">
            <text:p>Animal Gene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BIOTECNOLOGIA <text:s text:c="36"/></text:p>
          </table:table-cell>
          <table:table-cell office:value-type="string">
            <text:p>Animal Reproduction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BIOTECNOLOGIA <text:s text:c="36"/></text:p>
          </table:table-cell>
          <table:table-cell office:value-type="string">
            <text:p>Annals of Applied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BIOTECNOLOGIA <text:s text:c="36"/></text:p>
          </table:table-cell>
          <table:table-cell office:value-type="string">
            <text:p>Annals of Botan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BIOTECNOLOGIA <text:s text:c="36"/></text:p>
          </table:table-cell>
          <table:table-cell office:value-type="string">
            <text:p>Annals of Diagnostic Path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BIOTECNOLOGIA <text:s text:c="36"/></text:p>
          </table:table-cell>
          <table:table-cell office:value-type="string">
            <text:p>Annals of Micr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BIOTECNOLOGIA <text:s text:c="36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6493</text:p>
          </table:table-cell>
          <table:table-cell office:value-type="string">
            <text:p>BIOTECNOLOGIA <text:s text:c="36"/></text:p>
          </table:table-cell>
          <table:table-cell office:value-type="string">
            <text:p>Annals of the Missouri Botanical Garde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BIOTECNOLOGIA <text:s text:c="36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BIOTECNOLOGIA <text:s text:c="36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1020</text:p>
          </table:table-cell>
          <table:table-cell office:value-type="string">
            <text:p>BIOTECNOLOGIA <text:s text:c="36"/></text:p>
          </table:table-cell>
          <table:table-cell office:value-type="string">
            <text:p>Antarctic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BIOTECNOLOGIA <text:s text:c="36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99</text:p>
          </table:table-cell>
          <table:table-cell office:value-type="string">
            <text:p>BIOTECNOLOGIA <text:s text:c="36"/></text:p>
          </table:table-cell>
          <table:table-cell office:value-type="string">
            <text:p>Anti-Corrosion Methods and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BIOTECNOLOGIA <text:s text:c="36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BIOTECNOLOGIA <text:s text:c="36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BIOTECNOLOGIA <text:s text:c="36"/></text:p>
          </table:table-cell>
          <table:table-cell office:value-type="string">
            <text:p>Antonie van Leeuwenhoek (Gedruk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BIOTECNOLOGIA <text:s text:c="36"/></text:p>
          </table:table-cell>
          <table:table-cell office:value-type="string">
            <text:p>Apidologie (Cel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8185</text:p>
          </table:table-cell>
          <table:table-cell office:value-type="string">
            <text:p>BIOTECNOLOGIA <text:s text:c="36"/></text:p>
          </table:table-cell>
          <table:table-cell office:value-type="string">
            <text:p>Apoptosi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BIOTECNOLOGIA <text:s text:c="36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BIOTECNOLOGIA <text:s text:c="36"/></text:p>
          </table:table-cell>
          <table:table-cell office:value-type="string">
            <text:p>Applied Biochemistr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BIOTECNOLOGIA <text:s text:c="36"/></text:p>
          </table:table-cell>
          <table:table-cell office:value-type="string">
            <text:p>Applied Catalysis. A, Gener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669X</text:p>
          </table:table-cell>
          <table:table-cell office:value-type="string">
            <text:p>BIOTECNOLOGIA <text:s text:c="36"/></text:p>
          </table:table-cell>
          <table:table-cell office:value-type="string">
            <text:p>Applied Intelligence (Bost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BIOTECNOLOGIA <text:s text:c="36"/></text:p>
          </table:table-cell>
          <table:table-cell office:value-type="string">
            <text:p>Applied Microbi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BIOTECNOLOGIA <text:s text:c="36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BIOTECNOLOGIA <text:s text:c="36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BIOTECNOLOGIA <text:s text:c="36"/></text:p>
          </table:table-cell>
          <table:table-cell office:value-type="string">
            <text:p>Applied Radiation and Isotop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393</text:p>
          </table:table-cell>
          <table:table-cell office:value-type="string">
            <text:p>BIOTECNOLOGIA <text:s text:c="36"/></text:p>
          </table:table-cell>
          <table:table-cell office:value-type="string">
            <text:p>Applied Soil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BIOTECNOLOGIA <text:s text:c="36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09</text:p>
          </table:table-cell>
          <table:table-cell office:value-type="string">
            <text:p>BIOTECNOLOGIA <text:s text:c="36"/></text:p>
          </table:table-cell>
          <table:table-cell office:value-type="string">
            <text:p>Aquacultur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BIOTECNOLOGIA <text:s text:c="36"/></text:p>
          </table:table-cell>
          <table:table-cell office:value-type="string">
            <text:p>Aquaculture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BIOTECNOLOGIA <text:s text:c="36"/></text:p>
          </table:table-cell>
          <table:table-cell office:value-type="string">
            <text:p>Aquaculture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BIOTECNOLOGIA <text:s text:c="36"/></text:p>
          </table:table-cell>
          <table:table-cell office:value-type="string">
            <text:p>Aquaculture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BIOTECNOLOGIA <text:s text:c="36"/></text:p>
          </table:table-cell>
          <table:table-cell office:value-type="string">
            <text:p>Aquatic Ecosystem Health &amp; Manag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BIOTECNOLOGIA <text:s text:c="36"/></text:p>
          </table:table-cell>
          <table:table-cell office:value-type="string">
            <text:p>Aquatic Living Resour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BIOTECNOLOGIA <text:s text:c="36"/></text:p>
          </table:table-cell>
          <table:table-cell office:value-type="string">
            <text:p>Aquatic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11</text:p>
          </table:table-cell>
          <table:table-cell office:value-type="string">
            <text:p>BIOTECNOLOGIA <text:s text:c="36"/></text:p>
          </table:table-cell>
          <table:table-cell office:value-type="string">
            <text:p>ARBS. Annual Review of Biomedical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BIOTECNOLOGIA <text:s text:c="36"/></text:p>
          </table:table-cell>
          <table:table-cell office:value-type="string">
            <text:p>Archiv der Pharmazie (Weinhei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BIOTECNOLOGIA <text:s text:c="36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7X</text:p>
          </table:table-cell>
          <table:table-cell office:value-type="string">
            <text:p>BIOTECNOLOGIA <text:s text:c="36"/></text:p>
          </table:table-cell>
          <table:table-cell office:value-type="string">
            <text:p>Archives of Dermatology (196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BIOTECNOLOGIA <text:s text:c="36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BIOTECNOLOGIA <text:s text:c="36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BIOTECNOLOGIA <text:s text:c="36"/></text:p>
          </table:table-cell>
          <table:table-cell office:value-type="string">
            <text:p>Archives of Med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BIOTECNOLOGIA <text:s text:c="36"/></text:p>
          </table:table-cell>
          <table:table-cell office:value-type="string">
            <text:p>Archive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BIOTECNOLOGIA <text:s text:c="36"/></text:p>
          </table:table-cell>
          <table:table-cell office:value-type="string">
            <text:p>Archives of Oral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BIOTECNOLOGIA <text:s text:c="36"/></text:p>
          </table:table-cell>
          <table:table-cell office:value-type="string">
            <text:p>Archives of Veterina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BIOTECNOLOGIA <text:s text:c="36"/></text:p>
          </table:table-cell>
          <table:table-cell office:value-type="string">
            <text:p>Archives of 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BIOTECNOLOGIA <text:s text:c="36"/></text:p>
          </table:table-cell>
          <table:table-cell office:value-type="string">
            <text:p>Archivos de Zootec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9X</text:p>
          </table:table-cell>
          <table:table-cell office:value-type="string">
            <text:p>BIOTECNOLOGIA <text:s text:c="36"/></text:p>
          </table:table-cell>
          <table:table-cell office:value-type="string">
            <text:p>Archivum Immunologiae et Therapiae Experimental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BIOTECNOLOGIA <text:s text:c="36"/></text:p>
          </table:table-cell>
          <table:table-cell office:value-type="string">
            <text:p>ARKIVO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033</text:p>
          </table:table-cell>
          <table:table-cell office:value-type="string">
            <text:p>BIOTECNOLOGIA <text:s text:c="36"/></text:p>
          </table:table-cell>
          <table:table-cell office:value-type="string">
            <text:p>Aroide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BIOTECNOLOGIA <text:s text:c="36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BIOTECNOLOGIA <text:s text:c="36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BIOTECNOLOGIA <text:s text:c="36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BIOTECNOLOGIA <text:s text:c="36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BIOTECNOLOGIA <text:s text:c="36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BIOTECNOLOGIA <text:s text:c="36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BIOTECNOLOGIA <text:s text:c="36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25</text:p>
          </table:table-cell>
          <table:table-cell office:value-type="string">
            <text:p>BIOTECNOLOGIA <text:s text:c="36"/></text:p>
          </table:table-cell>
          <table:table-cell office:value-type="string">
            <text:p>Arquivos de Ciências da Saúde (FAME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BIOTECNOLOGIA <text:s text:c="36"/></text:p>
          </table:table-cell>
          <table:table-cell office:value-type="string">
            <text:p>Arquivos de Ciências do M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BIOTECNOLOGIA <text:s text:c="36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BIOTECNOLOGIA <text:s text:c="36"/></text:p>
          </table:table-cell>
          <table:table-cell office:value-type="string">
            <text:p>Arquivos de Neuro-Psiqu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BIOTECNOLOGIA <text:s text:c="36"/></text:p>
          </table:table-cell>
          <table:table-cell office:value-type="string">
            <text:p>Arquivos do Instituto Biológic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BIOTECNOLOGIA <text:s text:c="36"/></text:p>
          </table:table-cell>
          <table:table-cell office:value-type="string">
            <text:p>Arquivos do Instituto Biológic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BIOTECNOLOGIA <text:s text:c="36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56</text:p>
          </table:table-cell>
          <table:table-cell office:value-type="string">
            <text:p>BIOTECNOLOGIA <text:s text:c="36"/></text:p>
          </table:table-cell>
          <table:table-cell office:value-type="string">
            <text:p>Arquivos em Movimento (UF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72</text:p>
          </table:table-cell>
          <table:table-cell office:value-type="string">
            <text:p>BIOTECNOLOGIA <text:s text:c="36"/></text:p>
          </table:table-cell>
          <table:table-cell office:value-type="string">
            <text:p>Arquivos FO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BIOTECNOLOGIA <text:s text:c="36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4184</text:p>
          </table:table-cell>
          <table:table-cell office:value-type="string">
            <text:p>BIOTECNOLOGIA <text:s text:c="36"/></text:p>
          </table:table-cell>
          <table:table-cell office:value-type="string">
            <text:p>Artificial Cells, Blood Substitutes, and Biotechnology An International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BIOTECNOLOGIA <text:s text:c="36"/></text:p>
          </table:table-cell>
          <table:table-cell office:value-type="string">
            <text:p>Artificial Orga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BIOTECNOLOGIA <text:s text:c="36"/></text:p>
          </table:table-cell>
          <table:table-cell office:value-type="string">
            <text:p>Arzneimittel-Forschu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3345</text:p>
          </table:table-cell>
          <table:table-cell office:value-type="string">
            <text:p>BIOTECNOLOGIA <text:s text:c="36"/></text:p>
          </table:table-cell>
          <table:table-cell office:value-type="string">
            <text:p>Asian Chitin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50</text:p>
          </table:table-cell>
          <table:table-cell office:value-type="string">
            <text:p>BIOTECNOLOGIA <text:s text:c="36"/></text:p>
          </table:table-cell>
          <table:table-cell office:value-type="string">
            <text:p>Atherosclerosi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BIOTECNOLOGIA <text:s text:c="36"/></text:p>
          </table:table-cell>
          <table:table-cell office:value-type="string">
            <text:p>Australian Veterina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9972</text:p>
          </table:table-cell>
          <table:table-cell office:value-type="string">
            <text:p>BIOTECNOLOGIA <text:s text:c="36"/></text:p>
          </table:table-cell>
          <table:table-cell office:value-type="string">
            <text:p>Autoimmunit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BIOTECNOLOGIA <text:s text:c="36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BIOTECNOLOGIA <text:s text:c="36"/></text:p>
          </table:table-cell>
          <table:table-cell office:value-type="string">
            <text:p>Biocatalysis and Biotransform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BIOTECNOLOGIA <text:s text:c="36"/></text:p>
          </table:table-cell>
          <table:table-cell office:value-type="string">
            <text:p>Biocell (Mendo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BIOTECNOLOGIA <text:s text:c="36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BIOTECNOLOGIA <text:s text:c="36"/></text:p>
          </table:table-cell>
          <table:table-cell office:value-type="string">
            <text:p>Biochemical Engineer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BIOTECNOLOGIA <text:s text:c="36"/></text:p>
          </table:table-cell>
          <table:table-cell office:value-type="string">
            <text:p>Biochemical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BIOTECNOLOGIA <text:s text:c="36"/></text:p>
          </table:table-cell>
          <table:table-cell office:value-type="string">
            <text:p>Biochemical Journal (London. 198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BIOTECNOLOGIA <text:s text:c="36"/></text:p>
          </table:table-cell>
          <table:table-cell office:value-type="string">
            <text:p>Biochem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BIOTECNOLOGIA <text:s text:c="36"/></text:p>
          </table:table-cell>
          <table:table-cell office:value-type="string">
            <text:p>Biochemical Systematics and 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79</text:p>
          </table:table-cell>
          <table:table-cell office:value-type="string">
            <text:p>BIOTECNOLOGIA <text:s text:c="36"/></text:p>
          </table:table-cell>
          <table:table-cell office:value-type="string">
            <text:p>Biochemistry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BIOTECNOLOGIA <text:s text:c="36"/></text:p>
          </table:table-cell>
          <table:table-cell office:value-type="string">
            <text:p>Biochemistry and Cel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BIOTECNOLOGIA <text:s text:c="36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1981</text:p>
          </table:table-cell>
          <table:table-cell office:value-type="string">
            <text:p>BIOTECNOLOGIA <text:s text:c="36"/></text:p>
          </table:table-cell>
          <table:table-cell office:value-type="string">
            <text:p>Biochimica and Biophysica Acta. Molecular and Cell Biology of Lip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BIOTECNOLOGIA <text:s text:c="36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BIOTECNOLOGIA <text:s text:c="36"/></text:p>
          </table:table-cell>
          <table:table-cell office:value-type="string">
            <text:p>Biochimica et Biophysica Acta.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BIOTECNOLOGIA <text:s text:c="36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38</text:p>
          </table:table-cell>
          <table:table-cell office:value-type="string">
            <text:p>BIOTECNOLOGIA <text:s text:c="36"/></text:p>
          </table:table-cell>
          <table:table-cell office:value-type="string">
            <text:p>Biochimica et Biophysica Acta. Protein Structure and Molecular Enzymology (Cessou em 2002. Cont. ISSN 1570-9639 Biochimica et Biophysica Acta. Proteins and Proteom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BIOTECNOLOGIA <text:s text:c="36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BIOTECNOLOGIA <text:s text:c="36"/></text:p>
          </table:table-cell>
          <table:table-cell office:value-type="string">
            <text:p>Biochimie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9820</text:p>
          </table:table-cell>
          <table:table-cell office:value-type="string">
            <text:p>BIOTECNOLOGIA <text:s text:c="36"/></text:p>
          </table:table-cell>
          <table:table-cell office:value-type="string">
            <text:p>Biodegradation (Dord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BIOTECNOLOGIA <text:s text:c="36"/></text:p>
          </table:table-cell>
          <table:table-cell office:value-type="string">
            <text:p>Biodiversity and Con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BIOTECNOLOGIA <text:s text:c="36"/></text:p>
          </table:table-cell>
          <table:table-cell office:value-type="string">
            <text:p>Bioelectrochemistr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BIOTECNOLOGIA <text:s text:c="36"/></text:p>
          </table:table-cell>
          <table:table-cell office:value-type="string">
            <text:p>Biofar: Revista de Biologia 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BIOTECNOLOGIA <text:s text:c="36"/></text:p>
          </table:table-cell>
          <table:table-cell office:value-type="string">
            <text:p>Bioinformatics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2063</text:p>
          </table:table-cell>
          <table:table-cell office:value-type="string">
            <text:p>BIOTECNOLOGIA <text:s text:c="36"/></text:p>
          </table:table-cell>
          <table:table-cell office:value-type="string">
            <text:p>Bioinformation (Online) (Chenna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BIOTECNOLOGIA <text:s text:c="36"/></text:p>
          </table:table-cell>
          <table:table-cell office:value-type="string">
            <text:p>Biologia Plantarum (Prah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BIOTECNOLOGIA <text:s text:c="36"/></text:p>
          </table:table-cell>
          <table:table-cell office:value-type="string">
            <text:p>Biological &amp;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BIOTECNOLOGIA <text:s text:c="36"/></text:p>
          </table:table-cell>
          <table:table-cell office:value-type="string">
            <text:p>Biolog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BIOTECNOLOGIA <text:s text:c="36"/></text:p>
          </table:table-cell>
          <table:table-cell office:value-type="string">
            <text:p>Biological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BIOTECNOLOGIA <text:s text:c="36"/></text:p>
          </table:table-cell>
          <table:table-cell office:value-type="string">
            <text:p>Biological Contro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BIOTECNOLOGIA <text:s text:c="36"/></text:p>
          </table:table-cell>
          <table:table-cell office:value-type="string">
            <text:p>Biological Trace Eleme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BIOTECNOLOGIA <text:s text:c="36"/></text:p>
          </table:table-cell>
          <table:table-cell office:value-type="string">
            <text:p>Biologicals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8791</text:p>
          </table:table-cell>
          <table:table-cell office:value-type="string">
            <text:p>BIOTECNOLOGIA <text:s text:c="36"/></text:p>
          </table:table-cell>
          <table:table-cell office:value-type="string">
            <text:p>Biology of Blood and Marrow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4900</text:p>
          </table:table-cell>
          <table:table-cell office:value-type="string">
            <text:p>BIOTECNOLOGIA <text:s text:c="36"/></text:p>
          </table:table-cell>
          <table:table-cell office:value-type="string">
            <text:p>Biology of the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750X</text:p>
          </table:table-cell>
          <table:table-cell office:value-type="string">
            <text:p>BIOTECNOLOGIA <text:s text:c="36"/></text:p>
          </table:table-cell>
          <table:table-cell office:value-type="string">
            <text:p>Biomarkers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BIOTECNOLOGIA <text:s text:c="36"/></text:p>
          </table:table-cell>
          <table:table-cell office:value-type="string">
            <text:p>Biomass &amp; Bio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BIOTECNOLOGIA <text:s text:c="36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BIOTECNOLOGIA <text:s text:c="36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BIOTECNOLOGIA <text:s text:c="36"/></text:p>
          </table:table-cell>
          <table:table-cell office:value-type="string">
            <text:p>BioMetal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BIOTECNOLOGIA <text:s text:c="36"/></text:p>
          </table:table-cell>
          <table:table-cell office:value-type="string">
            <text:p>Bioorganic &amp; Medicin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BIOTECNOLOGIA <text:s text:c="36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BIOTECNOLOGIA <text:s text:c="36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BIOTECNOLOGIA <text:s text:c="36"/></text:p>
          </table:table-cell>
          <table:table-cell office:value-type="string">
            <text:p>Biophysical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BIOTECNOLOGIA <text:s text:c="36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BIOTECNOLOGIA <text:s text:c="36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96</text:p>
          </table:table-cell>
          <table:table-cell office:value-type="string">
            <text:p>BIOTECNOLOGIA <text:s text:c="36"/></text:p>
          </table:table-cell>
          <table:table-cell office:value-type="string">
            <text:p>Bioremediation, Biodiversity &amp; Bioavailabil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BIOTECNOLOGIA <text:s text:c="36"/></text:p>
          </table:table-cell>
          <table:table-cell office:value-type="string">
            <text:p>Bioresource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126</text:p>
          </table:table-cell>
          <table:table-cell office:value-type="string">
            <text:p>BIOTECNOLOGIA <text:s text:c="36"/></text:p>
          </table:table-cell>
          <table:table-cell office:value-type="string">
            <text:p>Bioresources (Raleigh, N.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BIOTECNOLOGIA <text:s text:c="36"/></text:p>
          </table:table-cell>
          <table:table-cell office:value-type="string">
            <text:p>Bioscience Journal (UF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451</text:p>
          </table:table-cell>
          <table:table-cell office:value-type="string">
            <text:p>BIOTECNOLOGIA <text:s text:c="36"/></text:p>
          </table:table-cell>
          <table:table-cell office:value-type="string">
            <text:p>Bioscience, Biotechnology, an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BIOTECNOLOGIA <text:s text:c="36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BIOTECNOLOGIA <text:s text:c="36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6205</text:p>
          </table:table-cell>
          <table:table-cell office:value-type="string">
            <text:p>BIOTECNOLOGIA <text:s text:c="36"/></text:p>
          </table:table-cell>
          <table:table-cell office:value-type="string">
            <text:p>BioTechniqu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2978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(Faisalabad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and Applie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and Bio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8372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and Bioprocess Engineering (Seou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7314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Journal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BIOTECNOLOGIA <text:s text:c="36"/></text:p>
          </table:table-cell>
          <table:table-cell office:value-type="string">
            <text:p>Biotechnology Progres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BIOTECNOLOGIA <text:s text:c="36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47</text:p>
          </table:table-cell>
          <table:table-cell office:value-type="string">
            <text:p>BIOTECNOLOGIA <text:s text:c="36"/></text:p>
          </table:table-cell>
          <table:table-cell office:value-type="string">
            <text:p>Biotecnologia Ciência &amp; Desenvolviment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BIOTECNOLOGIA <text:s text:c="36"/></text:p>
          </table:table-cell>
          <table:table-cell office:value-type="string">
            <text:p>Biotemas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BIOTECNOLOGIA <text:s text:c="36"/></text:p>
          </table:table-cell>
          <table:table-cell office:value-type="string">
            <text:p>Biotropica (Lawrence, K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BIOTECNOLOGIA <text:s text:c="36"/></text:p>
          </table:table-cell>
          <table:table-cell office:value-type="string">
            <text:p>BJU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BIOTECNOLOGIA <text:s text:c="36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9796</text:p>
          </table:table-cell>
          <table:table-cell office:value-type="string">
            <text:p>BIOTECNOLOGIA <text:s text:c="36"/></text:p>
          </table:table-cell>
          <table:table-cell office:value-type="string">
            <text:p>Blood Cells, Molecules &amp;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5235</text:p>
          </table:table-cell>
          <table:table-cell office:value-type="string">
            <text:p>BIOTECNOLOGIA <text:s text:c="36"/></text:p>
          </table:table-cell>
          <table:table-cell office:value-type="string">
            <text:p>Blood Coagulation &amp; Fibrino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BIOTECNOLOGIA <text:s text:c="36"/></text:p>
          </table:table-cell>
          <table:table-cell office:value-type="string">
            <text:p>BMC Biochemistr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750</text:p>
          </table:table-cell>
          <table:table-cell office:value-type="string">
            <text:p>BIOTECNOLOGIA <text:s text:c="36"/></text:p>
          </table:table-cell>
          <table:table-cell office:value-type="string">
            <text:p>BMC Biotech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BIOTECNOLOGIA <text:s text:c="36"/></text:p>
          </table:table-cell>
          <table:table-cell office:value-type="string">
            <text:p>BMC Cancer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82</text:p>
          </table:table-cell>
          <table:table-cell office:value-type="string">
            <text:p>BIOTECNOLOGIA <text:s text:c="36"/></text:p>
          </table:table-cell>
          <table:table-cell office:value-type="string">
            <text:p>BMC Complementary and Alternative Medicin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3X</text:p>
          </table:table-cell>
          <table:table-cell office:value-type="string">
            <text:p>BIOTECNOLOGIA <text:s text:c="36"/></text:p>
          </table:table-cell>
          <table:table-cell office:value-type="string">
            <text:p>BMC Developmental 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BIOTECNOLOGIA <text:s text:c="36"/></text:p>
          </table:table-cell>
          <table:table-cell office:value-type="string">
            <text:p>BMC Evolutionary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56</text:p>
          </table:table-cell>
          <table:table-cell office:value-type="string">
            <text:p>BIOTECNOLOGIA <text:s text:c="36"/></text:p>
          </table:table-cell>
          <table:table-cell office:value-type="string">
            <text:p>BMC Genetic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BIOTECNOLOGIA <text:s text:c="36"/></text:p>
          </table:table-cell>
          <table:table-cell office:value-type="string">
            <text:p>BMC Gen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BIOTECNOLOGIA <text:s text:c="36"/></text:p>
          </table:table-cell>
          <table:table-cell office:value-type="string">
            <text:p>BMC Infectious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8X</text:p>
          </table:table-cell>
          <table:table-cell office:value-type="string">
            <text:p>BIOTECNOLOGIA <text:s text:c="36"/></text:p>
          </table:table-cell>
          <table:table-cell office:value-type="string">
            <text:p>BMC International Health and Human Right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BIOTECNOLOGIA <text:s text:c="36"/></text:p>
          </table:table-cell>
          <table:table-cell office:value-type="string">
            <text:p>BMC Microbi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99</text:p>
          </table:table-cell>
          <table:table-cell office:value-type="string">
            <text:p>BIOTECNOLOGIA <text:s text:c="36"/></text:p>
          </table:table-cell>
          <table:table-cell office:value-type="string">
            <text:p>BMC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BIOTECNOLOGIA <text:s text:c="36"/></text:p>
          </table:table-cell>
          <table:table-cell office:value-type="string">
            <text:p>BMC Plant Biolog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58</text:p>
          </table:table-cell>
          <table:table-cell office:value-type="string">
            <text:p>BIOTECNOLOGIA <text:s text:c="36"/></text:p>
          </table:table-cell>
          <table:table-cell office:value-type="string">
            <text:p>BMC Public Healt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BIOTECNOLOGIA <text:s text:c="36"/></text:p>
          </table:table-cell>
          <table:table-cell office:value-type="string">
            <text:p>BMC Research No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BIOTECNOLOGIA <text:s text:c="36"/></text:p>
          </table:table-cell>
          <table:table-cell office:value-type="string">
            <text:p>BMC Structural Bi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BIOTECNOLOGIA <text:s text:c="36"/></text:p>
          </table:table-cell>
          <table:table-cell office:value-type="string">
            <text:p>Boletim - Academia Paulista de Ps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BIOTECNOLOGIA <text:s text:c="36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466</text:p>
          </table:table-cell>
          <table:table-cell office:value-type="string">
            <text:p>BIOTECNOLOGIA <text:s text:c="36"/></text:p>
          </table:table-cell>
          <table:table-cell office:value-type="string">
            <text:p>Boletim de Pesquisa (Unidade de Execução de Pesquisa de Âmbito Estadual de Corumbá) (Cessou em 1998. Cont. 1517-1981 Boletim de Pesquisa (Embrapa Pantanal). Este último, Cessou em 2001. Cont.1679-026X Boletim de Pesquisa e Desenvolvimento (Centro de Pesq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BIOTECNOLOGIA <text:s text:c="36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055</text:p>
          </table:table-cell>
          <table:table-cell office:value-type="string">
            <text:p>BIOTECNOLOGIA <text:s text:c="36"/></text:p>
          </table:table-cell>
          <table:table-cell office:value-type="string">
            <text:p>Boletim do Instituto de Botanica (Sa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BIOTECNOLOGIA <text:s text:c="36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BIOTECNOLOGIA <text:s text:c="36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2216</text:p>
          </table:table-cell>
          <table:table-cell office:value-type="string">
            <text:p>BIOTECNOLOGIA <text:s text:c="36"/></text:p>
          </table:table-cell>
          <table:table-cell office:value-type="string">
            <text:p>Boletim do Museu Paraense Emílio Goeldi. Botâ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BIOTECNOLOGIA <text:s text:c="36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64</text:p>
          </table:table-cell>
          <table:table-cell office:value-type="string">
            <text:p>BIOTECNOLOGIA <text:s text:c="36"/></text:p>
          </table:table-cell>
          <table:table-cell office:value-type="string">
            <text:p>Boletim Técnico-Científico do CEPN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BIOTECNOLOGIA <text:s text:c="36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BIOTECNOLOGIA <text:s text:c="36"/></text:p>
          </table:table-cell>
          <table:table-cell office:value-type="string">
            <text:p>Bone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369</text:p>
          </table:table-cell>
          <table:table-cell office:value-type="string">
            <text:p>BIOTECNOLOGIA <text:s text:c="36"/></text:p>
          </table:table-cell>
          <table:table-cell office:value-type="string">
            <text:p>Bone Marrow Transplantation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74</text:p>
          </table:table-cell>
          <table:table-cell office:value-type="string">
            <text:p>BIOTECNOLOGIA <text:s text:c="36"/></text:p>
          </table:table-cell>
          <table:table-cell office:value-type="string">
            <text:p>Botanical Journal of the Linnean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BIOTECNOLOGIA <text:s text:c="36"/></text:p>
          </table:table-cell>
          <table:table-cell office:value-type="string">
            <text:p>Bragantia (São Paulo, 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BIOTECNOLOGIA <text:s text:c="36"/></text:p>
          </table:table-cell>
          <table:table-cell office:value-type="string">
            <text:p>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BIOTECNOLOGIA <text:s text:c="36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BIOTECNOLOGIA <text:s text:c="36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BIOTECNOLOGIA <text:s text:c="36"/></text:p>
          </table:table-cell>
          <table:table-cell office:value-type="string">
            <text:p>Brazilian Dental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23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Food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Petroleum and G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BIOTECNOLOGIA <text:s text:c="36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BIOTECNOLOGIA <text:s text:c="36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06</text:p>
          </table:table-cell>
          <table:table-cell office:value-type="string">
            <text:p>BIOTECNOLOGIA <text:s text:c="36"/></text:p>
          </table:table-cell>
          <table:table-cell office:value-type="string">
            <text:p>Breast Cancer Research and Treat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BIOTECNOLOGIA <text:s text:c="36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048</text:p>
          </table:table-cell>
          <table:table-cell office:value-type="string">
            <text:p>BIOTECNOLOGIA <text:s text:c="36"/></text:p>
          </table:table-cell>
          <table:table-cell office:value-type="string">
            <text:p>British Journal of Ha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BIOTECNOLOGIA <text:s text:c="36"/></text:p>
          </table:table-cell>
          <table:table-cell office:value-type="string">
            <text:p>British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668</text:p>
          </table:table-cell>
          <table:table-cell office:value-type="string">
            <text:p>BIOTECNOLOGIA <text:s text:c="36"/></text:p>
          </table:table-cell>
          <table:table-cell office:value-type="string">
            <text:p>British Poultry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53</text:p>
          </table:table-cell>
          <table:table-cell office:value-type="string">
            <text:p>BIOTECNOLOGIA <text:s text:c="36"/></text:p>
          </table:table-cell>
          <table:table-cell office:value-type="string">
            <text:p>Bulletin of Entom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BIOTECNOLOGIA <text:s text:c="36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8861</text:p>
          </table:table-cell>
          <table:table-cell office:value-type="string">
            <text:p>BIOTECNOLOGIA <text:s text:c="36"/></text:p>
          </table:table-cell>
          <table:table-cell office:value-type="string">
            <text:p>Bulletin of Insec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8240</text:p>
          </table:table-cell>
          <table:table-cell office:value-type="string">
            <text:p>BIOTECNOLOGIA <text:s text:c="36"/></text:p>
          </table:table-cell>
          <table:table-cell office:value-type="string">
            <text:p>Bulletin of Mathematic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90</text:p>
          </table:table-cell>
          <table:table-cell office:value-type="string">
            <text:p>BIOTECNOLOGIA <text:s text:c="36"/></text:p>
          </table:table-cell>
          <table:table-cell office:value-type="string">
            <text:p>Bulletin of the American Museum of Natural Hist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93</text:p>
          </table:table-cell>
          <table:table-cell office:value-type="string">
            <text:p>BIOTECNOLOGIA <text:s text:c="36"/></text:p>
          </table:table-cell>
          <table:table-cell office:value-type="string">
            <text:p>Cadernos de Estudos Avanç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BIOTECNOLOGIA <text:s text:c="36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26</text:p>
          </table:table-cell>
          <table:table-cell office:value-type="string">
            <text:p>BIOTECNOLOGIA <text:s text:c="36"/></text:p>
          </table:table-cell>
          <table:table-cell office:value-type="string">
            <text:p>Canadian Journal of Botany (Print) (Cessou em 2007. Cont. ISSN 1916-2790 Botany (Ottawa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BIOTECNOLOGIA <text:s text:c="36"/></text:p>
          </table:table-cell>
          <table:table-cell office:value-type="string">
            <text:p>Canadian Journal of Microbi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BIOTECNOLOGIA <text:s text:c="36"/></text:p>
          </table:table-cell>
          <table:table-cell office:value-type="string">
            <text:p>Canadian Journal of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7541</text:p>
          </table:table-cell>
          <table:table-cell office:value-type="string">
            <text:p>BIOTECNOLOGIA <text:s text:c="36"/></text:p>
          </table:table-cell>
          <table:table-cell office:value-type="string">
            <text:p>Canadian Journal of Physiology and Pharmac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BIOTECNOLOGIA <text:s text:c="36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BIOTECNOLOGIA <text:s text:c="36"/></text:p>
          </table:table-cell>
          <table:table-cell office:value-type="string">
            <text:p>Cancer Chemotherap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9965</text:p>
          </table:table-cell>
          <table:table-cell office:value-type="string">
            <text:p>BIOTECNOLOGIA <text:s text:c="36"/></text:p>
          </table:table-cell>
          <table:table-cell office:value-type="string">
            <text:p>Cancer Epidemiology, Biomarkers &amp; Preven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BIOTECNOLOGIA <text:s text:c="36"/></text:p>
          </table:table-cell>
          <table:table-cell office:value-type="string">
            <text:p>Cancer Gene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BIOTECNOLOGIA <text:s text:c="36"/></text:p>
          </table:table-cell>
          <table:table-cell office:value-type="string">
            <text:p>Cancer Genetics and Cyto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BIOTECNOLOGIA <text:s text:c="36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BIOTECNOLOGIA <text:s text:c="36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BIOTECNOLOGIA <text:s text:c="36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BIOTECNOLOGIA <text:s text:c="36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BIOTECNOLOGIA <text:s text:c="36"/></text:p>
          </table:table-cell>
          <table:table-cell office:value-type="string">
            <text:p>Caryologia (Firenz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BIOTECNOLOGIA <text:s text:c="36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BIOTECNOLOGIA <text:s text:c="36"/></text:p>
          </table:table-cell>
          <table:table-cell office:value-type="string">
            <text:p>Catalysis Toda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BIOTECNOLOGIA <text:s text:c="36"/></text:p>
          </table:table-cell>
          <table:table-cell office:value-type="string">
            <text:p>Cell and Tissu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BIOTECNOLOGIA <text:s text:c="36"/></text:p>
          </table:table-cell>
          <table:table-cell office:value-type="string">
            <text:p>Cell Biochemistry and Fun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BIOTECNOLOGIA <text:s text:c="36"/></text:p>
          </table:table-cell>
          <table:table-cell office:value-type="string">
            <text:p>Cell Biology an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BIOTECNOLOGIA <text:s text:c="36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344X</text:p>
          </table:table-cell>
          <table:table-cell office:value-type="string">
            <text:p>BIOTECNOLOGIA <text:s text:c="36"/></text:p>
          </table:table-cell>
          <table:table-cell office:value-type="string">
            <text:p>Cell Preservation Technology (Cessou em 2008. Cont. ISSN 1947-5535 Biopreservation and Biobankin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0602</text:p>
          </table:table-cell>
          <table:table-cell office:value-type="string">
            <text:p>BIOTECNOLOGIA <text:s text:c="36"/></text:p>
          </table:table-cell>
          <table:table-cell office:value-type="string">
            <text:p>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8145</text:p>
          </table:table-cell>
          <table:table-cell office:value-type="string">
            <text:p>BIOTECNOLOGIA <text:s text:c="36"/></text:p>
          </table:table-cell>
          <table:table-cell office:value-type="string">
            <text:p>Cell Stress &amp; Chaperon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BIOTECNOLOGIA <text:s text:c="36"/></text:p>
          </table:table-cell>
          <table:table-cell office:value-type="string">
            <text:p>Cells Tissues Orga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BIOTECNOLOGIA <text:s text:c="36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BIOTECNOLOGIA <text:s text:c="36"/></text:p>
          </table:table-cell>
          <table:table-cell office:value-type="string">
            <text:p>Cellular and Molecular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BIOTECNOLOGIA <text:s text:c="36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0239</text:p>
          </table:table-cell>
          <table:table-cell office:value-type="string">
            <text:p>BIOTECNOLOGIA <text:s text:c="36"/></text:p>
          </table:table-cell>
          <table:table-cell office:value-type="string">
            <text:p>Cellulose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770</text:p>
          </table:table-cell>
          <table:table-cell office:value-type="string">
            <text:p>BIOTECNOLOGIA <text:s text:c="36"/></text:p>
          </table:table-cell>
          <table:table-cell office:value-type="string">
            <text:p>Cerebrovascular Diseases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9568</text:p>
          </table:table-cell>
          <table:table-cell office:value-type="string">
            <text:p>BIOTECNOLOGIA <text:s text:c="36"/></text:p>
          </table:table-cell>
          <table:table-cell office:value-type="string">
            <text:p>Chemical and Biochemical Engineering Quarter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BIOTECNOLOGIA <text:s text:c="36"/></text:p>
          </table:table-cell>
          <table:table-cell office:value-type="string">
            <text:p>Chemical and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BIOTECNOLOGIA <text:s text:c="36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BIOTECNOLOGIA <text:s text:c="36"/></text:p>
          </table:table-cell>
          <table:table-cell office:value-type="string">
            <text:p>Chemical Engineering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BIOTECNOLOGIA <text:s text:c="36"/></text:p>
          </table:table-cell>
          <table:table-cell office:value-type="string">
            <text:p>Chemic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BIOTECNOLOGIA <text:s text:c="36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BIOTECNOLOGIA <text:s text:c="36"/></text:p>
          </table:table-cell>
          <table:table-cell office:value-type="string">
            <text:p>Chemical Research i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352</text:p>
          </table:table-cell>
          <table:table-cell office:value-type="string">
            <text:p>BIOTECNOLOGIA <text:s text:c="36"/></text:p>
          </table:table-cell>
          <table:table-cell office:value-type="string">
            <text:p>Chemické Zvesti / Chemical Papers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BIOTECNOLOGIA <text:s text:c="36"/></text:p>
          </table:table-cell>
          <table:table-cell office:value-type="string">
            <text:p>Chemico-Biological Interac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BIOTECNOLOGIA <text:s text:c="36"/></text:p>
          </table:table-cell>
          <table:table-cell office:value-type="string">
            <text:p>Chemistry &amp; Biodivers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BIOTECNOLOGIA <text:s text:c="36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BIOTECNOLOGIA <text:s text:c="36"/></text:p>
          </table:table-cell>
          <table:table-cell office:value-type="string">
            <text:p>Chemistry of Natural Compou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7179</text:p>
          </table:table-cell>
          <table:table-cell office:value-type="string">
            <text:p>BIOTECNOLOGIA <text:s text:c="36"/></text:p>
          </table:table-cell>
          <table:table-cell office:value-type="string">
            <text:p>Chemmed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BIOTECNOLOGIA <text:s text:c="36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BIOTECNOLOGIA <text:s text:c="36"/></text:p>
          </table:table-cell>
          <table:table-cell office:value-type="string">
            <text:p>Chemospher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57</text:p>
          </table:table-cell>
          <table:table-cell office:value-type="string">
            <text:p>BIOTECNOLOGIA <text:s text:c="36"/></text:p>
          </table:table-cell>
          <table:table-cell office:value-type="string">
            <text:p>Chemotherap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BIOTECNOLOGIA <text:s text:c="36"/></text:p>
          </table:table-cell>
          <table:table-cell office:value-type="string">
            <text:p>Chirality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849</text:p>
          </table:table-cell>
          <table:table-cell office:value-type="string">
            <text:p>BIOTECNOLOGIA <text:s text:c="36"/></text:p>
          </table:table-cell>
          <table:table-cell office:value-type="string">
            <text:p>Chrom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BIOTECNOLOGIA <text:s text:c="36"/></text:p>
          </table:table-cell>
          <table:table-cell office:value-type="string">
            <text:p>Ciência Animal Brasileira (UF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BIOTECNOLOGIA <text:s text:c="36"/></text:p>
          </table:table-cell>
          <table:table-cell office:value-type="string">
            <text:p>Ciência e Agrotecnologia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BIOTECNOLOGIA <text:s text:c="36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BIOTECNOLOGIA <text:s text:c="36"/></text:p>
          </table:table-cell>
          <table:table-cell office:value-type="string">
            <text:p>Ciência e Saúde Cole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BIOTECNOLOGIA <text:s text:c="36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BIOTECNOLOGIA <text:s text:c="36"/></text:p>
          </table:table-cell>
          <table:table-cell office:value-type="string">
            <text:p>Ciência e Tecnologia de Alimento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BIOTECNOLOGIA <text:s text:c="36"/></text:p>
          </table:table-cell>
          <table:table-cell office:value-type="string">
            <text:p>Ciência Florest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BIOTECNOLOGIA <text:s text:c="36"/></text:p>
          </table:table-cell>
          <table:table-cell office:value-type="string">
            <text:p>Ciência Odontológ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BIOTECNOLOGIA <text:s text:c="36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26</text:p>
          </table:table-cell>
          <table:table-cell office:value-type="string">
            <text:p>BIOTECNOLOGIA <text:s text:c="36"/></text:p>
          </table:table-cell>
          <table:table-cell office:value-type="string">
            <text:p>Ciência Veterinária nos Tróp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BIOTECNOLOGIA <text:s text:c="36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954X</text:p>
          </table:table-cell>
          <table:table-cell office:value-type="string">
            <text:p>BIOTECNOLOGIA <text:s text:c="36"/></text:p>
          </table:table-cell>
          <table:table-cell office:value-type="string">
            <text:p>Clean Technologies and Environmental Polic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BIOTECNOLOGIA <text:s text:c="36"/></text:p>
          </table:table-cell>
          <table:table-cell office:value-type="string">
            <text:p>Climacteric (Carnfort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BIOTECNOLOGIA <text:s text:c="36"/></text:p>
          </table:table-cell>
          <table:table-cell office:value-type="string">
            <text:p>Clinica Chimica Act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BIOTECNOLOGIA <text:s text:c="36"/></text:p>
          </table:table-cell>
          <table:table-cell office:value-type="string">
            <text:p>Clínica Veteriná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522</text:p>
          </table:table-cell>
          <table:table-cell office:value-type="string">
            <text:p>BIOTECNOLOGIA <text:s text:c="36"/></text:p>
          </table:table-cell>
          <table:table-cell office:value-type="string">
            <text:p>Clinical &amp; Developmental Immu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BIOTECNOLOGIA <text:s text:c="36"/></text:p>
          </table:table-cell>
          <table:table-cell office:value-type="string">
            <text:p>Clinical &amp; Experimental Meta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12X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Diagnostic Laboratory Immunology (Cessou em 2005. Cont. ISSN 1556-6811 Clinical and Vaccine Immu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Experi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Vaccine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79X</text:p>
          </table:table-cell>
          <table:table-cell office:value-type="string">
            <text:p>BIOTECNOLOGIA <text:s text:c="36"/></text:p>
          </table:table-cell>
          <table:table-cell office:value-type="string">
            <text:p>Clinical and Vaccine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BIOTECNOLOGIA <text:s text:c="36"/></text:p>
          </table:table-cell>
          <table:table-cell office:value-type="string">
            <text:p>Clinical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BIOTECNOLOGIA <text:s text:c="36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BIOTECNOLOGIA <text:s text:c="36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BIOTECNOLOGIA <text:s text:c="36"/></text:p>
          </table:table-cell>
          <table:table-cell office:value-type="string">
            <text:p>Clinical Chemistry and Laborato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63</text:p>
          </table:table-cell>
          <table:table-cell office:value-type="string">
            <text:p>BIOTECNOLOGIA <text:s text:c="36"/></text:p>
          </table:table-cell>
          <table:table-cell office:value-type="string">
            <text:p>Clin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BIOTECNOLOGIA <text:s text:c="36"/></text:p>
          </table:table-cell>
          <table:table-cell office:value-type="string">
            <text:p>Clinical Immunology (Orlando, Fl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BIOTECNOLOGIA <text:s text:c="36"/></text:p>
          </table:table-cell>
          <table:table-cell office:value-type="string">
            <text:p>Clinical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9655</text:p>
          </table:table-cell>
          <table:table-cell office:value-type="string">
            <text:p>BIOTECNOLOGIA <text:s text:c="36"/></text:p>
          </table:table-cell>
          <table:table-cell office:value-type="string">
            <text:p>Clinical Lymphoma (Cessou em 2005. Cont. ISSN 1557-9190 Clinical lymphoma &amp; Myeloma e ISSN 1938-0712 Clinical lymphoma &amp; Myeloma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BIOTECNOLOGIA <text:s text:c="36"/></text:p>
          </table:table-cell>
          <table:table-cell office:value-type="string">
            <text:p>Clinical Microb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BIOTECNOLOGIA <text:s text:c="36"/></text:p>
          </table:table-cell>
          <table:table-cell office:value-type="string">
            <text:p>Clinical Nutrition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5467</text:p>
          </table:table-cell>
          <table:table-cell office:value-type="string">
            <text:p>BIOTECNOLOGIA <text:s text:c="36"/></text:p>
          </table:table-cell>
          <table:table-cell office:value-type="string">
            <text:p>Clinical Ophthalmology (Cessou em 2008. Cont. ISSN 1177-5483 Clinical Ophthalmology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61</text:p>
          </table:table-cell>
          <table:table-cell office:value-type="string">
            <text:p>BIOTECNOLOGIA <text:s text:c="36"/></text:p>
          </table:table-cell>
          <table:table-cell office:value-type="string">
            <text:p>Clinical Oral Implant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36</text:p>
          </table:table-cell>
          <table:table-cell office:value-type="string">
            <text:p>BIOTECNOLOGIA <text:s text:c="36"/></text:p>
          </table:table-cell>
          <table:table-cell office:value-type="string">
            <text:p>Clinical Pharmacology and Therapeu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BIOTECNOLOGIA <text:s text:c="36"/></text:p>
          </table:table-cell>
          <table:table-cell office:value-type="string">
            <text:p>Clinics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BIOTECNOLOGIA <text:s text:c="36"/></text:p>
          </table:table-cell>
          <table:table-cell office:value-type="string">
            <text:p>Cloning and Stem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BIOTECNOLOGIA <text:s text:c="36"/></text:p>
          </table:table-cell>
          <table:table-cell office:value-type="string">
            <text:p>Coleção Pesquisa em Educação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BIOTECNOLOGIA <text:s text:c="36"/></text:p>
          </table:table-cell>
          <table:table-cell office:value-type="string">
            <text:p>Colloid and Polym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BIOTECNOLOGIA <text:s text:c="36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BIOTECNOLOGIA <text:s text:c="36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2-0889</text:p>
          </table:table-cell>
          <table:table-cell office:value-type="string">
            <text:p>BIOTECNOLOGIA <text:s text:c="36"/></text:p>
          </table:table-cell>
          <table:table-cell office:value-type="string">
            <text:p>Communicative &amp; Integrative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BIOTECNOLOGIA <text:s text:c="36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BIOTECNOLOGIA <text:s text:c="36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BIOTECNOLOGIA <text:s text:c="36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BIOTECNOLOGIA <text:s text:c="36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7X</text:p>
          </table:table-cell>
          <table:table-cell office:value-type="string">
            <text:p>BIOTECNOLOGIA <text:s text:c="36"/></text:p>
          </table:table-cell>
          <table:table-cell office:value-type="string">
            <text:p>Comparative Biochemistry and Physiology. Part D, Genomics &amp;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BIOTECNOLOGIA <text:s text:c="36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074</text:p>
          </table:table-cell>
          <table:table-cell office:value-type="string">
            <text:p>BIOTECNOLOGIA <text:s text:c="36"/></text:p>
          </table:table-cell>
          <table:table-cell office:value-type="string">
            <text:p>Comprehensive MEDLINE/Ebsco CD-R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9271</text:p>
          </table:table-cell>
          <table:table-cell office:value-type="string">
            <text:p>BIOTECNOLOGIA <text:s text:c="36"/></text:p>
          </table:table-cell>
          <table:table-cell office:value-type="string">
            <text:p>Computational Biology and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680</text:p>
          </table:table-cell>
          <table:table-cell office:value-type="string">
            <text:p>BIOTECNOLOGIA <text:s text:c="36"/></text:p>
          </table:table-cell>
          <table:table-cell office:value-type="string">
            <text:p>Computer Optical Dis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BIOTECNOLOGIA <text:s text:c="36"/></text:p>
          </table:table-cell>
          <table:table-cell office:value-type="string">
            <text:p>Computer Physics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BIOTECNOLOGIA <text:s text:c="36"/></text:p>
          </table:table-cell>
          <table:table-cell office:value-type="string">
            <text:p>Computers &amp; Chem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8485</text:p>
          </table:table-cell>
          <table:table-cell office:value-type="string">
            <text:p>BIOTECNOLOGIA <text:s text:c="36"/></text:p>
          </table:table-cell>
          <table:table-cell office:value-type="string">
            <text:p>Computers &amp; Chemistry (Cessou em 2002. Cont. ISSN 1476-9271 Computational Biology and Chemistry (Print) e ISSN 1476-928X Computational Biology and Chemistry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825</text:p>
          </table:table-cell>
          <table:table-cell office:value-type="string">
            <text:p>BIOTECNOLOGIA <text:s text:c="36"/></text:p>
          </table:table-cell>
          <table:table-cell office:value-type="string">
            <text:p>Computers in Biology and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35</text:p>
          </table:table-cell>
          <table:table-cell office:value-type="string">
            <text:p>BIOTECNOLOGIA <text:s text:c="36"/></text:p>
          </table:table-cell>
          <table:table-cell office:value-type="string">
            <text:p>Comunicado Técnico (Embrapa Agroindústria Tropical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299</text:p>
          </table:table-cell>
          <table:table-cell office:value-type="string">
            <text:p>BIOTECNOLOGIA <text:s text:c="36"/></text:p>
          </table:table-cell>
          <table:table-cell office:value-type="string">
            <text:p>Congestive Heart Failure (Greenwich, Conn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BIOTECNOLOGIA <text:s text:c="36"/></text:p>
          </table:table-cell>
          <table:table-cell office:value-type="string">
            <text:p>Conservation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BIOTECNOLOGIA <text:s text:c="36"/></text:p>
          </table:table-cell>
          <table:table-cell office:value-type="string">
            <text:p>Conservation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BIOTECNOLOGIA <text:s text:c="36"/></text:p>
          </table:table-cell>
          <table:table-cell office:value-type="string">
            <text:p>Control Engineering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8511</text:p>
          </table:table-cell>
          <table:table-cell office:value-type="string">
            <text:p>BIOTECNOLOGIA <text:s text:c="36"/></text:p>
          </table:table-cell>
          <table:table-cell office:value-type="string">
            <text:p>Cope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8706</text:p>
          </table:table-cell>
          <table:table-cell office:value-type="string">
            <text:p>BIOTECNOLOGIA <text:s text:c="36"/></text:p>
          </table:table-cell>
          <table:table-cell office:value-type="string">
            <text:p>Corpoica Ciencia y Tecnologia Agropecu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BIOTECNOLOGIA <text:s text:c="36"/></text:p>
          </table:table-cell>
          <table:table-cell office:value-type="string">
            <text:p>Corros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BIOTECNOLOGIA <text:s text:c="36"/></text:p>
          </table:table-cell>
          <table:table-cell office:value-type="string">
            <text:p>Critical Care (London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8551</text:p>
          </table:table-cell>
          <table:table-cell office:value-type="string">
            <text:p>BIOTECNOLOGIA <text:s text:c="36"/></text:p>
          </table:table-cell>
          <table:table-cell office:value-type="string">
            <text:p>Critical Reviews in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428</text:p>
          </table:table-cell>
          <table:table-cell office:value-type="string">
            <text:p>BIOTECNOLOGIA <text:s text:c="36"/></text:p>
          </table:table-cell>
          <table:table-cell office:value-type="string">
            <text:p>Critical Reviews in Oncology/He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BIOTECNOLOGIA <text:s text:c="36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44</text:p>
          </table:table-cell>
          <table:table-cell office:value-type="string">
            <text:p>BIOTECNOLOGIA <text:s text:c="36"/></text:p>
          </table:table-cell>
          <table:table-cell office:value-type="string">
            <text:p>Cryo-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822</text:p>
          </table:table-cell>
          <table:table-cell office:value-type="string">
            <text:p>BIOTECNOLOGIA <text:s text:c="36"/></text:p>
          </table:table-cell>
          <table:table-cell office:value-type="string">
            <text:p>Current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BIOTECNOLOGIA <text:s text:c="36"/></text:p>
          </table:table-cell>
          <table:table-cell office:value-type="string">
            <text:p>Current Drug Targe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5232</text:p>
          </table:table-cell>
          <table:table-cell office:value-type="string">
            <text:p>BIOTECNOLOGIA <text:s text:c="36"/></text:p>
          </table:table-cell>
          <table:table-cell office:value-type="string">
            <text:p>Current Gene Thera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8083</text:p>
          </table:table-cell>
          <table:table-cell office:value-type="string">
            <text:p>BIOTECNOLOGIA <text:s text:c="36"/></text:p>
          </table:table-cell>
          <table:table-cell office:value-type="string">
            <text:p>Current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BIOTECNOLOGIA <text:s text:c="36"/></text:p>
          </table:table-cell>
          <table:table-cell office:value-type="string">
            <text:p>Current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BIOTECNOLOGIA <text:s text:c="36"/></text:p>
          </table:table-cell>
          <table:table-cell office:value-type="string">
            <text:p>Current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7375</text:p>
          </table:table-cell>
          <table:table-cell office:value-type="string">
            <text:p>BIOTECNOLOGIA <text:s text:c="36"/></text:p>
          </table:table-cell>
          <table:table-cell office:value-type="string">
            <text:p>Current Opinion in Infectious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8431</text:p>
          </table:table-cell>
          <table:table-cell office:value-type="string">
            <text:p>BIOTECNOLOGIA <text:s text:c="36"/></text:p>
          </table:table-cell>
          <table:table-cell office:value-type="string">
            <text:p>Current Opinion in Molecular Therapeutics (Cessou em 2007. Cont. ISSN 2040-3445 Current Opinion in Molecular Therapeut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46</text:p>
          </table:table-cell>
          <table:table-cell office:value-type="string">
            <text:p>BIOTECNOLOGIA <text:s text:c="36"/></text:p>
          </table:table-cell>
          <table:table-cell office:value-type="string">
            <text:p>Current Opinion in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728</text:p>
          </table:table-cell>
          <table:table-cell office:value-type="string">
            <text:p>BIOTECNOLOGIA <text:s text:c="36"/></text:p>
          </table:table-cell>
          <table:table-cell office:value-type="string">
            <text:p>Current Organ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BIOTECNOLOGIA <text:s text:c="36"/></text:p>
          </table:table-cell>
          <table:table-cell office:value-type="string">
            <text:p>Current Pharmaceutical Desig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BIOTECNOLOGIA <text:s text:c="36"/></text:p>
          </table:table-cell>
          <table:table-cell office:value-type="string">
            <text:p>Current Protein and Peptid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46</text:p>
          </table:table-cell>
          <table:table-cell office:value-type="string">
            <text:p>BIOTECNOLOGIA <text:s text:c="36"/></text:p>
          </table:table-cell>
          <table:table-cell office:value-type="string">
            <text:p>Current Prote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266</text:p>
          </table:table-cell>
          <table:table-cell office:value-type="string">
            <text:p>BIOTECNOLOGIA <text:s text:c="36"/></text:p>
          </table:table-cell>
          <table:table-cell office:value-type="string">
            <text:p>Current Topics in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8916</text:p>
          </table:table-cell>
          <table:table-cell office:value-type="string">
            <text:p>BIOTECNOLOGIA <text:s text:c="36"/></text:p>
          </table:table-cell>
          <table:table-cell office:value-type="string">
            <text:p>Current Trends in Biotechnology and Pharma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2737</text:p>
          </table:table-cell>
          <table:table-cell office:value-type="string">
            <text:p>BIOTECNOLOGIA <text:s text:c="36"/></text:p>
          </table:table-cell>
          <table:table-cell office:value-type="string">
            <text:p>Current Urology Report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BIOTECNOLOGIA <text:s text:c="36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BIOTECNOLOGIA <text:s text:c="36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22</text:p>
          </table:table-cell>
          <table:table-cell office:value-type="string">
            <text:p>BIOTECNOLOGIA <text:s text:c="36"/></text:p>
          </table:table-cell>
          <table:table-cell office:value-type="string">
            <text:p>Cytometry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069</text:p>
          </table:table-cell>
          <table:table-cell office:value-type="string">
            <text:p>BIOTECNOLOGIA <text:s text:c="36"/></text:p>
          </table:table-cell>
          <table:table-cell office:value-type="string">
            <text:p>Cytotechnology (Dordrech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BIOTECNOLOGIA <text:s text:c="36"/></text:p>
          </table:table-cell>
          <table:table-cell office:value-type="string">
            <text:p>Dental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647</text:p>
          </table:table-cell>
          <table:table-cell office:value-type="string">
            <text:p>BIOTECNOLOGIA <text:s text:c="36"/></text:p>
          </table:table-cell>
          <table:table-cell office:value-type="string">
            <text:p>Dentistry On-l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BIOTECNOLOGIA <text:s text:c="36"/></text:p>
          </table:table-cell>
          <table:table-cell office:value-type="string">
            <text:p>Dento-Maxillo-Facial Ra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BIOTECNOLOGIA <text:s text:c="36"/></text:p>
          </table:table-cell>
          <table:table-cell office:value-type="string">
            <text:p>Dermatolog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305X</text:p>
          </table:table-cell>
          <table:table-cell office:value-type="string">
            <text:p>BIOTECNOLOGIA <text:s text:c="36"/></text:p>
          </table:table-cell>
          <table:table-cell office:value-type="string">
            <text:p>Developmental and Compara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BIOTECNOLOGIA <text:s text:c="36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5992</text:p>
          </table:table-cell>
          <table:table-cell office:value-type="string">
            <text:p>BIOTECNOLOGIA <text:s text:c="36"/></text:p>
          </table:table-cell>
          <table:table-cell office:value-type="string">
            <text:p>Diabetes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BIOTECNOLOGIA <text:s text:c="36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02</text:p>
          </table:table-cell>
          <table:table-cell office:value-type="string">
            <text:p>BIOTECNOLOGIA <text:s text:c="36"/></text:p>
          </table:table-cell>
          <table:table-cell office:value-type="string">
            <text:p>Diabetes, Obesity and Metabolis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86X</text:p>
          </table:table-cell>
          <table:table-cell office:value-type="string">
            <text:p>BIOTECNOLOGIA <text:s text:c="36"/></text:p>
          </table:table-cell>
          <table:table-cell office:value-type="string">
            <text:p>Diabetologi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BIOTECNOLOGIA <text:s text:c="36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BIOTECNOLOGIA <text:s text:c="36"/></text:p>
          </table:table-cell>
          <table:table-cell office:value-type="string">
            <text:p>Diagnostic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97</text:p>
          </table:table-cell>
          <table:table-cell office:value-type="string">
            <text:p>BIOTECNOLOGIA <text:s text:c="36"/></text:p>
          </table:table-cell>
          <table:table-cell office:value-type="string">
            <text:p>Diálogos &amp; Ciência (FTC Feira de Santan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BIOTECNOLOGIA <text:s text:c="36"/></text:p>
          </table:table-cell>
          <table:table-cell office:value-type="string">
            <text:p>Diálogos &amp; Ciênc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BIOTECNOLOGIA <text:s text:c="36"/></text:p>
          </table:table-cell>
          <table:table-cell office:value-type="string">
            <text:p>Die Pharmazie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658</text:p>
          </table:table-cell>
          <table:table-cell office:value-type="string">
            <text:p>BIOTECNOLOGIA <text:s text:c="36"/></text:p>
          </table:table-cell>
          <table:table-cell office:value-type="string">
            <text:p>Digestive and Liver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BIOTECNOLOGIA <text:s text:c="36"/></text:p>
          </table:table-cell>
          <table:table-cell office:value-type="string">
            <text:p>Digestive Diseases an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BIOTECNOLOGIA <text:s text:c="36"/></text:p>
          </table:table-cell>
          <table:table-cell office:value-type="string">
            <text:p>Diseases of Aquatic Organis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BIOTECNOLOGIA <text:s text:c="36"/></text:p>
          </table:table-cell>
          <table:table-cell office:value-type="string">
            <text:p>Diseases of the Colon &amp; Rect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48</text:p>
          </table:table-cell>
          <table:table-cell office:value-type="string">
            <text:p>BIOTECNOLOGIA <text:s text:c="36"/></text:p>
          </table:table-cell>
          <table:table-cell office:value-type="string">
            <text:p>Diversa (Parnaí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864</text:p>
          </table:table-cell>
          <table:table-cell office:value-type="string">
            <text:p>BIOTECNOLOGIA <text:s text:c="36"/></text:p>
          </table:table-cell>
          <table:table-cell office:value-type="string">
            <text:p>DNA Repai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2838</text:p>
          </table:table-cell>
          <table:table-cell office:value-type="string">
            <text:p>BIOTECNOLOGIA <text:s text:c="36"/></text:p>
          </table:table-cell>
          <table:table-cell office:value-type="string">
            <text:p>DN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5179</text:p>
          </table:table-cell>
          <table:table-cell office:value-type="string">
            <text:p>BIOTECNOLOGIA <text:s text:c="36"/></text:p>
          </table:table-cell>
          <table:table-cell office:value-type="string">
            <text:p>DNA Sequ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15</text:p>
          </table:table-cell>
          <table:table-cell office:value-type="string">
            <text:p>BIOTECNOLOGIA <text:s text:c="36"/></text:p>
          </table:table-cell>
          <table:table-cell office:value-type="string">
            <text:p>Documentos - Embrapa Agroindústria Tropi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BIOTECNOLOGIA <text:s text:c="36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282</text:p>
          </table:table-cell>
          <table:table-cell office:value-type="string">
            <text:p>BIOTECNOLOGIA <text:s text:c="36"/></text:p>
          </table:table-cell>
          <table:table-cell office:value-type="string">
            <text:p>Drugs of the Fu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BIOTECNOLOGIA <text:s text:c="36"/></text:p>
          </table:table-cell>
          <table:table-cell office:value-type="string">
            <text:p>Drying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BIOTECNOLOGIA <text:s text:c="36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BIOTECNOLOGIA <text:s text:c="36"/></text:p>
          </table:table-cell>
          <table:table-cell office:value-type="string">
            <text:p>Dyes and Pig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BIOTECNOLOGIA <text:s text:c="36"/></text:p>
          </table:table-cell>
          <table:table-cell office:value-type="string">
            <text:p>Earth Interac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BIOTECNOLOGIA <text:s text:c="36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BIOTECNOLOGIA <text:s text:c="36"/></text:p>
          </table:table-cell>
          <table:table-cell office:value-type="string">
            <text:p>Economic Bota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BIOTECNOLOGIA <text:s text:c="36"/></text:p>
          </table:table-cell>
          <table:table-cell office:value-type="string">
            <text:p>Ecotoxicology and Environmental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BIOTECNOLOGIA <text:s text:c="36"/></text:p>
          </table:table-cell>
          <table:table-cell office:value-type="string">
            <text:p>ECS Transac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BIOTECNOLOGIA <text:s text:c="36"/></text:p>
          </table:table-cell>
          <table:table-cell office:value-type="string">
            <text:p>Einstein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BIOTECNOLOGIA <text:s text:c="36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BIOTECNOLOGIA <text:s text:c="36"/></text:p>
          </table:table-cell>
          <table:table-cell office:value-type="string">
            <text:p>Electrochi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BIOTECNOLOGIA <text:s text:c="36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BIOTECNOLOGIA <text:s text:c="36"/></text:p>
          </table:table-cell>
          <table:table-cell office:value-type="string">
            <text:p>Electronic Journal of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BIOTECNOLOGIA <text:s text:c="36"/></text:p>
          </table:table-cell>
          <table:table-cell office:value-type="string">
            <text:p>Electrophoresis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4189</text:p>
          </table:table-cell>
          <table:table-cell office:value-type="string">
            <text:p>BIOTECNOLOGIA <text:s text:c="36"/></text:p>
          </table:table-cell>
          <table:table-cell office:value-type="string">
            <text:p>EMBO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221X</text:p>
          </table:table-cell>
          <table:table-cell office:value-type="string">
            <text:p>BIOTECNOLOGIA <text:s text:c="36"/></text:p>
          </table:table-cell>
          <table:table-cell office:value-type="string">
            <text:p>EMBO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59</text:p>
          </table:table-cell>
          <table:table-cell office:value-type="string">
            <text:p>BIOTECNOLOGIA <text:s text:c="36"/></text:p>
          </table:table-cell>
          <table:table-cell office:value-type="string">
            <text:p>Emerging Infectious Disease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BIOTECNOLOGIA <text:s text:c="36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76</text:p>
          </table:table-cell>
          <table:table-cell office:value-type="string">
            <text:p>BIOTECNOLOGIA <text:s text:c="36"/></text:p>
          </table:table-cell>
          <table:table-cell office:value-type="string">
            <text:p>Engineering Applications of Artificial Intellig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0240</text:p>
          </table:table-cell>
          <table:table-cell office:value-type="string">
            <text:p>BIOTECNOLOGIA <text:s text:c="36"/></text:p>
          </table:table-cell>
          <table:table-cell office:value-type="string">
            <text:p>Engineering in Life Scien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BIOTECNOLOGIA <text:s text:c="36"/></text:p>
          </table:table-cell>
          <table:table-cell office:value-type="string">
            <text:p>Ensaios e Ciência (Campo Grand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572</text:p>
          </table:table-cell>
          <table:table-cell office:value-type="string">
            <text:p>BIOTECNOLOGIA <text:s text:c="36"/></text:p>
          </table:table-cell>
          <table:table-cell office:value-type="string">
            <text:p>EntomoBrasilis (Vassour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4120</text:p>
          </table:table-cell>
          <table:table-cell office:value-type="string">
            <text:p>BIOTECNOLOGIA <text:s text:c="36"/></text:p>
          </table:table-cell>
          <table:table-cell office:value-type="string">
            <text:p>Environment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and Experimental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5-7922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Biosafety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Engineering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22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Foren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Pollution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Pollution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Science &amp;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Toxicology an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BIOTECNOLOGIA <text:s text:c="36"/></text:p>
          </table:table-cell>
          <table:table-cell office:value-type="string">
            <text:p>Environmental Toxicology and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BIOTECNOLOGIA <text:s text:c="36"/></text:p>
          </table:table-cell>
          <table:table-cell office:value-type="string">
            <text:p>Enzyme and Microbial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74</text:p>
          </table:table-cell>
          <table:table-cell office:value-type="string">
            <text:p>BIOTECNOLOGIA <text:s text:c="36"/></text:p>
          </table:table-cell>
          <table:table-cell office:value-type="string">
            <text:p>Epidemiologia e Serviços de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BIOTECNOLOGIA <text:s text:c="36"/></text:p>
          </table:table-cell>
          <table:table-cell office:value-type="string">
            <text:p>Epidemiology and Infec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8274</text:p>
          </table:table-cell>
          <table:table-cell office:value-type="string">
            <text:p>BIOTECNOLOGIA <text:s text:c="36"/></text:p>
          </table:table-cell>
          <table:table-cell office:value-type="string">
            <text:p>Ernstia (Maraca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130</text:p>
          </table:table-cell>
          <table:table-cell office:value-type="string">
            <text:p>BIOTECNOLOGIA <text:s text:c="36"/></text:p>
          </table:table-cell>
          <table:table-cell office:value-type="string">
            <text:p>Espaço para a Saúd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3465</text:p>
          </table:table-cell>
          <table:table-cell office:value-type="string">
            <text:p>BIOTECNOLOGIA <text:s text:c="36"/></text:p>
          </table:table-cell>
          <table:table-cell office:value-type="string">
            <text:p>Ethnobotany Research and Appl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613</text:p>
          </table:table-cell>
          <table:table-cell office:value-type="string">
            <text:p>BIOTECNOLOGIA <text:s text:c="36"/></text:p>
          </table:table-cell>
          <table:table-cell office:value-type="string">
            <text:p>E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71</text:p>
          </table:table-cell>
          <table:table-cell office:value-type="string">
            <text:p>BIOTECNOLOGIA <text:s text:c="36"/></text:p>
          </table:table-cell>
          <table:table-cell office:value-type="string">
            <text:p>Eubios Journal of Asian and International Bioeth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BIOTECNOLOGIA <text:s text:c="36"/></text:p>
          </table:table-cell>
          <table:table-cell office:value-type="string">
            <text:p>Eukaryotic Cel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BIOTECNOLOGIA <text:s text:c="36"/></text:p>
          </table:table-cell>
          <table:table-cell office:value-type="string">
            <text:p>Euphytica (Wageninge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1334</text:p>
          </table:table-cell>
          <table:table-cell office:value-type="string">
            <text:p>BIOTECNOLOGIA <text:s text:c="36"/></text:p>
          </table:table-cell>
          <table:table-cell office:value-type="string">
            <text:p>European Archives of Psychiatry and Clinical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8491</text:p>
          </table:table-cell>
          <table:table-cell office:value-type="string">
            <text:p>BIOTECNOLOGIA <text:s text:c="36"/></text:p>
          </table:table-cell>
          <table:table-cell office:value-type="string">
            <text:p>European Archives of Psychiatry and Clinical Neuroscience (Interne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BIOTECNOLOGIA <text:s text:c="36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Clinic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Gynaecological On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1-760X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Hist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813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80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Medici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6X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Neur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873</text:p>
          </table:table-cell>
          <table:table-cell office:value-type="string">
            <text:p>BIOTECNOLOGIA <text:s text:c="36"/></text:p>
          </table:table-cell>
          <table:table-cell office:value-type="string">
            <text:p>European Journal of Plant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9338</text:p>
          </table:table-cell>
          <table:table-cell office:value-type="string">
            <text:p>BIOTECNOLOGIA <text:s text:c="36"/></text:p>
          </table:table-cell>
          <table:table-cell office:value-type="string">
            <text:p>European Psychiatr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BIOTECNOLOGIA <text:s text:c="36"/></text:p>
          </table:table-cell>
          <table:table-cell office:value-type="string">
            <text:p>Exacta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00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and Molecular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05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1-5565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Ger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Lu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2449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Parasit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BIOTECNOLOGIA <text:s text:c="36"/></text:p>
          </table:table-cell>
          <table:table-cell office:value-type="string">
            <text:p>Experimental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84</text:p>
          </table:table-cell>
          <table:table-cell office:value-type="string">
            <text:p>BIOTECNOLOGIA <text:s text:c="36"/></text:p>
          </table:table-cell>
          <table:table-cell office:value-type="string">
            <text:p>Expert Opinion on Investigational Drugs (Cessou em 199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7210</text:p>
          </table:table-cell>
          <table:table-cell office:value-type="string">
            <text:p>BIOTECNOLOGIA <text:s text:c="36"/></text:p>
          </table:table-cell>
          <table:table-cell office:value-type="string">
            <text:p>Expert Review of Anti-Infective Therap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BIOTECNOLOGIA <text:s text:c="36"/></text:p>
          </table:table-cell>
          <table:table-cell office:value-type="string">
            <text:p>FEB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BIOTECNOLOGIA <text:s text:c="36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BIOTECNOLOGIA <text:s text:c="36"/></text:p>
          </table:table-cell>
          <table:table-cell office:value-type="string">
            <text:p>FEMS Microbi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45</text:p>
          </table:table-cell>
          <table:table-cell office:value-type="string">
            <text:p>BIOTECNOLOGIA <text:s text:c="36"/></text:p>
          </table:table-cell>
          <table:table-cell office:value-type="string">
            <text:p>FEMS Microbiolog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96</text:p>
          </table:table-cell>
          <table:table-cell office:value-type="string">
            <text:p>BIOTECNOLOGIA <text:s text:c="36"/></text:p>
          </table:table-cell>
          <table:table-cell office:value-type="string">
            <text:p>FEMS Microbiology, E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BIOTECNOLOGIA <text:s text:c="36"/></text:p>
          </table:table-cell>
          <table:table-cell office:value-type="string">
            <text:p>FEMS Yeas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BIOTECNOLOGIA <text:s text:c="36"/></text:p>
          </table:table-cell>
          <table:table-cell office:value-type="string">
            <text:p>Fertility and Steril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BIOTECNOLOGIA <text:s text:c="36"/></text:p>
          </table:table-cell>
          <table:table-cell office:value-type="string">
            <text:p>Fetal Diagnosis and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BIOTECNOLOGIA <text:s text:c="36"/></text:p>
          </table:table-cell>
          <table:table-cell office:value-type="string">
            <text:p>Fish &amp; Shellfish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BIOTECNOLOGIA <text:s text:c="36"/></text:p>
          </table:table-cell>
          <table:table-cell office:value-type="string">
            <text:p>Fish Physiology an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BIOTECNOLOGIA <text:s text:c="36"/></text:p>
          </table:table-cell>
          <table:table-cell office:value-type="string">
            <text:p>Fitness &amp; Performance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BIOTECNOLOGIA <text:s text:c="36"/></text:p>
          </table:table-cell>
          <table:table-cell office:value-type="string">
            <text:p>Fitness &amp; Performance Journ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BIOTECNOLOGIA <text:s text:c="36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BIOTECNOLOGIA <text:s text:c="36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BIOTECNOLOGIA <text:s text:c="36"/></text:p>
          </table:table-cell>
          <table:table-cell office:value-type="string">
            <text:p>Flavour and Fragrance Jour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BIOTECNOLOGIA <text:s text:c="36"/></text:p>
          </table:table-cell>
          <table:table-cell office:value-type="string">
            <text:p>Florest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BIOTECNOLOGIA <text:s text:c="36"/></text:p>
          </table:table-cell>
          <table:table-cell office:value-type="string">
            <text:p>Floresta e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BIOTECNOLOGIA <text:s text:c="36"/></text:p>
          </table:table-cell>
          <table:table-cell office:value-type="string">
            <text:p>Folia Microbiologica (Pragu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BIOTECNOLOGIA <text:s text:c="36"/></text:p>
          </table:table-cell>
          <table:table-cell office:value-type="string">
            <text:p>Fono Atu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BIOTECNOLOGIA <text:s text:c="36"/></text:p>
          </table:table-cell>
          <table:table-cell office:value-type="string">
            <text:p>Food and Agricultural Immu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BIOTECNOLOGIA <text:s text:c="36"/></text:p>
          </table:table-cell>
          <table:table-cell office:value-type="string">
            <text:p>FOOD AND BIOPROCESS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BIOTECNOLOGIA <text:s text:c="36"/></text:p>
          </table:table-cell>
          <table:table-cell office:value-type="string">
            <text:p>Food and Chem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BIOTECNOLOGIA <text:s text:c="36"/></text:p>
          </table:table-cell>
          <table:table-cell office:value-type="string">
            <text:p>Foo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BIOTECNOLOGIA <text:s text:c="36"/></text:p>
          </table:table-cell>
          <table:table-cell office:value-type="string">
            <text:p>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BIOTECNOLOGIA <text:s text:c="36"/></text:p>
          </table:table-cell>
          <table:table-cell office:value-type="string">
            <text:p>Food Contro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BIOTECNOLOGIA <text:s text:c="36"/></text:p>
          </table:table-cell>
          <table:table-cell office:value-type="string">
            <text:p>Food Research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7708</text:p>
          </table:table-cell>
          <table:table-cell office:value-type="string">
            <text:p>BIOTECNOLOGIA <text:s text:c="36"/></text:p>
          </table:table-cell>
          <table:table-cell office:value-type="string">
            <text:p>Food Science and Biotechnology (Seo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BIOTECNOLOGIA <text:s text:c="36"/></text:p>
          </table:table-cell>
          <table:table-cell office:value-type="string">
            <text:p>Food Science and Technology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BIOTECNOLOGIA <text:s text:c="36"/></text:p>
          </table:table-cell>
          <table:table-cell office:value-type="string">
            <text:p>Food Technolog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BIOTECNOLOGIA <text:s text:c="36"/></text:p>
          </table:table-cell>
          <table:table-cell office:value-type="string">
            <text:p>Forensic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4973</text:p>
          </table:table-cell>
          <table:table-cell office:value-type="string">
            <text:p>BIOTECNOLOGIA <text:s text:c="36"/></text:p>
          </table:table-cell>
          <table:table-cell office:value-type="string">
            <text:p>Forensic Science International. Gene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028</text:p>
          </table:table-cell>
          <table:table-cell office:value-type="string">
            <text:p>BIOTECNOLOGIA <text:s text:c="36"/></text:p>
          </table:table-cell>
          <table:table-cell office:value-type="string">
            <text:p>Forests, Trees and Liveliho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BIOTECNOLOGIA <text:s text:c="36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BIOTECNOLOGIA <text:s text:c="36"/></text:p>
          </table:table-cell>
          <table:table-cell office:value-type="string">
            <text:p>Fresenius Environmental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BIOTECNOLOGIA <text:s text:c="36"/></text:p>
          </table:table-cell>
          <table:table-cell office:value-type="string">
            <text:p>Frontiers in Bi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BIOTECNOLOGIA <text:s text:c="36"/></text:p>
          </table:table-cell>
          <table:table-cell office:value-type="string">
            <text:p>Fruits (Paris. Imprim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BIOTECNOLOGIA <text:s text:c="36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BIOTECNOLOGIA <text:s text:c="36"/></text:p>
          </table:table-cell>
          <table:table-cell office:value-type="string">
            <text:p>Functional Ecosystems &amp; Communit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408</text:p>
          </table:table-cell>
          <table:table-cell office:value-type="string">
            <text:p>BIOTECNOLOGIA <text:s text:c="36"/></text:p>
          </table:table-cell>
          <table:table-cell office:value-type="string">
            <text:p>Functional Plant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472</text:p>
          </table:table-cell>
          <table:table-cell office:value-type="string">
            <text:p>BIOTECNOLOGIA <text:s text:c="36"/></text:p>
          </table:table-cell>
          <table:table-cell office:value-type="string">
            <text:p>Functional Plant Science &amp;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BIOTECNOLOGIA <text:s text:c="36"/></text:p>
          </table:table-cell>
          <table:table-cell office:value-type="string">
            <text:p>Fundamental &amp; Clinical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845</text:p>
          </table:table-cell>
          <table:table-cell office:value-type="string">
            <text:p>BIOTECNOLOGIA <text:s text:c="36"/></text:p>
          </table:table-cell>
          <table:table-cell office:value-type="string">
            <text:p>Fungal Genetics and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085</text:p>
          </table:table-cell>
          <table:table-cell office:value-type="string">
            <text:p>BIOTECNOLOGIA <text:s text:c="36"/></text:p>
          </table:table-cell>
          <table:table-cell office:value-type="string">
            <text:p>Gastroenterology (New York, N.Y. 194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BIOTECNOLOGIA <text:s text:c="36"/></text:p>
          </table:table-cell>
          <table:table-cell office:value-type="string">
            <text:p>Gazeta Medica da Bah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BIOTECNOLOGIA <text:s text:c="36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BIOTECNOLOGIA <text:s text:c="36"/></text:p>
          </table:table-cell>
          <table:table-cell office:value-type="string">
            <text:p>Gen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2257</text:p>
          </table:table-cell>
          <table:table-cell office:value-type="string">
            <text:p>BIOTECNOLOGIA <text:s text:c="36"/></text:p>
          </table:table-cell>
          <table:table-cell office:value-type="string">
            <text:p>Genes Chromosomes &amp; 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BIOTECNOLOGIA <text:s text:c="36"/></text:p>
          </table:table-cell>
          <table:table-cell office:value-type="string">
            <text:p>Genetic Resources and Crop Evolu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BIOTECNOLOGIA <text:s text:c="36"/></text:p>
          </table:table-cell>
          <table:table-cell office:value-type="string">
            <text:p>Genetica ('s-Gravenhag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BIOTECNOLOGIA <text:s text:c="36"/></text:p>
          </table:table-cell>
          <table:table-cell office:value-type="string">
            <text:p>Genetics (Austin, Tex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BIOTECNOLOGIA <text:s text:c="36"/></text:p>
          </table:table-cell>
          <table:table-cell office:value-type="string">
            <text:p>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BIOTECNOLOGIA <text:s text:c="36"/></text:p>
          </table:table-cell>
          <table:table-cell office:value-type="string">
            <text:p>Genetics and Molecula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BIOTECNOLOGIA <text:s text:c="36"/></text:p>
          </table:table-cell>
          <table:table-cell office:value-type="string">
            <text:p>Genome (Ottawa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BIOTECNOLOGIA <text:s text:c="36"/></text:p>
          </table:table-cell>
          <table:table-cell office:value-type="string">
            <text:p>Genome Biology (Cessou em 2005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051</text:p>
          </table:table-cell>
          <table:table-cell office:value-type="string">
            <text:p>BIOTECNOLOGIA <text:s text:c="36"/></text:p>
          </table:table-cell>
          <table:table-cell office:value-type="string">
            <text:p>Genom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4883</text:p>
          </table:table-cell>
          <table:table-cell office:value-type="string">
            <text:p>BIOTECNOLOGIA <text:s text:c="36"/></text:p>
          </table:table-cell>
          <table:table-cell office:value-type="string">
            <text:p>Genomic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7543</text:p>
          </table:table-cell>
          <table:table-cell office:value-type="string">
            <text:p>BIOTECNOLOGIA <text:s text:c="36"/></text:p>
          </table:table-cell>
          <table:table-cell office:value-type="string">
            <text:p>Genomics (San Diego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6658</text:p>
          </table:table-cell>
          <table:table-cell office:value-type="string">
            <text:p>BIOTECNOLOGIA <text:s text:c="36"/></text:p>
          </table:table-cell>
          <table:table-cell office:value-type="string">
            <text:p>Glycobiology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134</text:p>
          </table:table-cell>
          <table:table-cell office:value-type="string">
            <text:p>BIOTECNOLOGIA <text:s text:c="36"/></text:p>
          </table:table-cell>
          <table:table-cell office:value-type="string">
            <text:p>Grana (Stockhol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62</text:p>
          </table:table-cell>
          <table:table-cell office:value-type="string">
            <text:p>BIOTECNOLOGIA <text:s text:c="36"/></text:p>
          </table:table-cell>
          <table:table-cell office:value-type="string">
            <text:p>Green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BIOTECNOLOGIA <text:s text:c="36"/></text:p>
          </table:table-cell>
          <table:table-cell office:value-type="string">
            <text:p>Growth Hormone &amp; IGF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5123</text:p>
          </table:table-cell>
          <table:table-cell office:value-type="string">
            <text:p>BIOTECNOLOGIA <text:s text:c="36"/></text:p>
          </table:table-cell>
          <table:table-cell office:value-type="string">
            <text:p>Guoji Yanke Zazhi / International Journal of Ophthalm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5749</text:p>
          </table:table-cell>
          <table:table-cell office:value-type="string">
            <text:p>BIOTECNOLOGIA <text:s text:c="36"/></text:p>
          </table:table-cell>
          <table:table-cell office:value-type="string">
            <text:p>Gut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BIOTECNOLOGIA <text:s text:c="36"/></text:p>
          </table:table-cell>
          <table:table-cell office:value-type="string">
            <text:p>Gynecologic and Obstetric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078</text:p>
          </table:table-cell>
          <table:table-cell office:value-type="string">
            <text:p>BIOTECNOLOGIA <text:s text:c="36"/></text:p>
          </table:table-cell>
          <table:table-cell office:value-type="string">
            <text:p>Haematologica (Rom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8216</text:p>
          </table:table-cell>
          <table:table-cell office:value-type="string">
            <text:p>BIOTECNOLOGIA <text:s text:c="36"/></text:p>
          </table:table-cell>
          <table:table-cell office:value-type="string">
            <text:p>Haemophilia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BIOTECNOLOGIA <text:s text:c="36"/></text:p>
          </table:table-cell>
          <table:table-cell office:value-type="string">
            <text:p>Head &amp; Neck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389</text:p>
          </table:table-cell>
          <table:table-cell office:value-type="string">
            <text:p>BIOTECNOLOGIA <text:s text:c="36"/></text:p>
          </table:table-cell>
          <table:table-cell office:value-type="string">
            <text:p>Helicobacter (Cambridge, Mass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BIOTECNOLOGIA <text:s text:c="36"/></text:p>
          </table:table-cell>
          <table:table-cell office:value-type="string">
            <text:p>Helvetica Chi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139</text:p>
          </table:table-cell>
          <table:table-cell office:value-type="string">
            <text:p>BIOTECNOLOGIA <text:s text:c="36"/></text:p>
          </table:table-cell>
          <table:table-cell office:value-type="string">
            <text:p>Hepat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BIOTECNOLOGIA <text:s text:c="36"/></text:p>
          </table:table-cell>
          <table:table-cell office:value-type="string">
            <text:p>Hereditas (Lund) (Cessou em 2004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831</text:p>
          </table:table-cell>
          <table:table-cell office:value-type="string">
            <text:p>BIOTECNOLOGIA <text:s text:c="36"/></text:p>
          </table:table-cell>
          <table:table-cell office:value-type="string">
            <text:p>Herpetologica (Austin, TX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130</text:p>
          </table:table-cell>
          <table:table-cell office:value-type="string">
            <text:p>BIOTECNOLOGIA <text:s text:c="36"/></text:p>
          </table:table-cell>
          <table:table-cell office:value-type="string">
            <text:p>Herpetological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BIOTECNOLOGIA <text:s text:c="36"/></text:p>
          </table:table-cell>
          <table:table-cell office:value-type="string">
            <text:p>Hífen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BIOTECNOLOGIA <text:s text:c="36"/></text:p>
          </table:table-cell>
          <table:table-cell office:value-type="string">
            <text:p>Higiene Alimen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0-8888</text:p>
          </table:table-cell>
          <table:table-cell office:value-type="string">
            <text:p>BIOTECNOLOGIA <text:s text:c="36"/></text:p>
          </table:table-cell>
          <table:table-cell office:value-type="string">
            <text:p>Histoire des Sciences Médicales (Colomb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BIOTECNOLOGIA <text:s text:c="36"/></text:p>
          </table:table-cell>
          <table:table-cell office:value-type="string">
            <text:p>Histopath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BIOTECNOLOGIA <text:s text:c="36"/></text:p>
          </table:table-cell>
          <table:table-cell office:value-type="string">
            <text:p>Hoehne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830</text:p>
          </table:table-cell>
          <table:table-cell office:value-type="string">
            <text:p>BIOTECNOLOGIA <text:s text:c="36"/></text:p>
          </table:table-cell>
          <table:table-cell office:value-type="string">
            <text:p>Holzforschung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BIOTECNOLOGIA <text:s text:c="36"/></text:p>
          </table:table-cell>
          <table:table-cell office:value-type="string">
            <text:p>Horticultur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BIOTECNOLOGIA <text:s text:c="36"/></text:p>
          </table:table-cell>
          <table:table-cell office:value-type="string">
            <text:p>Human &amp; Experimental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143</text:p>
          </table:table-cell>
          <table:table-cell office:value-type="string">
            <text:p>BIOTECNOLOGIA <text:s text:c="36"/></text:p>
          </table:table-cell>
          <table:table-cell office:value-type="string">
            <text:p>Human 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273</text:p>
          </table:table-cell>
          <table:table-cell office:value-type="string">
            <text:p>BIOTECNOLOGIA <text:s text:c="36"/></text:p>
          </table:table-cell>
          <table:table-cell office:value-type="string">
            <text:p>Human Fertility (Cambridg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717</text:p>
          </table:table-cell>
          <table:table-cell office:value-type="string">
            <text:p>BIOTECNOLOGIA <text:s text:c="36"/></text:p>
          </table:table-cell>
          <table:table-cell office:value-type="string">
            <text:p>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BIOTECNOLOGIA <text:s text:c="36"/></text:p>
          </table:table-cell>
          <table:table-cell office:value-type="string">
            <text:p>Human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7794</text:p>
          </table:table-cell>
          <table:table-cell office:value-type="string">
            <text:p>BIOTECNOLOGIA <text:s text:c="36"/></text:p>
          </table:table-cell>
          <table:table-cell office:value-type="string">
            <text:p>Human M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BIOTECNOLOGIA <text:s text:c="36"/></text:p>
          </table:table-cell>
          <table:table-cell office:value-type="string">
            <text:p>Human Reproduction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BIOTECNOLOGIA <text:s text:c="36"/></text:p>
          </table:table-cell>
          <table:table-cell office:value-type="string">
            <text:p>Hybridoma (Larchmont.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57X</text:p>
          </table:table-cell>
          <table:table-cell office:value-type="string">
            <text:p>BIOTECNOLOGIA <text:s text:c="36"/></text:p>
          </table:table-cell>
          <table:table-cell office:value-type="string">
            <text:p>Hybridoma (New York) (Cessou em 2001. Cont. 1554-0014 Hybridoma [Larchmont]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BIOTECNOLOGIA <text:s text:c="36"/></text:p>
          </table:table-cell>
          <table:table-cell office:value-type="string">
            <text:p>Hydrometallurgy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BIOTECNOLOGIA <text:s text:c="36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98X</text:p>
          </table:table-cell>
          <table:table-cell office:value-type="string">
            <text:p>BIOTECNOLOGIA <text:s text:c="36"/></text:p>
          </table:table-cell>
          <table:table-cell office:value-type="string">
            <text:p>IEEE Geoscience and Remote Sensing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908</text:p>
          </table:table-cell>
          <table:table-cell office:value-type="string">
            <text:p>BIOTECNOLOGIA <text:s text:c="36"/></text:p>
          </table:table-cell>
          <table:table-cell office:value-type="string">
            <text:p>IEEE Signal Processing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BIOTECNOLOGIA <text:s text:c="36"/></text:p>
          </table:table-cell>
          <table:table-cell office:value-type="string">
            <text:p>Iheringia. Séri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BIOTECNOLOGIA <text:s text:c="36"/></text:p>
          </table:table-cell>
          <table:table-cell office:value-type="string">
            <text:p>Iheringia. Série Zo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BIOTECNOLOGIA <text:s text:c="36"/></text:p>
          </table:table-cell>
          <table:table-cell office:value-type="string">
            <text:p>Image and Vision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2985</text:p>
          </table:table-cell>
          <table:table-cell office:value-type="string">
            <text:p>BIOTECNOLOGIA <text:s text:c="36"/></text:p>
          </table:table-cell>
          <table:table-cell office:value-type="string">
            <text:p>Immunobiology (Jena. 197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7711</text:p>
          </table:table-cell>
          <table:table-cell office:value-type="string">
            <text:p>BIOTECNOLOGIA <text:s text:c="36"/></text:p>
          </table:table-cell>
          <table:table-cell office:value-type="string">
            <text:p>Immunogenetics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BIOTECNOLOGIA <text:s text:c="36"/></text:p>
          </table:table-cell>
          <table:table-cell office:value-type="string">
            <text:p>Immun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8-9641</text:p>
          </table:table-cell>
          <table:table-cell office:value-type="string">
            <text:p>BIOTECNOLOGIA <text:s text:c="36"/></text:p>
          </table:table-cell>
          <table:table-cell office:value-type="string">
            <text:p>Immunology and Cel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BIOTECNOLOGIA <text:s text:c="36"/></text:p>
          </table:table-cell>
          <table:table-cell office:value-type="string">
            <text:p>Immunopharmacology and Immunotoxi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BIOTECNOLOGIA <text:s text:c="36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5849</text:p>
          </table:table-cell>
          <table:table-cell office:value-type="string">
            <text:p>BIOTECNOLOGIA <text:s text:c="36"/></text:p>
          </table:table-cell>
          <table:table-cell office:value-type="string">
            <text:p>Indian Journal of Bi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BIOTECNOLOGIA <text:s text:c="36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7194</text:p>
          </table:table-cell>
          <table:table-cell office:value-type="string">
            <text:p>BIOTECNOLOGIA <text:s text:c="36"/></text:p>
          </table:table-cell>
          <table:table-cell office:value-type="string">
            <text:p>Industrial Bioprocess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BIOTECNOLOGIA <text:s text:c="36"/></text:p>
          </table:table-cell>
          <table:table-cell office:value-type="string">
            <text:p>Industrial Crops and Produ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BIOTECNOLOGIA <text:s text:c="36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BIOTECNOLOGIA <text:s text:c="36"/></text:p>
          </table:table-cell>
          <table:table-cell office:value-type="string">
            <text:p>Infection and Immun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23X</text:p>
          </table:table-cell>
          <table:table-cell office:value-type="string">
            <text:p>BIOTECNOLOGIA <text:s text:c="36"/></text:p>
          </table:table-cell>
          <table:table-cell office:value-type="string">
            <text:p>Infection Control and Hospit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48</text:p>
          </table:table-cell>
          <table:table-cell office:value-type="string">
            <text:p>BIOTECNOLOGIA <text:s text:c="36"/></text:p>
          </table:table-cell>
          <table:table-cell office:value-type="string">
            <text:p>Infection, Genetics and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9378</text:p>
          </table:table-cell>
          <table:table-cell office:value-type="string">
            <text:p>BIOTECNOLOGIA <text:s text:c="36"/></text:p>
          </table:table-cell>
          <table:table-cell office:value-type="string">
            <text:p>Infectious Agents and Canc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997</text:p>
          </table:table-cell>
          <table:table-cell office:value-type="string">
            <text:p>BIOTECNOLOGIA <text:s text:c="36"/></text:p>
          </table:table-cell>
          <table:table-cell office:value-type="string">
            <text:p>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3830</text:p>
          </table:table-cell>
          <table:table-cell office:value-type="string">
            <text:p>BIOTECNOLOGIA <text:s text:c="36"/></text:p>
          </table:table-cell>
          <table:table-cell office:value-type="string">
            <text:p>Inflammation Research (Printed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BIOTECNOLOGIA <text:s text:c="36"/></text:p>
          </table:table-cell>
          <table:table-cell office:value-type="string">
            <text:p>Inflammopharmacology (Dordrecht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BIOTECNOLOGIA <text:s text:c="36"/></text:p>
          </table:table-cell>
          <table:table-cell office:value-type="string">
            <text:p>Información Tecnológica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673</text:p>
          </table:table-cell>
          <table:table-cell office:value-type="string">
            <text:p>BIOTECNOLOGIA <text:s text:c="36"/></text:p>
          </table:table-cell>
          <table:table-cell office:value-type="string">
            <text:p>Informe Epidemiologico do SUS (Cessou em 2002. Cont. ISSN 1679-4974 Epidemiologia e Serviços de Saú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4930</text:p>
          </table:table-cell>
          <table:table-cell office:value-type="string">
            <text:p>BIOTECNOLOGIA <text:s text:c="36"/></text:p>
          </table:table-cell>
          <table:table-cell office:value-type="string">
            <text:p>Ingeniería Química (Montevid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BIOTECNOLOGIA <text:s text:c="36"/></text:p>
          </table:table-cell>
          <table:table-cell office:value-type="string">
            <text:p>In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BIOTECNOLOGIA <text:s text:c="36"/></text:p>
          </table:table-cell>
          <table:table-cell office:value-type="string">
            <text:p>Inorganic Chemistry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BIOTECNOLOGIA <text:s text:c="36"/></text:p>
          </table:table-cell>
          <table:table-cell office:value-type="string">
            <text:p>Inorganica Chimica Act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BIOTECNOLOGIA <text:s text:c="36"/></text:p>
          </table:table-cell>
          <table:table-cell office:value-type="string">
            <text:p>Insect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BIOTECNOLOGIA <text:s text:c="36"/></text:p>
          </table:table-cell>
          <table:table-cell office:value-type="string">
            <text:p>Insect Molecular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BIOTECNOLOGIA <text:s text:c="36"/></text:p>
          </table:table-cell>
          <table:table-cell office:value-type="string">
            <text:p>Inteligência Empresari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BIOTECNOLOGIA <text:s text:c="36"/></text:p>
          </table:table-cell>
          <table:table-cell office:value-type="string">
            <text:p>Interaçõe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BIOTECNOLOGIA <text:s text:c="36"/></text:p>
          </table:table-cell>
          <table:table-cell office:value-type="string">
            <text:p>Interciencia (Carac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BIOTECNOLOGIA <text:s text:c="36"/></text:p>
          </table:table-cell>
          <table:table-cell office:value-type="string">
            <text:p>Interfaces Brasil/Canadá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59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Angi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Braz J Uro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3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Communications in Heat and Mass Transf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653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Dental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Endodontic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178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Immunopharma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31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for Vitamin and Nutritio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9-2288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Biolog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1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Botan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Cance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Card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658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Chemical Reactor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Epidem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Foo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364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gastrointestinal cancer (Cessou em 2006. Cont. ISSN 1941-6628 Journal of gastrointestinal cance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71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He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8-586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Hybrid Intelligent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Impot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827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Legal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Molecular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5370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Plant Gen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Plant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Pri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Quantum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3002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Radiation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4622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Sports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6709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BIOTECNOLOGIA <text:s text:c="36"/></text:p>
          </table:table-cell>
          <table:table-cell office:value-type="string">
            <text:p>International Urology and Nephr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BIOTECNOLOGIA <text:s text:c="36"/></text:p>
          </table:table-cell>
          <table:table-cell office:value-type="string">
            <text:p>InterScience Pla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BIOTECNOLOGIA <text:s text:c="36"/></text:p>
          </table:table-cell>
          <table:table-cell office:value-type="string">
            <text:p>Intervi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8306</text:p>
          </table:table-cell>
          <table:table-cell office:value-type="string">
            <text:p>BIOTECNOLOGIA <text:s text:c="36"/></text:p>
          </table:table-cell>
          <table:table-cell office:value-type="string">
            <text:p>Invertebrate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BIOTECNOLOGIA <text:s text:c="36"/></text:p>
          </table:table-cell>
          <table:table-cell office:value-type="string">
            <text:p>Investigação (Fr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BIOTECNOLOGIA <text:s text:c="36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BIOTECNOLOGIA <text:s text:c="36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BIOTECNOLOGIA <text:s text:c="36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0-3341</text:p>
          </table:table-cell>
          <table:table-cell office:value-type="string">
            <text:p>BIOTECNOLOGIA <text:s text:c="36"/></text:p>
          </table:table-cell>
          <table:table-cell office:value-type="string">
            <text:p>Iz Istorii Sibiri (Krasnoârs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BIOTECNOLOGIA <text:s text:c="36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BIOTECNOLOGIA <text:s text:c="36"/></text:p>
          </table:table-cell>
          <table:table-cell office:value-type="string">
            <text:p>JAT. Journal of Applied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BIOTECNOLOGIA <text:s text:c="36"/></text:p>
          </table:table-cell>
          <table:table-cell office:value-type="string">
            <text:p>JBF. Jornal Brasileiro de Fitotera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8257</text:p>
          </table:table-cell>
          <table:table-cell office:value-type="string">
            <text:p>BIOTECNOLOGIA <text:s text:c="36"/></text:p>
          </table:table-cell>
          <table:table-cell office:value-type="string">
            <text:p>JBIC. Journal of Biological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BIOTECNOLOGIA <text:s text:c="36"/></text:p>
          </table:table-cell>
          <table:table-cell office:value-type="string">
            <text:p>JBT. Jornal Brasileiro de Transplan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BIOTECNOLOGIA <text:s text:c="36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0168</text:p>
          </table:table-cell>
          <table:table-cell office:value-type="string">
            <text:p>BIOTECNOLOGIA <text:s text:c="36"/></text:p>
          </table:table-cell>
          <table:table-cell office:value-type="string">
            <text:p>JEADV. Journal of the European Academy of Dermatology and Venereology. Suppl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525</text:p>
          </table:table-cell>
          <table:table-cell office:value-type="string">
            <text:p>BIOTECNOLOGIA <text:s text:c="36"/></text:p>
          </table:table-cell>
          <table:table-cell office:value-type="string">
            <text:p>Jirau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Medic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Nef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74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Patologia e Medicina Laboratori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Pneu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BIOTECNOLOGIA <text:s text:c="36"/></text:p>
          </table:table-cell>
          <table:table-cell office:value-type="string">
            <text:p>Jornal Brasileiro de Pneum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312</text:p>
          </table:table-cell>
          <table:table-cell office:value-type="string">
            <text:p>BIOTECNOLOGIA <text:s text:c="36"/></text:p>
          </table:table-cell>
          <table:table-cell office:value-type="string">
            <text:p>Jornal da LIRN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BIOTECNOLOGIA <text:s text:c="36"/></text:p>
          </table:table-cell>
          <table:table-cell office:value-type="string">
            <text:p>Jornal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82</text:p>
          </table:table-cell>
          <table:table-cell office:value-type="string">
            <text:p>BIOTECNOLOGIA <text:s text:c="36"/></text:p>
          </table:table-cell>
          <table:table-cell office:value-type="string">
            <text:p>Jornal de Pediatr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BIOTECNOLOGIA <text:s text:c="36"/></text:p>
          </table:table-cell>
          <table:table-cell office:value-type="string">
            <text:p>Jornal Vascular Brasileir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4135</text:p>
          </table:table-cell>
          <table:table-cell office:value-type="string">
            <text:p>BIOTECNOLOGIA <text:s text:c="36"/></text:p>
          </table:table-cell>
          <table:table-cell office:value-type="string">
            <text:p>Journal of Acquired Immune Deficiency Syndromes (199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8652</text:p>
          </table:table-cell>
          <table:table-cell office:value-type="string">
            <text:p>BIOTECNOLOGIA <text:s text:c="36"/></text:p>
          </table:table-cell>
          <table:table-cell office:value-type="string">
            <text:p>Journal of Aging and Physical Activ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BIOTECNOLOGIA <text:s text:c="36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BIOTECNOLOGIA <text:s text:c="36"/></text:p>
          </table:table-cell>
          <table:table-cell office:value-type="string">
            <text:p>Journal of Antibiotics (Tokyo.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091</text:p>
          </table:table-cell>
          <table:table-cell office:value-type="string">
            <text:p>BIOTECNOLOGIA <text:s text:c="36"/></text:p>
          </table:table-cell>
          <table:table-cell office:value-type="string">
            <text:p>Journal of Antimicrobial Chemotherap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BIOTECNOLOGIA <text:s text:c="36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Entomology (198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983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Ge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Micro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Or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65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Or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Phy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Polymer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BIOTECNOLOGIA <text:s text:c="36"/></text:p>
          </table:table-cell>
          <table:table-cell office:value-type="string">
            <text:p>Journal of Applied Statis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1963</text:p>
          </table:table-cell>
          <table:table-cell office:value-type="string">
            <text:p>BIOTECNOLOGIA <text:s text:c="36"/></text:p>
          </table:table-cell>
          <table:table-cell office:value-type="string">
            <text:p>Journal of Arid Environ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BIOTECNOLOGIA <text:s text:c="36"/></text:p>
          </table:table-cell>
          <table:table-cell office:value-type="string">
            <text:p>Journal of Bacter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BIOTECNOLOGIA <text:s text:c="36"/></text:p>
          </table:table-cell>
          <table:table-cell office:value-type="string">
            <text:p>Journal of Basic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2X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chemical and Biophys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670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chemical and Molecular Toxi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687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chemistry and Molecular Biology (Cessou em 2007. Cont. ISSN 1976-6696 BMB Reports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energetics and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logical Chemistr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0606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logical Phys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logical Sciences (Faisalaba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medical Op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738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molecular NM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BIOTECNOLOGIA <text:s text:c="36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0431</text:p>
          </table:table-cell>
          <table:table-cell office:value-type="string">
            <text:p>BIOTECNOLOGIA <text:s text:c="36"/></text:p>
          </table:table-cell>
          <table:table-cell office:value-type="string">
            <text:p>Journal of Bone and Mine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33</text:p>
          </table:table-cell>
          <table:table-cell office:value-type="string">
            <text:p>BIOTECNOLOGIA <text:s text:c="36"/></text:p>
          </table:table-cell>
          <table:table-cell office:value-type="string">
            <text:p>Journal of Cel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ellular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BIOTECNOLOGIA <text:s text:c="36"/></text:p>
          </table:table-cell>
          <table:table-cell office:value-type="string">
            <text:p>Journal of Cellular Phys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134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&amp; Engineering Dat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54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Crystallogra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0618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Neuroanat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413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ical Technology and Biotechnology. Chemical Technology (Cessou em 1985. Fundiu-se com ISSN 0264-3421 Journal of Chemical Technology and Biotechnology. Biotechn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009X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emotherap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738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ild Neurology (Cessou em 200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hromatography.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6950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Densito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914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013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Laboratory Analysi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Periodon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608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Rhe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linical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BIOTECNOLOGIA <text:s text:c="36"/></text:p>
          </table:table-cell>
          <table:table-cell office:value-type="string">
            <text:p>Journal of Comparative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2130</text:p>
          </table:table-cell>
          <table:table-cell office:value-type="string">
            <text:p>BIOTECNOLOGIA <text:s text:c="36"/></text:p>
          </table:table-cell>
          <table:table-cell office:value-type="string">
            <text:p>Journal of Cosmetic Dermat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372</text:p>
          </table:table-cell>
          <table:table-cell office:value-type="string">
            <text:p>BIOTECNOLOGIA <text:s text:c="36"/></text:p>
          </table:table-cell>
          <table:table-cell office:value-type="string">
            <text:p>Journal of Crustacean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BIOTECNOLOGIA <text:s text:c="36"/></text:p>
          </table:table-cell>
          <table:table-cell office:value-type="string">
            <text:p>Journal of Cutaneous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1811</text:p>
          </table:table-cell>
          <table:table-cell office:value-type="string">
            <text:p>BIOTECNOLOGIA <text:s text:c="36"/></text:p>
          </table:table-cell>
          <table:table-cell office:value-type="string">
            <text:p>Journal of Dermatological Scienc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BIOTECNOLOGIA <text:s text:c="36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048</text:p>
          </table:table-cell>
          <table:table-cell office:value-type="string">
            <text:p>BIOTECNOLOGIA <text:s text:c="36"/></text:p>
          </table:table-cell>
          <table:table-cell office:value-type="string">
            <text:p>Journal of Electron Spectroscopy and Related Phenomen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399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vironmental Monito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74</text:p>
          </table:table-cell>
          <table:table-cell office:value-type="string">
            <text:p>BIOTECNOLOGIA <text:s text:c="36"/></text:p>
          </table:table-cell>
          <table:table-cell office:value-type="string">
            <text:p>Journal of Enzyme Inhibition and Medicinal Chemist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649</text:p>
          </table:table-cell>
          <table:table-cell office:value-type="string">
            <text:p>BIOTECNOLOGIA <text:s text:c="36"/></text:p>
          </table:table-cell>
          <table:table-cell office:value-type="string">
            <text:p>Journal of Epilepsy and Clinical Neurophys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BIOTECNOLOGIA <text:s text:c="36"/></text:p>
          </table:table-cell>
          <table:table-cell office:value-type="string">
            <text:p>Journal of Essential Oil-Bearing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BIOTECNOLOGIA <text:s text:c="36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9-0771</text:p>
          </table:table-cell>
          <table:table-cell office:value-type="string">
            <text:p>BIOTECNOLOGIA <text:s text:c="36"/></text:p>
          </table:table-cell>
          <table:table-cell office:value-type="string">
            <text:p>Journal of E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078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&amp; Clinical Cancer Research (Testo stampato) (Cessou em 2007. Cont. ISSN 1756-9966 Journal of Experimental &amp; Clinical Cancer Research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49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Botan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117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Therapeutics &amp; On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8969</text:p>
          </table:table-cell>
          <table:table-cell office:value-type="string">
            <text:p>BIOTECNOLOGIA <text:s text:c="36"/></text:p>
          </table:table-cell>
          <table:table-cell office:value-type="string">
            <text:p>Journal of Experimental Zoology. Part A, Comparative Experimental Biology (Cessou em 2006. Cont. ISSN 1932-5223 Journal of Experimental Zoology. Part A, Ecological Genetics and Physiolog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BIOTECNOLOGIA <text:s text:c="36"/></text:p>
          </table:table-cell>
          <table:table-cell office:value-type="string">
            <text:p>Journal of Fish 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7258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Lip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Process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Qua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o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BIOTECNOLOGIA <text:s text:c="36"/></text:p>
          </table:table-cell>
          <table:table-cell office:value-type="string">
            <text:p>Journal of Forensic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260</text:p>
          </table:table-cell>
          <table:table-cell office:value-type="string">
            <text:p>BIOTECNOLOGIA <text:s text:c="36"/></text:p>
          </table:table-cell>
          <table:table-cell office:value-type="string">
            <text:p>Journal of General and Applied Mic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BIOTECNOLOGIA <text:s text:c="36"/></text:p>
          </table:table-cell>
          <table:table-cell office:value-type="string">
            <text:p>Journal of Gener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33</text:p>
          </table:table-cell>
          <table:table-cell office:value-type="string">
            <text:p>BIOTECNOLOGIA <text:s text:c="36"/></text:p>
          </table:table-cell>
          <table:table-cell office:value-type="string">
            <text:p>Journal of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BIOTECNOLOGIA <text:s text:c="36"/></text:p>
          </table:table-cell>
          <table:table-cell office:value-type="string">
            <text:p>Journal of Hazard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BIOTECNOLOGIA <text:s text:c="36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BIOTECNOLOGIA <text:s text:c="36"/></text:p>
          </table:table-cell>
          <table:table-cell office:value-type="string">
            <text:p>Journal of Hered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BIOTECNOLOGIA <text:s text:c="36"/></text:p>
          </table:table-cell>
          <table:table-cell office:value-type="string">
            <text:p>Journal of Herpe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16</text:p>
          </table:table-cell>
          <table:table-cell office:value-type="string">
            <text:p>BIOTECNOLOGIA <text:s text:c="36"/></text:p>
          </table:table-cell>
          <table:table-cell office:value-type="string">
            <text:p>Journal of Horticultural Science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1819</text:p>
          </table:table-cell>
          <table:table-cell office:value-type="string">
            <text:p>BIOTECNOLOGIA <text:s text:c="36"/></text:p>
          </table:table-cell>
          <table:table-cell office:value-type="string">
            <text:p>Journal of Immunoassay &amp; Immun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2680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fection in Developing Count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herited Metabolic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organic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3837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sect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10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tegrative Biology / Omics (Larchmo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246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telligent &amp; Fuzzy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vertebrate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BIOTECNOLOGIA <text:s text:c="36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346X</text:p>
          </table:table-cell>
          <table:table-cell office:value-type="string">
            <text:p>BIOTECNOLOGIA <text:s text:c="36"/></text:p>
          </table:table-cell>
          <table:table-cell office:value-type="string">
            <text:p>Journal of Laser Appl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BIOTECNOLOGIA <text:s text:c="36"/></text:p>
          </table:table-cell>
          <table:table-cell office:value-type="string">
            <text:p>Journal of Leukocyte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BIOTECNOLOGIA <text:s text:c="36"/></text:p>
          </table:table-cell>
          <table:table-cell office:value-type="string">
            <text:p>Journal of Liposom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BIOTECNOLOGIA <text:s text:c="36"/></text:p>
          </table:table-cell>
          <table:table-cell office:value-type="string">
            <text:p>Journal of Luminesc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BIOTECNOLOGIA <text:s text:c="36"/></text:p>
          </table:table-cell>
          <table:table-cell office:value-type="string">
            <text:p>Journal of Magnetism and Magnet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BIOTECNOLOGIA <text:s text:c="36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428</text:p>
          </table:table-cell>
          <table:table-cell office:value-type="string">
            <text:p>BIOTECNOLOGIA <text:s text:c="36"/></text:p>
          </table:table-cell>
          <table:table-cell office:value-type="string">
            <text:p>Journal of Materials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BIOTECNOLOGIA <text:s text:c="36"/></text:p>
          </table:table-cell>
          <table:table-cell office:value-type="string">
            <text:p>Journal of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BIOTECNOLOGIA <text:s text:c="36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al Ento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93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al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al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al Vi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in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BIOTECNOLOGIA <text:s text:c="36"/></text:p>
          </table:table-cell>
          <table:table-cell office:value-type="string">
            <text:p>Journal of Medicinal Foo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BIOTECNOLOGIA <text:s text:c="36"/></text:p>
          </table:table-cell>
          <table:table-cell office:value-type="string">
            <text:p>Journal of Microbi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BIOTECNOLOGIA <text:s text:c="36"/></text:p>
          </table:table-cell>
          <table:table-cell office:value-type="string">
            <text:p>Journal of Microbiology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BIOTECNOLOGIA <text:s text:c="36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BIOTECNOLOGIA <text:s text:c="36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Evo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His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716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Medicine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1801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Microbiology and Biotechnology (Base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1230</text:p>
          </table:table-cell>
          <table:table-cell office:value-type="string">
            <text:p>BIOTECNOLOGIA <text:s text:c="36"/></text:p>
          </table:table-cell>
          <table:table-cell office:value-type="string">
            <text:p>Journal of Molluscan Stud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BIOTECNOLOGIA <text:s text:c="36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BIOTECNOLOGIA <text:s text:c="36"/></text:p>
          </table:table-cell>
          <table:table-cell office:value-type="string">
            <text:p>Journal of Natural Produ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335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ar Infrared Spectrosco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564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al Transmis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o-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0003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oengineering and Rehabili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o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2094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oinflamm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BIOTECNOLOGIA <text:s text:c="36"/></text:p>
          </table:table-cell>
          <table:table-cell office:value-type="string">
            <text:p>Journal of Neurosci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BIOTECNOLOGIA <text:s text:c="36"/></text:p>
          </table:table-cell>
          <table:table-cell office:value-type="string">
            <text:p>Journal of Non-Crystalline Sol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BIOTECNOLOGIA <text:s text:c="36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7809</text:p>
          </table:table-cell>
          <table:table-cell office:value-type="string">
            <text:p>BIOTECNOLOGIA <text:s text:c="36"/></text:p>
          </table:table-cell>
          <table:table-cell office:value-type="string">
            <text:p>Journal of Oral Laser Applica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BIOTECNOLOGIA <text:s text:c="36"/></text:p>
          </table:table-cell>
          <table:table-cell office:value-type="string">
            <text:p>Journal of Oral Pathology &amp;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BIOTECNOLOGIA <text:s text:c="36"/></text:p>
          </table:table-cell>
          <table:table-cell office:value-type="string">
            <text:p>Journal of Organ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17</text:p>
          </table:table-cell>
          <table:table-cell office:value-type="string">
            <text:p>BIOTECNOLOGIA <text:s text:c="36"/></text:p>
          </table:table-cell>
          <table:table-cell office:value-type="string">
            <text:p>Journal of 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002X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ptide Research (Cessou em 2005. Cont. ISSN 1747-0277 Chemical Biology &amp; Drug Design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617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ptid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84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riodo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riodontology (197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BIOTECNOLOGIA <text:s text:c="36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armac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al Chemistry. B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al Chemistry. C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BIOTECNOLOGIA <text:s text:c="36"/></text:p>
          </table:table-cell>
          <table:table-cell office:value-type="string">
            <text:p>Journal of Phytopathology (198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BIOTECNOLOGIA <text:s text:c="36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BIOTECNOLOGIA <text:s text:c="36"/></text:p>
          </table:table-cell>
          <table:table-cell office:value-type="string">
            <text:p>Journal of Plant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BIOTECNOLOGIA <text:s text:c="36"/></text:p>
          </table:table-cell>
          <table:table-cell office:value-type="string">
            <text:p>Journal of Plant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9440</text:p>
          </table:table-cell>
          <table:table-cell office:value-type="string">
            <text:p>BIOTECNOLOGIA <text:s text:c="36"/></text:p>
          </table:table-cell>
          <table:table-cell office:value-type="string">
            <text:p>Journal of Plant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2543</text:p>
          </table:table-cell>
          <table:table-cell office:value-type="string">
            <text:p>BIOTECNOLOGIA <text:s text:c="36"/></text:p>
          </table:table-cell>
          <table:table-cell office:value-type="string">
            <text:p>Journal of Polymers and the 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859</text:p>
          </table:table-cell>
          <table:table-cell office:value-type="string">
            <text:p>BIOTECNOLOGIA <text:s text:c="36"/></text:p>
          </table:table-cell>
          <table:table-cell office:value-type="string">
            <text:p>Journal of Postgraduate Medicine (Bomba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8033</text:p>
          </table:table-cell>
          <table:table-cell office:value-type="string">
            <text:p>BIOTECNOLOGIA <text:s text:c="36"/></text:p>
          </table:table-cell>
          <table:table-cell office:value-type="string">
            <text:p>Journal of Protein Chemistry (Print) (Cessou em 2003. Cont. ISSN 1572-3887 The Protein Jour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919</text:p>
          </table:table-cell>
          <table:table-cell office:value-type="string">
            <text:p>BIOTECNOLOGIA <text:s text:c="36"/></text:p>
          </table:table-cell>
          <table:table-cell office:value-type="string">
            <text:p>Journal of Proteom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956</text:p>
          </table:table-cell>
          <table:table-cell office:value-type="string">
            <text:p>BIOTECNOLOGIA <text:s text:c="36"/></text:p>
          </table:table-cell>
          <table:table-cell office:value-type="string">
            <text:p>Journal of Psychiatr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882</text:p>
          </table:table-cell>
          <table:table-cell office:value-type="string">
            <text:p>BIOTECNOLOGIA <text:s text:c="36"/></text:p>
          </table:table-cell>
          <table:table-cell office:value-type="string">
            <text:p>Journal of Psychiatry &amp;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BIOTECNOLOGIA <text:s text:c="36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BIOTECNOLOGIA <text:s text:c="36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BIOTECNOLOGIA <text:s text:c="36"/></text:p>
          </table:table-cell>
          <table:table-cell office:value-type="string">
            <text:p>Journal of Reproductive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456</text:p>
          </table:table-cell>
          <table:table-cell office:value-type="string">
            <text:p>BIOTECNOLOGIA <text:s text:c="36"/></text:p>
          </table:table-cell>
          <table:table-cell office:value-type="string">
            <text:p>Journal of Scientific &amp; Industrial Research (196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BIOTECNOLOGIA <text:s text:c="36"/></text:p>
          </table:table-cell>
          <table:table-cell office:value-type="string">
            <text:p>Journal of Separa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737</text:p>
          </table:table-cell>
          <table:table-cell office:value-type="string">
            <text:p>BIOTECNOLOGIA <text:s text:c="36"/></text:p>
          </table:table-cell>
          <table:table-cell office:value-type="string">
            <text:p>Journal of Smooth Muscle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60</text:p>
          </table:table-cell>
          <table:table-cell office:value-type="string">
            <text:p>BIOTECNOLOGIA <text:s text:c="36"/></text:p>
          </table:table-cell>
          <table:table-cell office:value-type="string">
            <text:p>Journal of Steroid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BIOTECNOLOGIA <text:s text:c="36"/></text:p>
          </table:table-cell>
          <table:table-cell office:value-type="string">
            <text:p>Journal of Stored Products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BIOTECNOLOGIA <text:s text:c="36"/></text:p>
          </table:table-cell>
          <table:table-cell office:value-type="string">
            <text:p>Journal of Structural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American Ceramic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097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American College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971X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American Mosquito Control Assoc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470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American Society of Brewing Chemis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1711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American Society of Hypertens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259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Botanical Research Institute of Tex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Electrochem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European Ceramic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750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Institute of Brew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209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International Academy of Periodon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87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National Cancer Institut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Neur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489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Peripheral Nervous Syst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oretic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ermal Analysis and Calor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7933</text:p>
          </table:table-cell>
          <table:table-cell office:value-type="string">
            <text:p>BIOTECNOLOGIA <text:s text:c="36"/></text:p>
          </table:table-cell>
          <table:table-cell office:value-type="string">
            <text:p>Journal of Thrombosis and Haemosta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394</text:p>
          </table:table-cell>
          <table:table-cell office:value-type="string">
            <text:p>BIOTECNOLOGIA <text:s text:c="36"/></text:p>
          </table:table-cell>
          <table:table-cell office:value-type="string">
            <text:p>Journal of Toxicology and Environmental Health. Part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876</text:p>
          </table:table-cell>
          <table:table-cell office:value-type="string">
            <text:p>BIOTECNOLOGIA <text:s text:c="36"/></text:p>
          </table:table-cell>
          <table:table-cell office:value-type="string">
            <text:p>Journal of Translational Medic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BIOTECNOLOGIA <text:s text:c="36"/></text:p>
          </table:table-cell>
          <table:table-cell office:value-type="string">
            <text:p>Journal of Tropical Pediatrics (198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6968</text:p>
          </table:table-cell>
          <table:table-cell office:value-type="string">
            <text:p>BIOTECNOLOGIA <text:s text:c="36"/></text:p>
          </table:table-cell>
          <table:table-cell office:value-type="string">
            <text:p>Journal of Universal Computer Scienc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710</text:p>
          </table:table-cell>
          <table:table-cell office:value-type="string">
            <text:p>BIOTECNOLOGIA <text:s text:c="36"/></text:p>
          </table:table-cell>
          <table:table-cell office:value-type="string">
            <text:p>Journal of Vector 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845X</text:p>
          </table:table-cell>
          <table:table-cell office:value-type="string">
            <text:p>BIOTECNOLOGIA <text:s text:c="36"/></text:p>
          </table:table-cell>
          <table:table-cell office:value-type="string">
            <text:p>Journal of Veterinary Science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0504</text:p>
          </table:table-cell>
          <table:table-cell office:value-type="string">
            <text:p>BIOTECNOLOGIA <text:s text:c="36"/></text:p>
          </table:table-cell>
          <table:table-cell office:value-type="string">
            <text:p>Journal of Viral Hepatit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BIOTECNOLOGIA <text:s text:c="36"/></text:p>
          </table:table-cell>
          <table:table-cell office:value-type="string">
            <text:p>Journal of Virological Metho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BIOTECNOLOGIA <text:s text:c="36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5773</text:p>
          </table:table-cell>
          <table:table-cell office:value-type="string">
            <text:p>BIOTECNOLOGIA <text:s text:c="36"/></text:p>
          </table:table-cell>
          <table:table-cell office:value-type="string">
            <text:p>Journal of VLSI Signal Processing (Cessou em 1995. Cont. ISSN 1387-5485 Journal of VLSI Signal Processing Systems for Signal, Image, and Video Technology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558</text:p>
          </table:table-cell>
          <table:table-cell office:value-type="string">
            <text:p>BIOTECNOLOGIA <text:s text:c="36"/></text:p>
          </table:table-cell>
          <table:table-cell office:value-type="string">
            <text:p>Journal of Wildlife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369</text:p>
          </table:table-cell>
          <table:table-cell office:value-type="string">
            <text:p>BIOTECNOLOGIA <text:s text:c="36"/></text:p>
          </table:table-cell>
          <table:table-cell office:value-type="string">
            <text:p>Journal of Zoology (198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5974</text:p>
          </table:table-cell>
          <table:table-cell office:value-type="string">
            <text:p>BIOTECNOLOGIA <text:s text:c="36"/></text:p>
          </table:table-cell>
          <table:table-cell office:value-type="string">
            <text:p>Kew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BIOTECNOLOGIA <text:s text:c="36"/></text:p>
          </table:table-cell>
          <table:table-cell office:value-type="string">
            <text:p>Kidne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5341</text:p>
          </table:table-cell>
          <table:table-cell office:value-type="string">
            <text:p>BIOTECNOLOGIA <text:s text:c="36"/></text:p>
          </table:table-cell>
          <table:table-cell office:value-type="string">
            <text:p>LabCiencia con noticias técnicas del laborato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0522</text:p>
          </table:table-cell>
          <table:table-cell office:value-type="string">
            <text:p>BIOTECNOLOGIA <text:s text:c="36"/></text:p>
          </table:table-cell>
          <table:table-cell office:value-type="string">
            <text:p>LAES/HA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045</text:p>
          </table:table-cell>
          <table:table-cell office:value-type="string">
            <text:p>BIOTECNOLOGIA <text:s text:c="36"/></text:p>
          </table:table-cell>
          <table:table-cell office:value-type="string">
            <text:p>Lancet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BIOTECNOLOGIA <text:s text:c="36"/></text:p>
          </table:table-cell>
          <table:table-cell office:value-type="string">
            <text:p>Langmu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BIOTECNOLOGIA <text:s text:c="36"/></text:p>
          </table:table-cell>
          <table:table-cell office:value-type="string">
            <text:p>Laser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BIOTECNOLOGIA <text:s text:c="36"/></text:p>
          </table:table-cell>
          <table:table-cell office:value-type="string">
            <text:p>Laser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BIOTECNOLOGIA <text:s text:c="36"/></text:p>
          </table:table-cell>
          <table:table-cell office:value-type="string">
            <text:p>Lasers in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BIOTECNOLOGIA <text:s text:c="36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7302</text:p>
          </table:table-cell>
          <table:table-cell office:value-type="string">
            <text:p>BIOTECNOLOGIA <text:s text:c="36"/></text:p>
          </table:table-cell>
          <table:table-cell office:value-type="string">
            <text:p>Le Lait (Paris. Print) (Cessou em 2007. Cont. ISSN 1958-5586, Dairy Science &amp; Techn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BIOTECNOLOGIA <text:s text:c="36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BIOTECNOLOGIA <text:s text:c="36"/></text:p>
          </table:table-cell>
          <table:table-cell office:value-type="string">
            <text:p>Lecturas Educación Física y Depor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BIOTECNOLOGIA <text:s text:c="36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BIOTECNOLOGIA <text:s text:c="36"/></text:p>
          </table:table-cell>
          <table:table-cell office:value-type="string">
            <text:p>Letters in Applied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BIOTECNOLOGIA <text:s text:c="36"/></text:p>
          </table:table-cell>
          <table:table-cell office:value-type="string">
            <text:p>Letters in Drug Design &amp; Discov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BIOTECNOLOGIA <text:s text:c="36"/></text:p>
          </table:table-cell>
          <table:table-cell office:value-type="string">
            <text:p>Leukemia &amp; Lymphom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BIOTECNOLOGIA <text:s text:c="36"/></text:p>
          </table:table-cell>
          <table:table-cell office:value-type="string">
            <text:p>Leukemia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BIOTECNOLOGIA <text:s text:c="36"/></text:p>
          </table:table-cell>
          <table:table-cell office:value-type="string">
            <text:p>Life Sciences (197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8-6353</text:p>
          </table:table-cell>
          <table:table-cell office:value-type="string">
            <text:p>BIOTECNOLOGIA <text:s text:c="36"/></text:p>
          </table:table-cell>
          <table:table-cell office:value-type="string">
            <text:p>Lipid Insigh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BIOTECNOLOGIA <text:s text:c="36"/></text:p>
          </table:table-cell>
          <table:table-cell office:value-type="string">
            <text:p>Liver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BIOTECNOLOGIA <text:s text:c="36"/></text:p>
          </table:table-cell>
          <table:table-cell office:value-type="string">
            <text:p>Lundiana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BIOTECNOLOGIA <text:s text:c="36"/></text:p>
          </table:table-cell>
          <table:table-cell office:value-type="string">
            <text:p>Macromolecular Sympo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BIOTECNOLOGIA <text:s text:c="36"/></text:p>
          </table:table-cell>
          <table:table-cell office:value-type="string">
            <text:p>Macromolecul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BIOTECNOLOGIA <text:s text:c="36"/></text:p>
          </table:table-cell>
          <table:table-cell office:value-type="string">
            <text:p>Magist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BIOTECNOLOGIA <text:s text:c="36"/></text:p>
          </table:table-cell>
          <table:table-cell office:value-type="string">
            <text:p>Magnetic Resonance in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BIOTECNOLOGIA <text:s text:c="36"/></text:p>
          </table:table-cell>
          <table:table-cell office:value-type="string">
            <text:p>Marine Bi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BIOTECNOLOGIA <text:s text:c="36"/></text:p>
          </table:table-cell>
          <table:table-cell office:value-type="string">
            <text:p>Marine Environment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4-0469</text:p>
          </table:table-cell>
          <table:table-cell office:value-type="string">
            <text:p>BIOTECNOLOGIA <text:s text:c="36"/></text:p>
          </table:table-cell>
          <table:table-cell office:value-type="string">
            <text:p>Marine Mam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BIOTECNOLOGIA <text:s text:c="36"/></text:p>
          </table:table-cell>
          <table:table-cell office:value-type="string">
            <text:p>Marine Pollution Bulletin.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BIOTECNOLOGIA <text:s text:c="36"/></text:p>
          </table:table-cell>
          <table:table-cell office:value-type="string">
            <text:p>Matéri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BIOTECNOLOGIA <text:s text:c="36"/></text:p>
          </table:table-cell>
          <table:table-cell office:value-type="string">
            <text:p>Materials Research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BIOTECNOLOGIA <text:s text:c="36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BIOTECNOLOGIA <text:s text:c="36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754</text:p>
          </table:table-cell>
          <table:table-cell office:value-type="string">
            <text:p>BIOTECNOLOGIA <text:s text:c="36"/></text:p>
          </table:table-cell>
          <table:table-cell office:value-type="string">
            <text:p>Mathematics and Computers in Simul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053X</text:p>
          </table:table-cell>
          <table:table-cell office:value-type="string">
            <text:p>BIOTECNOLOGIA <text:s text:c="36"/></text:p>
          </table:table-cell>
          <table:table-cell office:value-type="string">
            <text:p>Matrix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BIOTECNOLOGIA <text:s text:c="36"/></text:p>
          </table:table-cell>
          <table:table-cell office:value-type="string">
            <text:p>Maturitas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96</text:p>
          </table:table-cell>
          <table:table-cell office:value-type="string">
            <text:p>BIOTECNOLOGIA <text:s text:c="36"/></text:p>
          </table:table-cell>
          <table:table-cell office:value-type="string">
            <text:p>Mayo Clinic Proceeding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BIOTECNOLOGIA <text:s text:c="36"/></text:p>
          </table:table-cell>
          <table:table-cell office:value-type="string">
            <text:p>Mea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6374</text:p>
          </table:table-cell>
          <table:table-cell office:value-type="string">
            <text:p>BIOTECNOLOGIA <text:s text:c="36"/></text:p>
          </table:table-cell>
          <table:table-cell office:value-type="string">
            <text:p>Mechanisms of Ageing and Develop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BIOTECNOLOGIA <text:s text:c="36"/></text:p>
          </table:table-cell>
          <table:table-cell office:value-type="string">
            <text:p>Mediators of Inflamm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83X</text:p>
          </table:table-cell>
          <table:table-cell office:value-type="string">
            <text:p>BIOTECNOLOGIA <text:s text:c="36"/></text:p>
          </table:table-cell>
          <table:table-cell office:value-type="string">
            <text:p>Medical and Veterinary Entom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BIOTECNOLOGIA <text:s text:c="36"/></text:p>
          </table:table-cell>
          <table:table-cell office:value-type="string">
            <text:p>Medical Hypothe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709</text:p>
          </table:table-cell>
          <table:table-cell office:value-type="string">
            <text:p>BIOTECNOLOGIA <text:s text:c="36"/></text:p>
          </table:table-cell>
          <table:table-cell office:value-type="string">
            <text:p>Medical Mycology (Oxford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BIOTECNOLOGIA <text:s text:c="36"/></text:p>
          </table:table-cell>
          <table:table-cell office:value-type="string">
            <text:p>Medical Mycology (Oxfor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1158</text:p>
          </table:table-cell>
          <table:table-cell office:value-type="string">
            <text:p>BIOTECNOLOGIA <text:s text:c="36"/></text:p>
          </table:table-cell>
          <table:table-cell office:value-type="string">
            <text:p>Medical Problems of Performing Artis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78</text:p>
          </table:table-cell>
          <table:table-cell office:value-type="string">
            <text:p>BIOTECNOLOGIA <text:s text:c="36"/></text:p>
          </table:table-cell>
          <table:table-cell office:value-type="string">
            <text:p>Medicina Veterinária (UFR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523</text:p>
          </table:table-cell>
          <table:table-cell office:value-type="string">
            <text:p>BIOTECNOLOGIA <text:s text:c="36"/></text:p>
          </table:table-cell>
          <table:table-cell office:value-type="string">
            <text:p>Medicinal Chemistry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34</text:p>
          </table:table-cell>
          <table:table-cell office:value-type="string">
            <text:p>BIOTECNOLOGIA <text:s text:c="36"/></text:p>
          </table:table-cell>
          <table:table-cell office:value-type="string">
            <text:p>Medicinal Chemistry Review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BIOTECNOLOGIA <text:s text:c="36"/></text:p>
          </table:table-cell>
          <table:table-cell office:value-type="string">
            <text:p>Medicine and Science in Sports and Exerci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3090</text:p>
          </table:table-cell>
          <table:table-cell office:value-type="string">
            <text:p>BIOTECNOLOGIA <text:s text:c="36"/></text:p>
          </table:table-cell>
          <table:table-cell office:value-type="string">
            <text:p>Medico e Bambi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73</text:p>
          </table:table-cell>
          <table:table-cell office:value-type="string">
            <text:p>BIOTECNOLOGIA <text:s text:c="36"/></text:p>
          </table:table-cell>
          <table:table-cell office:value-type="string">
            <text:p>Megadiversidade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901</text:p>
          </table:table-cell>
          <table:table-cell office:value-type="string">
            <text:p>BIOTECNOLOGIA <text:s text:c="36"/></text:p>
          </table:table-cell>
          <table:table-cell office:value-type="string">
            <text:p>Memórias do Instituto Butantan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BIOTECNOLOGIA <text:s text:c="36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BIOTECNOLOGIA <text:s text:c="36"/></text:p>
          </table:table-cell>
          <table:table-cell office:value-type="string">
            <text:p>Memórias do Instituto Oswaldo Cruz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490</text:p>
          </table:table-cell>
          <table:table-cell office:value-type="string">
            <text:p>BIOTECNOLOGIA <text:s text:c="36"/></text:p>
          </table:table-cell>
          <table:table-cell office:value-type="string">
            <text:p>Metabolic Brain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0495</text:p>
          </table:table-cell>
          <table:table-cell office:value-type="string">
            <text:p>BIOTECNOLOGIA <text:s text:c="36"/></text:p>
          </table:table-cell>
          <table:table-cell office:value-type="string">
            <text:p>Metabolism, Clinical and Experiment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270</text:p>
          </table:table-cell>
          <table:table-cell office:value-type="string">
            <text:p>BIOTECNOLOGIA <text:s text:c="36"/></text:p>
          </table:table-cell>
          <table:table-cell office:value-type="string">
            <text:p>Methods of Information in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BIOTECNOLOGIA <text:s text:c="36"/></text:p>
          </table:table-cell>
          <table:table-cell office:value-type="string">
            <text:p>MG. Bio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BIOTECNOLOGIA <text:s text:c="36"/></text:p>
          </table:table-cell>
          <table:table-cell office:value-type="string">
            <text:p>Microbes and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BIOTECNOLOGIA <text:s text:c="36"/></text:p>
          </table:table-cell>
          <table:table-cell office:value-type="string">
            <text:p>Microbial Cell Factor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6294</text:p>
          </table:table-cell>
          <table:table-cell office:value-type="string">
            <text:p>BIOTECNOLOGIA <text:s text:c="36"/></text:p>
          </table:table-cell>
          <table:table-cell office:value-type="string">
            <text:p>Microbial Drug Resistance (Larchmont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BIOTECNOLOGIA <text:s text:c="36"/></text:p>
          </table:table-cell>
          <table:table-cell office:value-type="string">
            <text:p>Microbi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BIOTECNOLOGIA <text:s text:c="36"/></text:p>
          </table:table-cell>
          <table:table-cell office:value-type="string">
            <text:p>Microbial Patho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BIOTECNOLOGIA <text:s text:c="36"/></text:p>
          </table:table-cell>
          <table:table-cell office:value-type="string">
            <text:p>Microbiologia in Fo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BIOTECNOLOGIA <text:s text:c="36"/></text:p>
          </table:table-cell>
          <table:table-cell office:value-type="string">
            <text:p>Micro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BIOTECNOLOGIA <text:s text:c="36"/></text:p>
          </table:table-cell>
          <table:table-cell office:value-type="string">
            <text:p>Microbiology (New York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BIOTECNOLOGIA <text:s text:c="36"/></text:p>
          </table:table-cell>
          <table:table-cell office:value-type="string">
            <text:p>Microbiology (Reading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BIOTECNOLOGIA <text:s text:c="36"/></text:p>
          </table:table-cell>
          <table:table-cell office:value-type="string">
            <text:p>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BIOTECNOLOGIA <text:s text:c="36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688</text:p>
          </table:table-cell>
          <table:table-cell office:value-type="string">
            <text:p>BIOTECNOLOGIA <text:s text:c="36"/></text:p>
          </table:table-cell>
          <table:table-cell office:value-type="string">
            <text:p>Microcirculation (New York, N.Y. 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BIOTECNOLOGIA <text:s text:c="36"/></text:p>
          </table:table-cell>
          <table:table-cell office:value-type="string">
            <text:p>Micron (Oxford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BIOTECNOLOGIA <text:s text:c="36"/></text:p>
          </table:table-cell>
          <table:table-cell office:value-type="string">
            <text:p>Microporous and Mesopor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BIOTECNOLOGIA <text:s text:c="36"/></text:p>
          </table:table-cell>
          <table:table-cell office:value-type="string">
            <text:p>Microscopy and Micro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BIOTECNOLOGIA <text:s text:c="36"/></text:p>
          </table:table-cell>
          <table:table-cell office:value-type="string">
            <text:p>Microscopy Research and Techniqu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BIOTECNOLOGIA <text:s text:c="36"/></text:p>
          </table:table-cell>
          <table:table-cell office:value-type="string">
            <text:p>Microvascular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BIOTECNOLOGIA <text:s text:c="36"/></text:p>
          </table:table-cell>
          <table:table-cell office:value-type="string">
            <text:p>Microwave and Optical Technology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BIOTECNOLOGIA <text:s text:c="36"/></text:p>
          </table:table-cell>
          <table:table-cell office:value-type="string">
            <text:p>Minerals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BIOTECNOLOGIA <text:s text:c="36"/></text:p>
          </table:table-cell>
          <table:table-cell office:value-type="string">
            <text:p>Mini-Reviews in Med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BIOTECNOLOGIA <text:s text:c="36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BIOTECNOLOGIA <text:s text:c="36"/></text:p>
          </table:table-cell>
          <table:table-cell office:value-type="string">
            <text:p>Molecular and Cellular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7306</text:p>
          </table:table-cell>
          <table:table-cell office:value-type="string">
            <text:p>BIOTECNOLOGIA <text:s text:c="36"/></text:p>
          </table:table-cell>
          <table:table-cell office:value-type="string">
            <text:p>Molecular and Cellula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BIOTECNOLOGIA <text:s text:c="36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8508</text:p>
          </table:table-cell>
          <table:table-cell office:value-type="string">
            <text:p>BIOTECNOLOGIA <text:s text:c="36"/></text:p>
          </table:table-cell>
          <table:table-cell office:value-type="string">
            <text:p>Molecular and Cellular Prob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4038</text:p>
          </table:table-cell>
          <table:table-cell office:value-type="string">
            <text:p>BIOTECNOLOGIA <text:s text:c="36"/></text:p>
          </table:table-cell>
          <table:table-cell office:value-type="string">
            <text:p>Molecular Biology and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524</text:p>
          </table:table-cell>
          <table:table-cell office:value-type="string">
            <text:p>BIOTECNOLOGIA <text:s text:c="36"/></text:p>
          </table:table-cell>
          <table:table-cell office:value-type="string">
            <text:p>Molecular Biology of the Cell (Cessou em 2007. Cont. ISSN 1939-4586 Molecular Biology of the Cell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BIOTECNOLOGIA <text:s text:c="36"/></text:p>
          </table:table-cell>
          <table:table-cell office:value-type="string">
            <text:p>Molecular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987</text:p>
          </table:table-cell>
          <table:table-cell office:value-type="string">
            <text:p>BIOTECNOLOGIA <text:s text:c="36"/></text:p>
          </table:table-cell>
          <table:table-cell office:value-type="string">
            <text:p>Molecular Carcinogene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991</text:p>
          </table:table-cell>
          <table:table-cell office:value-type="string">
            <text:p>BIOTECNOLOGIA <text:s text:c="36"/></text:p>
          </table:table-cell>
          <table:table-cell office:value-type="string">
            <text:p>Molecular Divers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BIOTECNOLOGIA <text:s text:c="36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86</text:p>
          </table:table-cell>
          <table:table-cell office:value-type="string">
            <text:p>BIOTECNOLOGIA <text:s text:c="36"/></text:p>
          </table:table-cell>
          <table:table-cell office:value-type="string">
            <text:p>Molecular Ecology Not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BIOTECNOLOGIA <text:s text:c="36"/></text:p>
          </table:table-cell>
          <table:table-cell office:value-type="string">
            <text:p>Molecular Ecology Not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98</text:p>
          </table:table-cell>
          <table:table-cell office:value-type="string">
            <text:p>BIOTECNOLOGIA <text:s text:c="36"/></text:p>
          </table:table-cell>
          <table:table-cell office:value-type="string">
            <text:p>Molecular Ecology Resour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BIOTECNOLOGIA <text:s text:c="36"/></text:p>
          </table:table-cell>
          <table:table-cell office:value-type="string">
            <text:p>Molecular Endocrin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615</text:p>
          </table:table-cell>
          <table:table-cell office:value-type="string">
            <text:p>BIOTECNOLOGIA <text:s text:c="36"/></text:p>
          </table:table-cell>
          <table:table-cell office:value-type="string">
            <text:p>Molecular Genetics and Ge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7192</text:p>
          </table:table-cell>
          <table:table-cell office:value-type="string">
            <text:p>BIOTECNOLOGIA <text:s text:c="36"/></text:p>
          </table:table-cell>
          <table:table-cell office:value-type="string">
            <text:p>Molecular Genetics and Metabolis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BIOTECNOLOGIA <text:s text:c="36"/></text:p>
          </table:table-cell>
          <table:table-cell office:value-type="string">
            <text:p>Molecular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BIOTECNOLOGIA <text:s text:c="36"/></text:p>
          </table:table-cell>
          <table:table-cell office:value-type="string">
            <text:p>Molecular Medicine (Cambridge, Mas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82X</text:p>
          </table:table-cell>
          <table:table-cell office:value-type="string">
            <text:p>BIOTECNOLOGIA <text:s text:c="36"/></text:p>
          </table:table-cell>
          <table:table-cell office:value-type="string">
            <text:p>Molec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5X</text:p>
          </table:table-cell>
          <table:table-cell office:value-type="string">
            <text:p>BIOTECNOLOGIA <text:s text:c="36"/></text:p>
          </table:table-cell>
          <table:table-cell office:value-type="string">
            <text:p>Molecular Pharma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BIOTECNOLOGIA <text:s text:c="36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BIOTECNOLOGIA <text:s text:c="36"/></text:p>
          </table:table-cell>
          <table:table-cell office:value-type="string">
            <text:p>Molecular Plant-Microbe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52X</text:p>
          </table:table-cell>
          <table:table-cell office:value-type="string">
            <text:p>BIOTECNOLOGIA <text:s text:c="36"/></text:p>
          </table:table-cell>
          <table:table-cell office:value-type="string">
            <text:p>Molecular Reproduction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0016</text:p>
          </table:table-cell>
          <table:table-cell office:value-type="string">
            <text:p>BIOTECNOLOGIA <text:s text:c="36"/></text:p>
          </table:table-cell>
          <table:table-cell office:value-type="string">
            <text:p>Molecular 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BIOTECNOLOGIA <text:s text:c="36"/></text:p>
          </table:table-cell>
          <table:table-cell office:value-type="string">
            <text:p>Molecules (Basel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9247</text:p>
          </table:table-cell>
          <table:table-cell office:value-type="string">
            <text:p>BIOTECNOLOGIA <text:s text:c="36"/></text:p>
          </table:table-cell>
          <table:table-cell office:value-type="string">
            <text:p>Monatshefte für Chem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85</text:p>
          </table:table-cell>
          <table:table-cell office:value-type="string">
            <text:p>BIOTECNOLOGIA <text:s text:c="36"/></text:p>
          </table:table-cell>
          <table:table-cell office:value-type="string">
            <text:p>Movement Disord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BIOTECNOLOGIA <text:s text:c="36"/></text:p>
          </table:table-cell>
          <table:table-cell office:value-type="string">
            <text:p>Multitema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BIOTECNOLOGIA <text:s text:c="36"/></text:p>
          </table:table-cell>
          <table:table-cell office:value-type="string">
            <text:p>Muscle &amp; Nerv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41-3869</text:p>
          </table:table-cell>
          <table:table-cell office:value-type="string">
            <text:p>BIOTECNOLOGIA <text:s text:c="36"/></text:p>
          </table:table-cell>
          <table:table-cell office:value-type="string">
            <text:p>Mushroom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BIOTECNOLOGIA <text:s text:c="36"/></text:p>
          </table:table-cell>
          <table:table-cell office:value-type="string">
            <text:p>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BIOTECNOLOGIA <text:s text:c="36"/></text:p>
          </table:table-cell>
          <table:table-cell office:value-type="string">
            <text:p>Mutation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964</text:p>
          </table:table-cell>
          <table:table-cell office:value-type="string">
            <text:p>BIOTECNOLOGIA <text:s text:c="36"/></text:p>
          </table:table-cell>
          <table:table-cell office:value-type="string">
            <text:p>Mutation Research. Fundamental and Molecular Mechanisms of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BIOTECNOLOGIA <text:s text:c="36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514</text:p>
          </table:table-cell>
          <table:table-cell office:value-type="string">
            <text:p>BIOTECNOLOGIA <text:s text:c="36"/></text:p>
          </table:table-cell>
          <table:table-cell office:value-type="string">
            <text:p>My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BIOTECNOLOGIA <text:s text:c="36"/></text:p>
          </table:table-cell>
          <table:table-cell office:value-type="string">
            <text:p>Myc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BIOTECNOLOGIA <text:s text:c="36"/></text:p>
          </table:table-cell>
          <table:table-cell office:value-type="string">
            <text:p>Mycopathologia (1975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BIOTECNOLOGIA <text:s text:c="36"/></text:p>
          </table:table-cell>
          <table:table-cell office:value-type="string">
            <text:p>Mycopathologia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BIOTECNOLOGIA <text:s text:c="36"/></text:p>
          </table:table-cell>
          <table:table-cell office:value-type="string">
            <text:p>Mycorrhiza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407</text:p>
          </table:table-cell>
          <table:table-cell office:value-type="string">
            <text:p>BIOTECNOLOGIA <text:s text:c="36"/></text:p>
          </table:table-cell>
          <table:table-cell office:value-type="string">
            <text:p>Mycoses (Berli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4666</text:p>
          </table:table-cell>
          <table:table-cell office:value-type="string">
            <text:p>BIOTECNOLOGIA <text:s text:c="36"/></text:p>
          </table:table-cell>
          <table:table-cell office:value-type="string">
            <text:p>Mycotax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34</text:p>
          </table:table-cell>
          <table:table-cell office:value-type="string">
            <text:p>BIOTECNOLOGIA <text:s text:c="36"/></text:p>
          </table:table-cell>
          <table:table-cell office:value-type="string">
            <text:p>Nanomedicine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BIOTECNOLOGIA <text:s text:c="36"/></text:p>
          </table:table-cell>
          <table:table-cell office:value-type="string">
            <text:p>Natural Medici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BIOTECNOLOGIA <text:s text:c="36"/></text:p>
          </table:table-cell>
          <table:table-cell office:value-type="string">
            <text:p>Natural Product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BIOTECNOLOGIA <text:s text:c="36"/></text:p>
          </table:table-cell>
          <table:table-cell office:value-type="string">
            <text:p>Natural Product Communication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568</text:p>
          </table:table-cell>
          <table:table-cell office:value-type="string">
            <text:p>BIOTECNOLOGIA <text:s text:c="36"/></text:p>
          </table:table-cell>
          <table:table-cell office:value-type="string">
            <text:p>Natural Product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BIOTECNOLOGIA <text:s text:c="36"/></text:p>
          </table:table-cell>
          <table:table-cell office:value-type="string">
            <text:p>Natural Product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BIOTECNOLOGIA <text:s text:c="36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0156</text:p>
          </table:table-cell>
          <table:table-cell office:value-type="string">
            <text:p>BIOTECNOLOGIA <text:s text:c="36"/></text:p>
          </table:table-cell>
          <table:table-cell office:value-type="string">
            <text:p>Nature Bio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2908</text:p>
          </table:table-cell>
          <table:table-cell office:value-type="string">
            <text:p>BIOTECNOLOGIA <text:s text:c="36"/></text:p>
          </table:table-cell>
          <table:table-cell office:value-type="string">
            <text:p>Nature Immunology <text:s/>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4-2189</text:p>
          </table:table-cell>
          <table:table-cell office:value-type="string">
            <text:p>BIOTECNOLOGIA <text:s text:c="36"/></text:p>
          </table:table-cell>
          <table:table-cell office:value-type="string">
            <text:p>Nature Protoco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056</text:p>
          </table:table-cell>
          <table:table-cell office:value-type="string">
            <text:p>BIOTECNOLOGIA <text:s text:c="36"/></text:p>
          </table:table-cell>
          <table:table-cell office:value-type="string">
            <text:p>Nature Reviews. Gene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BIOTECNOLOGIA <text:s text:c="36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BIOTECNOLOGIA <text:s text:c="36"/></text:p>
          </table:table-cell>
          <table:table-cell office:value-type="string">
            <text:p>Nematolog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348</text:p>
          </table:table-cell>
          <table:table-cell office:value-type="string">
            <text:p>BIOTECNOLOGIA <text:s text:c="36"/></text:p>
          </table:table-cell>
          <table:table-cell office:value-type="string">
            <text:p>Neodiversity (Feira de Santa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002</text:p>
          </table:table-cell>
          <table:table-cell office:value-type="string">
            <text:p>BIOTECNOLOGIA <text:s text:c="36"/></text:p>
          </table:table-cell>
          <table:table-cell office:value-type="string">
            <text:p>Neoplasia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BIOTECNOLOGIA <text:s text:c="36"/></text:p>
          </table:table-cell>
          <table:table-cell office:value-type="string">
            <text:p>Neotropical Entom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BIOTECNOLOGIA <text:s text:c="36"/></text:p>
          </table:table-cell>
          <table:table-cell office:value-type="string">
            <text:p>Neotropical Ichthy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0643</text:p>
          </table:table-cell>
          <table:table-cell office:value-type="string">
            <text:p>BIOTECNOLOGIA <text:s text:c="36"/></text:p>
          </table:table-cell>
          <table:table-cell office:value-type="string">
            <text:p>Neural Computing &amp; Application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0552</text:p>
          </table:table-cell>
          <table:table-cell office:value-type="string">
            <text:p>BIOTECNOLOGIA <text:s text:c="36"/></text:p>
          </table:table-cell>
          <table:table-cell office:value-type="string">
            <text:p>Neural Network World (Pragu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BIOTECNOLOGIA <text:s text:c="36"/></text:p>
          </table:table-cell>
          <table:table-cell office:value-type="string">
            <text:p>Neural Network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4580</text:p>
          </table:table-cell>
          <table:table-cell office:value-type="string">
            <text:p>BIOTECNOLOGIA <text:s text:c="36"/></text:p>
          </table:table-cell>
          <table:table-cell office:value-type="string">
            <text:p>Neurobiology of Ag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BIOTECNOLOGIA <text:s text:c="36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BIOTECNOLOGIA <text:s text:c="36"/></text:p>
          </table:table-cell>
          <table:table-cell office:value-type="string">
            <text:p>Neurochemistr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312</text:p>
          </table:table-cell>
          <table:table-cell office:value-type="string">
            <text:p>BIOTECNOLOGIA <text:s text:c="36"/></text:p>
          </table:table-cell>
          <table:table-cell office:value-type="string">
            <text:p>Neurocomputing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6745</text:p>
          </table:table-cell>
          <table:table-cell office:value-type="string">
            <text:p>BIOTECNOLOGIA <text:s text:c="36"/></text:p>
          </table:table-cell>
          <table:table-cell office:value-type="string">
            <text:p>Neurogenetics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BIOTECNOLOGIA <text:s text:c="36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BIOTECNOLOGIA <text:s text:c="36"/></text:p>
          </table:table-cell>
          <table:table-cell office:value-type="string">
            <text:p>Neuromuscular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6544</text:p>
          </table:table-cell>
          <table:table-cell office:value-type="string">
            <text:p>BIOTECNOLOGIA <text:s text:c="36"/></text:p>
          </table:table-cell>
          <table:table-cell office:value-type="string">
            <text:p>Neuropathology (Kyoto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BIOTECNOLOGIA <text:s text:c="36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253</text:p>
          </table:table-cell>
          <table:table-cell office:value-type="string">
            <text:p>BIOTECNOLOGIA <text:s text:c="36"/></text:p>
          </table:table-cell>
          <table:table-cell office:value-type="string">
            <text:p>Neuroscience Letters. Suppl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8428</text:p>
          </table:table-cell>
          <table:table-cell office:value-type="string">
            <text:p>BIOTECNOLOGIA <text:s text:c="36"/></text:p>
          </table:table-cell>
          <table:table-cell office:value-type="string">
            <text:p>Neurotoxicit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BIOTECNOLOGIA <text:s text:c="36"/></text:p>
          </table:table-cell>
          <table:table-cell office:value-type="string">
            <text:p>Neurotoxicology and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46X</text:p>
          </table:table-cell>
          <table:table-cell office:value-type="string">
            <text:p>BIOTECNOLOGIA <text:s text:c="36"/></text:p>
          </table:table-cell>
          <table:table-cell office:value-type="string">
            <text:p>New Phytologis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BIOTECNOLOGIA <text:s text:c="36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BIOTECNOLOGIA <text:s text:c="36"/></text:p>
          </table:table-cell>
          <table:table-cell office:value-type="string">
            <text:p>Nitric Oxid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BIOTECNOLOGIA <text:s text:c="36"/></text:p>
          </table:table-cell>
          <table:table-cell office:value-type="string">
            <text:p>Nonlinear Processes in Geo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BIOTECNOLOGIA <text:s text:c="36"/></text:p>
          </table:table-cell>
          <table:table-cell office:value-type="string">
            <text:p>Nosso Clín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3177</text:p>
          </table:table-cell>
          <table:table-cell office:value-type="string">
            <text:p>BIOTECNOLOGIA <text:s text:c="36"/></text:p>
          </table:table-cell>
          <table:table-cell office:value-type="string">
            <text:p>Novon (Saint Louis, Mo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51</text:p>
          </table:table-cell>
          <table:table-cell office:value-type="string">
            <text:p>BIOTECNOLOGIA <text:s text:c="36"/></text:p>
          </table:table-cell>
          <table:table-cell office:value-type="string">
            <text:p>Nuclear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39</text:p>
          </table:table-cell>
          <table:table-cell office:value-type="string">
            <text:p>BIOTECNOLOGIA <text:s text:c="36"/></text:p>
          </table:table-cell>
          <table:table-cell office:value-type="string">
            <text:p>Nuclear Science and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BIOTECNOLOGIA <text:s text:c="36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BIOTECNOLOGIA <text:s text:c="36"/></text:p>
          </table:table-cell>
          <table:table-cell office:value-type="string">
            <text:p>Nucleus (Ituverav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BIOTECNOLOGIA <text:s text:c="36"/></text:p>
          </table:table-cell>
          <table:table-cell office:value-type="string">
            <text:p>Nutrição em Pau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BIOTECNOLOGIA <text:s text:c="36"/></text:p>
          </table:table-cell>
          <table:table-cell office:value-type="string">
            <text:p>Nutrition Research (New York, N.Y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BIOTECNOLOGIA <text:s text:c="36"/></text:p>
          </table:table-cell>
          <table:table-cell office:value-type="string">
            <text:p>Obesit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BIOTECNOLOGIA <text:s text:c="36"/></text:p>
          </table:table-cell>
          <table:table-cell office:value-type="string">
            <text:p>Oecologia Brasilien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9232</text:p>
          </table:table-cell>
          <table:table-cell office:value-type="string">
            <text:p>BIOTECNOLOGIA <text:s text:c="36"/></text:p>
          </table:table-cell>
          <table:table-cell office:value-type="string">
            <text:p>Oncogene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BIOTECNOLOGIA <text:s text:c="36"/></text:p>
          </table:table-cell>
          <table:table-cell office:value-type="string">
            <text:p>Oncology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BIOTECNOLOGIA <text:s text:c="36"/></text:p>
          </table:table-cell>
          <table:table-cell office:value-type="string">
            <text:p>Optics Commun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BIOTECNOLOGIA <text:s text:c="36"/></text:p>
          </table:table-cell>
          <table:table-cell office:value-type="string">
            <text:p>Oral Disea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55</text:p>
          </table:table-cell>
          <table:table-cell office:value-type="string">
            <text:p>BIOTECNOLOGIA <text:s text:c="36"/></text:p>
          </table:table-cell>
          <table:table-cell office:value-type="string">
            <text:p>Oral Microbiology and Immu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BIOTECNOLOGIA <text:s text:c="36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BIOTECNOLOGIA <text:s text:c="36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520</text:p>
          </table:table-cell>
          <table:table-cell office:value-type="string">
            <text:p>BIOTECNOLOGIA <text:s text:c="36"/></text:p>
          </table:table-cell>
          <table:table-cell office:value-type="string">
            <text:p>Organic &amp; Biomolecular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BIOTECNOLOGIA <text:s text:c="36"/></text:p>
          </table:table-cell>
          <table:table-cell office:value-type="string">
            <text:p>Organic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6160</text:p>
          </table:table-cell>
          <table:table-cell office:value-type="string">
            <text:p>BIOTECNOLOGIA <text:s text:c="36"/></text:p>
          </table:table-cell>
          <table:table-cell office:value-type="string">
            <text:p>Organic Process Research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BIOTECNOLOGIA <text:s text:c="36"/></text:p>
          </table:table-cell>
          <table:table-cell office:value-type="string">
            <text:p>ORL (Bas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BIOTECNOLOGIA <text:s text:c="36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BIOTECNOLOGIA <text:s text:c="36"/></text:p>
          </table:table-cell>
          <table:table-cell office:value-type="string">
            <text:p>Pan-American Journal of Aquatic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07X</text:p>
          </table:table-cell>
          <table:table-cell office:value-type="string">
            <text:p>BIOTECNOLOGIA <text:s text:c="36"/></text:p>
          </table:table-cell>
          <table:table-cell office:value-type="string">
            <text:p>Parasite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9838</text:p>
          </table:table-cell>
          <table:table-cell office:value-type="string">
            <text:p>BIOTECNOLOGIA <text:s text:c="36"/></text:p>
          </table:table-cell>
          <table:table-cell office:value-type="string">
            <text:p>Parasite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BIOTECNOLOGIA <text:s text:c="36"/></text:p>
          </table:table-cell>
          <table:table-cell office:value-type="string">
            <text:p>Parasitology (Cambridge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BIOTECNOLOGIA <text:s text:c="36"/></text:p>
          </table:table-cell>
          <table:table-cell office:value-type="string">
            <text:p>Parasitology (London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955</text:p>
          </table:table-cell>
          <table:table-cell office:value-type="string">
            <text:p>BIOTECNOLOGIA <text:s text:c="36"/></text:p>
          </table:table-cell>
          <table:table-cell office:value-type="string">
            <text:p>Parasitology Research (1987. 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BIOTECNOLOGIA <text:s text:c="36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BIOTECNOLOGIA <text:s text:c="36"/></text:p>
          </table:table-cell>
          <table:table-cell office:value-type="string">
            <text:p>Parkinsonism &amp; Related Disord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BIOTECNOLOGIA <text:s text:c="36"/></text:p>
          </table:table-cell>
          <table:table-cell office:value-type="string">
            <text:p>Pathology Internatio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BIOTECNOLOGIA <text:s text:c="36"/></text:p>
          </table:table-cell>
          <table:table-cell office:value-type="string">
            <text:p>Pathology, Research and Pract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BIOTECNOLOGIA <text:s text:c="36"/></text:p>
          </table:table-cell>
          <table:table-cell office:value-type="string">
            <text:p>Pathophysiology of Haemostasis and Thrombo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BIOTECNOLOGIA <text:s text:c="36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BIOTECNOLOGIA <text:s text:c="36"/></text:p>
          </table:table-cell>
          <table:table-cell office:value-type="string">
            <text:p>Pediat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157</text:p>
          </table:table-cell>
          <table:table-cell office:value-type="string">
            <text:p>BIOTECNOLOGIA <text:s text:c="36"/></text:p>
          </table:table-cell>
          <table:table-cell office:value-type="string">
            <text:p>Pediatric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BIOTECNOLOGIA <text:s text:c="36"/></text:p>
          </table:table-cell>
          <table:table-cell office:value-type="string">
            <text:p>Pediatric Blood &amp;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BIOTECNOLOGIA <text:s text:c="36"/></text:p>
          </table:table-cell>
          <table:table-cell office:value-type="string">
            <text:p>Pediatric Diabet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BIOTECNOLOGIA <text:s text:c="36"/></text:p>
          </table:table-cell>
          <table:table-cell office:value-type="string">
            <text:p>Pediatric Nephrology (Berlin, Wes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BIOTECNOLOGIA <text:s text:c="36"/></text:p>
          </table:table-cell>
          <table:table-cell office:value-type="string">
            <text:p>Pediatr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05</text:p>
          </table:table-cell>
          <table:table-cell office:value-type="string">
            <text:p>BIOTECNOLOGIA <text:s text:c="36"/></text:p>
          </table:table-cell>
          <table:table-cell office:value-type="string">
            <text:p>Pediatrics (Evan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BIOTECNOLOGIA <text:s text:c="36"/></text:p>
          </table:table-cell>
          <table:table-cell office:value-type="string">
            <text:p>Peptides (New York, N.Y. 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393</text:p>
          </table:table-cell>
          <table:table-cell office:value-type="string">
            <text:p>BIOTECNOLOGIA <text:s text:c="36"/></text:p>
          </table:table-cell>
          <table:table-cell office:value-type="string">
            <text:p>Periodontia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BIOTECNOLOGIA <text:s text:c="36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BIOTECNOLOGIA <text:s text:c="36"/></text:p>
          </table:table-cell>
          <table:table-cell office:value-type="string">
            <text:p>Perspectivas Online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6341</text:p>
          </table:table-cell>
          <table:table-cell office:value-type="string">
            <text:p>BIOTECNOLOGIA <text:s text:c="36"/></text:p>
          </table:table-cell>
          <table:table-cell office:value-type="string">
            <text:p>Perspectives on Sexual and Reproductive Healt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BIOTECNOLOGIA <text:s text:c="36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BIOTECNOLOGIA <text:s text:c="36"/></text:p>
          </table:table-cell>
          <table:table-cell office:value-type="string">
            <text:p>Pesquisa Agropecuári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BIOTECNOLOGIA <text:s text:c="36"/></text:p>
          </table:table-cell>
          <table:table-cell office:value-type="string">
            <text:p>Pesquisa Agropecuár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63</text:p>
          </table:table-cell>
          <table:table-cell office:value-type="string">
            <text:p>BIOTECNOLOGIA <text:s text:c="36"/></text:p>
          </table:table-cell>
          <table:table-cell office:value-type="string">
            <text:p>Pesquisa Médica (UF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BIOTECNOLOGIA <text:s text:c="36"/></text:p>
          </table:table-cell>
          <table:table-cell office:value-type="string">
            <text:p>Pesquisa Veterinár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BIOTECNOLOGIA <text:s text:c="36"/></text:p>
          </table:table-cell>
          <table:table-cell office:value-type="string">
            <text:p>Pest Management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BIOTECNOLOGIA <text:s text:c="36"/></text:p>
          </table:table-cell>
          <table:table-cell office:value-type="string">
            <text:p>Pesticide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BIOTECNOLOGIA <text:s text:c="36"/></text:p>
          </table:table-cell>
          <table:table-cell office:value-type="string">
            <text:p>Pharmaceutical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7450</text:p>
          </table:table-cell>
          <table:table-cell office:value-type="string">
            <text:p>BIOTECNOLOGIA <text:s text:c="36"/></text:p>
          </table:table-cell>
          <table:table-cell office:value-type="string">
            <text:p>Pharmaceutical Development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BIOTECNOLOGIA <text:s text:c="36"/></text:p>
          </table:table-cell>
          <table:table-cell office:value-type="string">
            <text:p>Pharmacogenomic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BIOTECNOLOGIA <text:s text:c="36"/></text:p>
          </table:table-cell>
          <table:table-cell office:value-type="string">
            <text:p>Pharmacognosy Magaz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7847</text:p>
          </table:table-cell>
          <table:table-cell office:value-type="string">
            <text:p>BIOTECNOLOGIA <text:s text:c="36"/></text:p>
          </table:table-cell>
          <table:table-cell office:value-type="string">
            <text:p>Pharmacognosy Revi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BIOTECNOLOGIA <text:s text:c="36"/></text:p>
          </table:table-cell>
          <table:table-cell office:value-type="string">
            <text:p>Pharmacolog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BIOTECNOLOGIA <text:s text:c="36"/></text:p>
          </table:table-cell>
          <table:table-cell office:value-type="string">
            <text:p>Pharmacology, Biochemistry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3679</text:p>
          </table:table-cell>
          <table:table-cell office:value-type="string">
            <text:p>BIOTECNOLOGIA <text:s text:c="36"/></text:p>
          </table:table-cell>
          <table:table-cell office:value-type="string">
            <text:p>Pharmaco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BIOTECNOLOGIA <text:s text:c="36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BIOTECNOLOGIA <text:s text:c="36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BIOTECNOLOGIA <text:s text:c="36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8595</text:p>
          </table:table-cell>
          <table:table-cell office:value-type="string">
            <text:p>BIOTECNOLOGIA <text:s text:c="36"/></text:p>
          </table:table-cell>
          <table:table-cell office:value-type="string">
            <text:p>Photosynthesi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604</text:p>
          </table:table-cell>
          <table:table-cell office:value-type="string">
            <text:p>BIOTECNOLOGIA <text:s text:c="36"/></text:p>
          </table:table-cell>
          <table:table-cell office:value-type="string">
            <text:p>Photosynthetica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BIOTECNOLOGIA <text:s text:c="36"/></text:p>
          </table:table-cell>
          <table:table-cell office:value-type="string">
            <text:p>Phycologia (Ox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BIOTECNOLOGIA <text:s text:c="36"/></text:p>
          </table:table-cell>
          <table:table-cell office:value-type="string">
            <text:p>Physica. 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BIOTECNOLOGIA <text:s text:c="36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BIOTECNOLOGIA <text:s text:c="36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BIOTECNOLOGIA <text:s text:c="36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2813</text:p>
          </table:table-cell>
          <table:table-cell office:value-type="string">
            <text:p>BIOTECNOLOGIA <text:s text:c="36"/></text:p>
          </table:table-cell>
          <table:table-cell office:value-type="string">
            <text:p>Physical Review. C. Nuclea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601</text:p>
          </table:table-cell>
          <table:table-cell office:value-type="string">
            <text:p>BIOTECNOLOGIA <text:s text:c="36"/></text:p>
          </table:table-cell>
          <table:table-cell office:value-type="string">
            <text:p>Physics Letters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2152</text:p>
          </table:table-cell>
          <table:table-cell office:value-type="string">
            <text:p>BIOTECNOLOGIA <text:s text:c="36"/></text:p>
          </table:table-cell>
          <table:table-cell office:value-type="string">
            <text:p>Physiological and Biochemical Zo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5765</text:p>
          </table:table-cell>
          <table:table-cell office:value-type="string">
            <text:p>BIOTECNOLOGIA <text:s text:c="36"/></text:p>
          </table:table-cell>
          <table:table-cell office:value-type="string">
            <text:p>Physiological and Molecular Plant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BIOTECNOLOGIA <text:s text:c="36"/></text:p>
          </table:table-cell>
          <table:table-cell office:value-type="string">
            <text:p>Physiological Entom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334</text:p>
          </table:table-cell>
          <table:table-cell office:value-type="string">
            <text:p>BIOTECNOLOGIA <text:s text:c="36"/></text:p>
          </table:table-cell>
          <table:table-cell office:value-type="string">
            <text:p>Physiological Measure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BIOTECNOLOGIA <text:s text:c="36"/></text:p>
          </table:table-cell>
          <table:table-cell office:value-type="string">
            <text:p>Physiology and Molecular Biology of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8-2267</text:p>
          </table:table-cell>
          <table:table-cell office:value-type="string">
            <text:p>BIOTECNOLOGIA <text:s text:c="36"/></text:p>
          </table:table-cell>
          <table:table-cell office:value-type="string">
            <text:p>Physiotherapy Research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344</text:p>
          </table:table-cell>
          <table:table-cell office:value-type="string">
            <text:p>BIOTECNOLOGIA <text:s text:c="36"/></text:p>
          </table:table-cell>
          <table:table-cell office:value-type="string">
            <text:p>Phytochem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BIOTECNOLOGIA <text:s text:c="36"/></text:p>
          </table:table-cell>
          <table:table-cell office:value-type="string">
            <text:p>Ph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BIOTECNOLOGIA <text:s text:c="36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BIOTECNOLOGIA <text:s text:c="36"/></text:p>
          </table:table-cell>
          <table:table-cell office:value-type="string">
            <text:p>Placenta (East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BIOTECNOLOGIA <text:s text:c="36"/></text:p>
          </table:table-cell>
          <table:table-cell office:value-type="string">
            <text:p>Plant and Cell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BIOTECNOLOGIA <text:s text:c="36"/></text:p>
          </table:table-cell>
          <table:table-cell office:value-type="string">
            <text:p>Plant and Soi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BIOTECNOLOGIA <text:s text:c="36"/></text:p>
          </table:table-cell>
          <table:table-cell office:value-type="string">
            <text:p>Plant Biology (Stuttga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9541</text:p>
          </table:table-cell>
          <table:table-cell office:value-type="string">
            <text:p>BIOTECNOLOGIA <text:s text:c="36"/></text:p>
          </table:table-cell>
          <table:table-cell office:value-type="string">
            <text:p>Plant Breed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BIOTECNOLOGIA <text:s text:c="36"/></text:p>
          </table:table-cell>
          <table:table-cell office:value-type="string">
            <text:p>Plant Cell Culture &amp; Micropropag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BIOTECNOLOGIA <text:s text:c="36"/></text:p>
          </table:table-cell>
          <table:table-cell office:value-type="string">
            <text:p>Plant Cell Repor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BIOTECNOLOGIA <text:s text:c="36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BIOTECNOLOGIA <text:s text:c="36"/></text:p>
          </table:table-cell>
          <table:table-cell office:value-type="string">
            <text:p>Plant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BIOTECNOLOGIA <text:s text:c="36"/></text:p>
          </table:table-cell>
          <table:table-cell office:value-type="string">
            <text:p>Plant Ecology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903</text:p>
          </table:table-cell>
          <table:table-cell office:value-type="string">
            <text:p>BIOTECNOLOGIA <text:s text:c="36"/></text:p>
          </table:table-cell>
          <table:table-cell office:value-type="string">
            <text:p>Plant Growth Regul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12</text:p>
          </table:table-cell>
          <table:table-cell office:value-type="string">
            <text:p>BIOTECNOLOGIA <text:s text:c="36"/></text:p>
          </table:table-cell>
          <table:table-cell office:value-type="string">
            <text:p>Plant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BIOTECNOLOGIA <text:s text:c="36"/></text:p>
          </table:table-cell>
          <table:table-cell office:value-type="string">
            <text:p>Plant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89</text:p>
          </table:table-cell>
          <table:table-cell office:value-type="string">
            <text:p>BIOTECNOLOGIA <text:s text:c="36"/></text:p>
          </table:table-cell>
          <table:table-cell office:value-type="string">
            <text:p>Plant Physiology (Bethesd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BIOTECNOLOGIA <text:s text:c="36"/></text:p>
          </table:table-cell>
          <table:table-cell office:value-type="string">
            <text:p>Plant Physiology and Biochemistr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BIOTECNOLOGIA <text:s text:c="36"/></text:p>
          </table:table-cell>
          <table:table-cell office:value-type="string">
            <text:p>Plant Science (Limeric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359</text:p>
          </table:table-cell>
          <table:table-cell office:value-type="string">
            <text:p>BIOTECNOLOGIA <text:s text:c="36"/></text:p>
          </table:table-cell>
          <table:table-cell office:value-type="string">
            <text:p>Plant Stres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BIOTECNOLOGIA <text:s text:c="36"/></text:p>
          </table:table-cell>
          <table:table-cell office:value-type="string">
            <text:p>Plant Systematics and Evolu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35</text:p>
          </table:table-cell>
          <table:table-cell office:value-type="string">
            <text:p>BIOTECNOLOGIA <text:s text:c="36"/></text:p>
          </table:table-cell>
          <table:table-cell office:value-type="string">
            <text:p>Planta (Heidelber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BIOTECNOLOGIA <text:s text:c="36"/></text:p>
          </table:table-cell>
          <table:table-cell office:value-type="string">
            <text:p>Planta Daninh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BIOTECNOLOGIA <text:s text:c="36"/></text:p>
          </table:table-cell>
          <table:table-cell office:value-type="string">
            <text:p>Planta Med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19X</text:p>
          </table:table-cell>
          <table:table-cell office:value-type="string">
            <text:p>BIOTECNOLOGIA <text:s text:c="36"/></text:p>
          </table:table-cell>
          <table:table-cell office:value-type="string">
            <text:p>Plasmid (San Diego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9173</text:p>
          </table:table-cell>
          <table:table-cell office:value-type="string">
            <text:p>BIOTECNOLOGIA <text:s text:c="36"/></text:p>
          </table:table-cell>
          <table:table-cell office:value-type="string">
            <text:p>PLoS Biology (Cessou em 2006. Cont. ISSN 1545-7885 PLoS Biology (Online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2735</text:p>
          </table:table-cell>
          <table:table-cell office:value-type="string">
            <text:p>BIOTECNOLOGIA <text:s text:c="36"/></text:p>
          </table:table-cell>
          <table:table-cell office:value-type="string">
            <text:p>Plos Neglected Tropical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BIOTECNOLOGIA <text:s text:c="36"/></text:p>
          </table:table-cell>
          <table:table-cell office:value-type="string">
            <text:p>Plos O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BIOTECNOLOGIA <text:s text:c="36"/></text:p>
          </table:table-cell>
          <table:table-cell office:value-type="string">
            <text:p>Polyhedr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BIOTECNOLOGIA <text:s text:c="36"/></text:p>
          </table:table-cell>
          <table:table-cell office:value-type="string">
            <text:p>Polymer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BIOTECNOLOGIA <text:s text:c="36"/></text:p>
          </table:table-cell>
          <table:table-cell office:value-type="string">
            <text:p>Polymer Engineering an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BIOTECNOLOGIA <text:s text:c="36"/></text:p>
          </table:table-cell>
          <table:table-cell office:value-type="string">
            <text:p>Polymer Tes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BIOTECNOLOGIA <text:s text:c="36"/></text:p>
          </table:table-cell>
          <table:table-cell office:value-type="string">
            <text:p>Postharvest Biology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910</text:p>
          </table:table-cell>
          <table:table-cell office:value-type="string">
            <text:p>BIOTECNOLOGIA <text:s text:c="36"/></text:p>
          </table:table-cell>
          <table:table-cell office:value-type="string">
            <text:p>Powder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BIOTECNOLOGIA <text:s text:c="36"/></text:p>
          </table:table-cell>
          <table:table-cell office:value-type="string">
            <text:p>Prática Hospita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68</text:p>
          </table:table-cell>
          <table:table-cell office:value-type="string">
            <text:p>BIOTECNOLOGIA <text:s text:c="36"/></text:p>
          </table:table-cell>
          <table:table-cell office:value-type="string">
            <text:p>Preparative Biochemistr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2297</text:p>
          </table:table-cell>
          <table:table-cell office:value-type="string">
            <text:p>BIOTECNOLOGIA <text:s text:c="36"/></text:p>
          </table:table-cell>
          <table:table-cell office:value-type="string">
            <text:p>Preparative Biochemistry and Biotechn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BIOTECNOLOGIA <text:s text:c="36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BIOTECNOLOGIA <text:s text:c="36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BIOTECNOLOGIA <text:s text:c="36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BIOTECNOLOGIA <text:s text:c="36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BIOTECNOLOGIA <text:s text:c="36"/></text:p>
          </table:table-cell>
          <table:table-cell office:value-type="string">
            <text:p>Progress in Biomedical Optics and Imag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23</text:p>
          </table:table-cell>
          <table:table-cell office:value-type="string">
            <text:p>BIOTECNOLOGIA <text:s text:c="36"/></text:p>
          </table:table-cell>
          <table:table-cell office:value-type="string">
            <text:p>Progress in Brai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BIOTECNOLOGIA <text:s text:c="36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BIOTECNOLOGIA <text:s text:c="36"/></text:p>
          </table:table-cell>
          <table:table-cell office:value-type="string">
            <text:p>Protein and Peptid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BIOTECNOLOGIA <text:s text:c="36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8368</text:p>
          </table:table-cell>
          <table:table-cell office:value-type="string">
            <text:p>BIOTECNOLOGIA <text:s text:c="36"/></text:p>
          </table:table-cell>
          <table:table-cell office:value-type="string">
            <text:p>Protei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BIOTECNOLOGIA <text:s text:c="36"/></text:p>
          </table:table-cell>
          <table:table-cell office:value-type="string">
            <text:p>Protei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BIOTECNOLOGIA <text:s text:c="36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BIOTECNOLOGIA <text:s text:c="36"/></text:p>
          </table:table-cell>
          <table:table-cell office:value-type="string">
            <text:p>Psicologia Escolar e Educa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8829</text:p>
          </table:table-cell>
          <table:table-cell office:value-type="string">
            <text:p>BIOTECNOLOGIA <text:s text:c="36"/></text:p>
          </table:table-cell>
          <table:table-cell office:value-type="string">
            <text:p>Psychiatric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781</text:p>
          </table:table-cell>
          <table:table-cell office:value-type="string">
            <text:p>BIOTECNOLOGIA <text:s text:c="36"/></text:p>
          </table:table-cell>
          <table:table-cell office:value-type="string">
            <text:p>Psychiat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BIOTECNOLOGIA <text:s text:c="36"/></text:p>
          </table:table-cell>
          <table:table-cell office:value-type="string">
            <text:p>PTR. Phytotherap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97</text:p>
          </table:table-cell>
          <table:table-cell office:value-type="string">
            <text:p>BIOTECNOLOGIA <text:s text:c="36"/></text:p>
          </table:table-cell>
          <table:table-cell office:value-type="string">
            <text:p>Publica (UFRG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BIOTECNOLOGIA <text:s text:c="36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BIOTECNOLOGIA <text:s text:c="36"/></text:p>
          </table:table-cell>
          <table:table-cell office:value-type="string">
            <text:p>Pubvet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BIOTECNOLOGIA <text:s text:c="36"/></text:p>
          </table:table-cell>
          <table:table-cell office:value-type="string">
            <text:p>QSAR &amp; Combinator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BIOTECNOLOGIA <text:s text:c="36"/></text:p>
          </table:table-cell>
          <table:table-cell office:value-type="string">
            <text:p>Química n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BIOTECNOLOGIA <text:s text:c="36"/></text:p>
          </table:table-cell>
          <table:table-cell office:value-type="string">
            <text:p>Química No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BIOTECNOLOGIA <text:s text:c="36"/></text:p>
          </table:table-cell>
          <table:table-cell office:value-type="string">
            <text:p>Química Nov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BIOTECNOLOGIA <text:s text:c="36"/></text:p>
          </table:table-cell>
          <table:table-cell office:value-type="string">
            <text:p>Química Nova na Es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BIOTECNOLOGIA <text:s text:c="36"/></text:p>
          </table:table-cell>
          <table:table-cell office:value-type="string">
            <text:p>Radiation Physics and Chemistry (1993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BIOTECNOLOGIA <text:s text:c="36"/></text:p>
          </table:table-cell>
          <table:table-cell office:value-type="string">
            <text:p>Radiation Protection Dosi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7587</text:p>
          </table:table-cell>
          <table:table-cell office:value-type="string">
            <text:p>BIOTECNOLOGIA <text:s text:c="36"/></text:p>
          </table:table-cell>
          <table:table-cell office:value-type="string">
            <text:p>Radi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BIOTECNOLOGIA <text:s text:c="36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BIOTECNOLOGIA <text:s text:c="36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52</text:p>
          </table:table-cell>
          <table:table-cell office:value-type="string">
            <text:p>BIOTECNOLOGIA <text:s text:c="36"/></text:p>
          </table:table-cell>
          <table:table-cell office:value-type="string">
            <text:p>RBE. Revista Brasileira de Engenharia. Caderno de Recursos Hídricos (Cessou em 1995. Cont. ISSN 1414-381X RBR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30</text:p>
          </table:table-cell>
          <table:table-cell office:value-type="string">
            <text:p>BIOTECNOLOGIA <text:s text:c="36"/></text:p>
          </table:table-cell>
          <table:table-cell office:value-type="string">
            <text:p>RBPO (UFR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BIOTECNOLOGIA <text:s text:c="36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08</text:p>
          </table:table-cell>
          <table:table-cell office:value-type="string">
            <text:p>BIOTECNOLOGIA <text:s text:c="36"/></text:p>
          </table:table-cell>
          <table:table-cell office:value-type="string">
            <text:p>RCM. Revista de Ciências Méd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BIOTECNOLOGIA <text:s text:c="36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BIOTECNOLOGIA <text:s text:c="36"/></text:p>
          </table:table-cell>
          <table:table-cell office:value-type="string">
            <text:p>Reactive &amp; Functional Polym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56</text:p>
          </table:table-cell>
          <table:table-cell office:value-type="string">
            <text:p>BIOTECNOLOGIA <text:s text:c="36"/></text:p>
          </table:table-cell>
          <table:table-cell office:value-type="string">
            <text:p>Recent Patents on DNA &amp; Gene Sequ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BIOTECNOLOGIA <text:s text:c="36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62</text:p>
          </table:table-cell>
          <table:table-cell office:value-type="string">
            <text:p>BIOTECNOLOGIA <text:s text:c="36"/></text:p>
          </table:table-cell>
          <table:table-cell office:value-type="string">
            <text:p>RECITEC. Revista de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7-6167</text:p>
          </table:table-cell>
          <table:table-cell office:value-type="string">
            <text:p>BIOTECNOLOGIA <text:s text:c="36"/></text:p>
          </table:table-cell>
          <table:table-cell office:value-type="string">
            <text:p>Records natural of produc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BIOTECNOLOGIA <text:s text:c="36"/></text:p>
          </table:table-cell>
          <table:table-cell office:value-type="string">
            <text:p>Redox Report (Edinburg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9054</text:p>
          </table:table-cell>
          <table:table-cell office:value-type="string">
            <text:p>BIOTECNOLOGIA <text:s text:c="36"/></text:p>
          </table:table-cell>
          <table:table-cell office:value-type="string">
            <text:p>Reference and User Services Quarterl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BIOTECNOLOGIA <text:s text:c="36"/></text:p>
          </table:table-cell>
          <table:table-cell office:value-type="string">
            <text:p>REGE. Revista de Gestão 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0751</text:p>
          </table:table-cell>
          <table:table-cell office:value-type="string">
            <text:p>BIOTECNOLOGIA <text:s text:c="36"/></text:p>
          </table:table-cell>
          <table:table-cell office:value-type="string">
            <text:p>Regener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BIOTECNOLOGIA <text:s text:c="36"/></text:p>
          </table:table-cell>
          <table:table-cell office:value-type="string">
            <text:p>Reprodução &amp; Climaté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BIOTECNOLOGIA <text:s text:c="36"/></text:p>
          </table:table-cell>
          <table:table-cell office:value-type="string">
            <text:p>Reproduction in Domestic Animals (199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BIOTECNOLOGIA <text:s text:c="36"/></text:p>
          </table:table-cell>
          <table:table-cell office:value-type="string">
            <text:p>Reproduction, Fertility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BIOTECNOLOGIA <text:s text:c="36"/></text:p>
          </table:table-cell>
          <table:table-cell office:value-type="string">
            <text:p>Reproductive BioMedicine Onl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BIOTECNOLOGIA <text:s text:c="36"/></text:p>
          </table:table-cell>
          <table:table-cell office:value-type="string">
            <text:p>Reproductive Toxicology (Elmsford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BIOTECNOLOGIA <text:s text:c="36"/></text:p>
          </table:table-cell>
          <table:table-cell office:value-type="string">
            <text:p>Research in Microbiology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BIOTECNOLOGIA <text:s text:c="36"/></text:p>
          </table:table-cell>
          <table:table-cell office:value-type="string">
            <text:p>Research in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5415</text:p>
          </table:table-cell>
          <table:table-cell office:value-type="string">
            <text:p>BIOTECNOLOGIA <text:s text:c="36"/></text:p>
          </table:table-cell>
          <table:table-cell office:value-type="string">
            <text:p>Research Journal of Agriculture and Biolog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6263</text:p>
          </table:table-cell>
          <table:table-cell office:value-type="string">
            <text:p>BIOTECNOLOGIA <text:s text:c="36"/></text:p>
          </table:table-cell>
          <table:table-cell office:value-type="string">
            <text:p>Research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931</text:p>
          </table:table-cell>
          <table:table-cell office:value-type="string">
            <text:p>BIOTECNOLOGIA <text:s text:c="36"/></text:p>
          </table:table-cell>
          <table:table-cell office:value-type="string">
            <text:p>Respiration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BIOTECNOLOGIA <text:s text:c="36"/></text:p>
          </table:table-cell>
          <table:table-cell office:value-type="string">
            <text:p>Respiratory Physiology &amp; Neu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67</text:p>
          </table:table-cell>
          <table:table-cell office:value-type="string">
            <text:p>BIOTECNOLOGIA <text:s text:c="36"/></text:p>
          </table:table-cell>
          <table:table-cell office:value-type="string">
            <text:p>Review of Palaeobotany and Paly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BIOTECNOLOGIA <text:s text:c="36"/></text:p>
          </table:table-cell>
          <table:table-cell office:value-type="string">
            <text:p>Revista Argentina de Microbiolog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BIOTECNOLOGIA <text:s text:c="36"/></text:p>
          </table:table-cell>
          <table:table-cell office:value-type="string">
            <text:p>Revista Árvor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BIOTECNOLOGIA <text:s text:c="36"/></text:p>
          </table:table-cell>
          <table:table-cell office:value-type="string">
            <text:p>Revista Baiana de Saúde Pu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BIOTECNOLOGIA <text:s text:c="36"/></text:p>
          </table:table-cell>
          <table:table-cell office:value-type="string">
            <text:p>Revista Biociências (Taubat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Agrociencia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Analises Clin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Botân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Cance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Ciência e Mo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genharia de Pes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43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genharia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65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Higiene e Sanidade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Hiper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Implantodont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Odon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Sement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290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Zootecn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222</text:p>
          </table:table-cell>
          <table:table-cell office:value-type="string">
            <text:p>BIOTECNOLOGIA <text:s text:c="36"/></text:p>
          </table:table-cell>
          <table:table-cell office:value-type="string">
            <text:p>Revista Brasileira em Promoção da Saúde (UNIF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BIOTECNOLOGIA <text:s text:c="36"/></text:p>
          </table:table-cell>
          <table:table-cell office:value-type="string">
            <text:p>Revista Caatinga (UFERS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653</text:p>
          </table:table-cell>
          <table:table-cell office:value-type="string">
            <text:p>BIOTECNOLOGIA <text:s text:c="36"/></text:p>
          </table:table-cell>
          <table:table-cell office:value-type="string">
            <text:p>Revista Capixaba de Ciência e Tecn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BIOTECNOLOGIA <text:s text:c="36"/></text:p>
          </table:table-cell>
          <table:table-cell office:value-type="string">
            <text:p>Revista CFMV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BIOTECNOLOGIA <text:s text:c="36"/></text:p>
          </table:table-cell>
          <table:table-cell office:value-type="string">
            <text:p>Revista Ciência Agronômica (UF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BIOTECNOLOGIA <text:s text:c="36"/></text:p>
          </table:table-cell>
          <table:table-cell office:value-type="string">
            <text:p>Revista Ciência Agronômica (UFC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BIOTECNOLOGIA <text:s text:c="36"/></text:p>
          </table:table-cell>
          <table:table-cell office:value-type="string">
            <text:p>Revista Ciências Médic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63X</text:p>
          </table:table-cell>
          <table:table-cell office:value-type="string">
            <text:p>BIOTECNOLOGIA <text:s text:c="36"/></text:p>
          </table:table-cell>
          <table:table-cell office:value-type="string">
            <text:p>Revista Científica d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508</text:p>
          </table:table-cell>
          <table:table-cell office:value-type="string">
            <text:p>BIOTECNOLOGIA <text:s text:c="36"/></text:p>
          </table:table-cell>
          <table:table-cell office:value-type="string">
            <text:p>Revista Científica JOPE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BIOTECNOLOGIA <text:s text:c="36"/></text:p>
          </table:table-cell>
          <table:table-cell office:value-type="string">
            <text:p>Revista Científica Rur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49</text:p>
          </table:table-cell>
          <table:table-cell office:value-type="string">
            <text:p>BIOTECNOLOGIA <text:s text:c="36"/></text:p>
          </table:table-cell>
          <table:table-cell office:value-type="string">
            <text:p>Revista Clínica de Ortodontia Dental Pres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690</text:p>
          </table:table-cell>
          <table:table-cell office:value-type="string">
            <text:p>BIOTECNOLOGIA <text:s text:c="36"/></text:p>
          </table:table-cell>
          <table:table-cell office:value-type="string">
            <text:p>Revista Colombiana de Ciencias Pecua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BIOTECNOLOGIA <text:s text:c="36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BIOTECNOLOGIA <text:s text:c="36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52</text:p>
          </table:table-cell>
          <table:table-cell office:value-type="string">
            <text:p>BIOTECNOLOGIA <text:s text:c="36"/></text:p>
          </table:table-cell>
          <table:table-cell office:value-type="string">
            <text:p>Revista da Rede de Enfermagem do Nordes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BIOTECNOLOGIA <text:s text:c="36"/></text:p>
          </table:table-cell>
          <table:table-cell office:value-type="string">
            <text:p>Revista da SOCERJ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BIOTECNOLOGIA <text:s text:c="36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BIOTECNOLOGIA <text:s text:c="36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BIOTECNOLOGIA <text:s text:c="36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BIOTECNOLOGIA <text:s text:c="36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BIOTECNOLOGIA <text:s text:c="36"/></text:p>
          </table:table-cell>
          <table:table-cell office:value-type="string">
            <text:p>Revista de Agricultura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BIOTECNOLOGIA <text:s text:c="36"/></text:p>
          </table:table-cell>
          <table:table-cell office:value-type="string">
            <text:p>Revista de AP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BIOTECNOLOGIA <text:s text:c="36"/></text:p>
          </table:table-cell>
          <table:table-cell office:value-type="string">
            <text:p>Revista de Ciências Agrárias (Belé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BIOTECNOLOGIA <text:s text:c="36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274</text:p>
          </table:table-cell>
          <table:table-cell office:value-type="string">
            <text:p>BIOTECNOLOGIA <text:s text:c="36"/></text:p>
          </table:table-cell>
          <table:table-cell office:value-type="string">
            <text:p>Revista de Clínica e Pesquisa Odontológica (Impresso) / Journal of Dental Clinical and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BIOTECNOLOGIA <text:s text:c="36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BIOTECNOLOGIA <text:s text:c="36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881</text:p>
          </table:table-cell>
          <table:table-cell office:value-type="string">
            <text:p>BIOTECNOLOGIA <text:s text:c="36"/></text:p>
          </table:table-cell>
          <table:table-cell office:value-type="string">
            <text:p>Revista de Microbiologia (Online) (Cessou em 1999. Cont. ISSN 1678-4405 Brazilian Journal of Microbiology (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BIOTECNOLOGIA <text:s text:c="36"/></text:p>
          </table:table-cell>
          <table:table-cell office:value-type="string">
            <text:p>Revista de Nutri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BIOTECNOLOGIA <text:s text:c="36"/></text:p>
          </table:table-cell>
          <table:table-cell office:value-type="string">
            <text:p>Revista de Patolog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BIOTECNOLOGIA <text:s text:c="36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BIOTECNOLOGIA <text:s text:c="36"/></text:p>
          </table:table-cell>
          <table:table-cell office:value-type="string">
            <text:p>Revista de Química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BIOTECNOLOGIA <text:s text:c="36"/></text:p>
          </table:table-cell>
          <table:table-cell office:value-type="string">
            <text:p>Revista de Saúde Pública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89</text:p>
          </table:table-cell>
          <table:table-cell office:value-type="string">
            <text:p>BIOTECNOLOGIA <text:s text:c="36"/></text:p>
          </table:table-cell>
          <table:table-cell office:value-type="string">
            <text:p>Revista Dentística On 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BIOTECNOLOGIA <text:s text:c="36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69</text:p>
          </table:table-cell>
          <table:table-cell office:value-type="string">
            <text:p>BIOTECNOLOGIA <text:s text:c="36"/></text:p>
          </table:table-cell>
          <table:table-cell office:value-type="string">
            <text:p>Revista do Hospital Universitário Getúlio Varg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BIOTECNOLOGIA <text:s text:c="36"/></text:p>
          </table:table-cell>
          <table:table-cell office:value-type="string">
            <text:p>Revista do Instituto Adolfo Lutz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BIOTECNOLOGIA <text:s text:c="36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BIOTECNOLOGIA <text:s text:c="36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BIOTECNOLOGIA <text:s text:c="36"/></text:p>
          </table:table-cell>
          <table:table-cell office:value-type="string">
            <text:p>Revista Eletrônica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92</text:p>
          </table:table-cell>
          <table:table-cell office:value-type="string">
            <text:p>BIOTECNOLOGIA <text:s text:c="36"/></text:p>
          </table:table-cell>
          <table:table-cell office:value-type="string">
            <text:p>Revista Eletrônica Pesquisa Méd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BIOTECNOLOGIA <text:s text:c="36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BIOTECNOLOGIA <text:s text:c="36"/></text:p>
          </table:table-cell>
          <table:table-cell office:value-type="string">
            <text:p>Revista Fitos (ALANA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0992</text:p>
          </table:table-cell>
          <table:table-cell office:value-type="string">
            <text:p>BIOTECNOLOGIA <text:s text:c="36"/></text:p>
          </table:table-cell>
          <table:table-cell office:value-type="string">
            <text:p>Revista IEEE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BIOTECNOLOGIA <text:s text:c="36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5943</text:p>
          </table:table-cell>
          <table:table-cell office:value-type="string">
            <text:p>BIOTECNOLOGIA <text:s text:c="36"/></text:p>
          </table:table-cell>
          <table:table-cell office:value-type="string">
            <text:p>Revista Latinoamericana de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BIOTECNOLOGIA <text:s text:c="36"/></text:p>
          </table:table-cell>
          <table:table-cell office:value-type="string">
            <text:p>Revista Nacional da Car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BIOTECNOLOGIA <text:s text:c="36"/></text:p>
          </table:table-cell>
          <table:table-cell office:value-type="string">
            <text:p>Revista Odonto Ciênci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BIOTECNOLOGIA <text:s text:c="36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BIOTECNOLOGIA <text:s text:c="36"/></text:p>
          </table:table-cell>
          <table:table-cell office:value-type="string">
            <text:p>Revista Paulista de Pediat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BIOTECNOLOGIA <text:s text:c="36"/></text:p>
          </table:table-cell>
          <table:table-cell office:value-type="string">
            <text:p>Revista Saúde e Ambiente (UNIVIL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761</text:p>
          </table:table-cell>
          <table:table-cell office:value-type="string">
            <text:p>BIOTECNOLOGIA <text:s text:c="36"/></text:p>
          </table:table-cell>
          <table:table-cell office:value-type="string">
            <text:p>Revista Saúde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BIOTECNOLOGIA <text:s text:c="36"/></text:p>
          </table:table-cell>
          <table:table-cell office:value-type="string">
            <text:p>Revista UNIA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BIOTECNOLOGIA <text:s text:c="36"/></text:p>
          </table:table-cell>
          <table:table-cell office:value-type="string">
            <text:p>Revista Uning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BIOTECNOLOGIA <text:s text:c="36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BIOTECNOLOGIA <text:s text:c="36"/></text:p>
          </table:table-cell>
          <table:table-cell office:value-type="string">
            <text:p>Rodrigue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BIOTECNOLOGIA <text:s text:c="36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BIOTECNOLOGIA <text:s text:c="36"/></text:p>
          </table:table-cell>
          <table:table-cell office:value-type="string">
            <text:p>São Paulo Medical Jour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36X</text:p>
          </table:table-cell>
          <table:table-cell office:value-type="string">
            <text:p>BIOTECNOLOGIA <text:s text:c="36"/></text:p>
          </table:table-cell>
          <table:table-cell office:value-type="string">
            <text:p>SAR and QSAR in Environment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92</text:p>
          </table:table-cell>
          <table:table-cell office:value-type="string">
            <text:p>BIOTECNOLOGIA <text:s text:c="36"/></text:p>
          </table:table-cell>
          <table:table-cell office:value-type="string">
            <text:p>Saúde em Evidência (FEJ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BIOTECNOLOGIA <text:s text:c="36"/></text:p>
          </table:table-cell>
          <table:table-cell office:value-type="string">
            <text:p>Saúde em Revista (UNIME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83</text:p>
          </table:table-cell>
          <table:table-cell office:value-type="string">
            <text:p>BIOTECNOLOGIA <text:s text:c="36"/></text:p>
          </table:table-cell>
          <table:table-cell office:value-type="string">
            <text:p>Scandinavian Journal of Immun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BIOTECNOLOGIA <text:s text:c="36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3393</text:p>
          </table:table-cell>
          <table:table-cell office:value-type="string">
            <text:p>BIOTECNOLOGIA <text:s text:c="36"/></text:p>
          </table:table-cell>
          <table:table-cell office:value-type="string">
            <text:p>Scandinavian Journal of Laboratory Anim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9964</text:p>
          </table:table-cell>
          <table:table-cell office:value-type="string">
            <text:p>BIOTECNOLOGIA <text:s text:c="36"/></text:p>
          </table:table-cell>
          <table:table-cell office:value-type="string">
            <text:p>Schizophrenia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BIOTECNOLOGIA <text:s text:c="36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BIOTECNOLOGIA <text:s text:c="36"/></text:p>
          </table:table-cell>
          <table:table-cell office:value-type="string">
            <text:p>Scientia Agrari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BIOTECNOLOGIA <text:s text:c="36"/></text:p>
          </table:table-cell>
          <table:table-cell office:value-type="string">
            <text:p>Scientia Agrícol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BIOTECNOLOGIA <text:s text:c="36"/></text:p>
          </table:table-cell>
          <table:table-cell office:value-type="string">
            <text:p>Scientia Horticultura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709</text:p>
          </table:table-cell>
          <table:table-cell office:value-type="string">
            <text:p>BIOTECNOLOGIA <text:s text:c="36"/></text:p>
          </table:table-cell>
          <table:table-cell office:value-type="string">
            <text:p>Scientia Pharmaceu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BIOTECNOLOGIA <text:s text:c="36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0952</text:p>
          </table:table-cell>
          <table:table-cell office:value-type="string">
            <text:p>BIOTECNOLOGIA <text:s text:c="36"/></text:p>
          </table:table-cell>
          <table:table-cell office:value-type="string">
            <text:p>Seed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724</text:p>
          </table:table-cell>
          <table:table-cell office:value-type="string">
            <text:p>BIOTECNOLOGIA <text:s text:c="36"/></text:p>
          </table:table-cell>
          <table:table-cell office:value-type="string">
            <text:p>See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BIOTECNOLOGIA <text:s text:c="36"/></text:p>
          </table:table-cell>
          <table:table-cell office:value-type="string">
            <text:p>Semina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BIOTECNOLOGIA <text:s text:c="36"/></text:p>
          </table:table-cell>
          <table:table-cell office:value-type="string">
            <text:p>Semina. Ciências Agrá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9295</text:p>
          </table:table-cell>
          <table:table-cell office:value-type="string">
            <text:p>BIOTECNOLOGIA <text:s text:c="36"/></text:p>
          </table:table-cell>
          <table:table-cell office:value-type="string">
            <text:p>Seminars in Nephr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BIOTECNOLOGIA <text:s text:c="36"/></text:p>
          </table:table-cell>
          <table:table-cell office:value-type="string">
            <text:p>Sensor Letter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BIOTECNOLOGIA <text:s text:c="36"/></text:p>
          </table:table-cell>
          <table:table-cell office:value-type="string">
            <text:p>Sensors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BIOTECNOLOGIA <text:s text:c="36"/></text:p>
          </table:table-cell>
          <table:table-cell office:value-type="string">
            <text:p>Sensors and Actuators. B, Chem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BIOTECNOLOGIA <text:s text:c="36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BIOTECNOLOGIA <text:s text:c="36"/></text:p>
          </table:table-cell>
          <table:table-cell office:value-type="string">
            <text:p>Shock (Augusta, G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1641</text:p>
          </table:table-cell>
          <table:table-cell office:value-type="string">
            <text:p>BIOTECNOLOGIA <text:s text:c="36"/></text:p>
          </table:table-cell>
          <table:table-cell office:value-type="string">
            <text:p>Sicilia Foreste (Palermo.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1684</text:p>
          </table:table-cell>
          <table:table-cell office:value-type="string">
            <text:p>BIOTECNOLOGIA <text:s text:c="36"/></text:p>
          </table:table-cell>
          <table:table-cell office:value-type="string">
            <text:p>Signal Process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BIOTECNOLOGIA <text:s text:c="36"/></text:p>
          </table:table-cell>
          <table:table-cell office:value-type="string">
            <text:p>Sitientibus (UE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BIOTECNOLOGIA <text:s text:c="36"/></text:p>
          </table:table-cell>
          <table:table-cell office:value-type="string">
            <text:p>Sitientibus. Série Ciências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05</text:p>
          </table:table-cell>
          <table:table-cell office:value-type="string">
            <text:p>BIOTECNOLOGIA <text:s text:c="36"/></text:p>
          </table:table-cell>
          <table:table-cell office:value-type="string">
            <text:p>Sleep (New York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810</text:p>
          </table:table-cell>
          <table:table-cell office:value-type="string">
            <text:p>BIOTECNOLOGIA <text:s text:c="36"/></text:p>
          </table:table-cell>
          <table:table-cell office:value-type="string">
            <text:p>Small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BIOTECNOLOGIA <text:s text:c="36"/></text:p>
          </table:table-cell>
          <table:table-cell office:value-type="string">
            <text:p>Small Rumina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BIOTECNOLOGIA <text:s text:c="36"/></text:p>
          </table:table-cell>
          <table:table-cell office:value-type="string">
            <text:p>Soci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BIOTECNOLOGIA <text:s text:c="36"/></text:p>
          </table:table-cell>
          <table:table-cell office:value-type="string">
            <text:p>Soil Biology &amp;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38</text:p>
          </table:table-cell>
          <table:table-cell office:value-type="string">
            <text:p>BIOTECNOLOGIA <text:s text:c="36"/></text:p>
          </table:table-cell>
          <table:table-cell office:value-type="string">
            <text:p>Solar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BIOTECNOLOGIA <text:s text:c="36"/></text:p>
          </table:table-cell>
          <table:table-cell office:value-type="string">
            <text:p>Solid State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BIOTECNOLOGIA <text:s text:c="36"/></text:p>
          </table:table-cell>
          <table:table-cell office:value-type="string">
            <text:p>Somanlu (UF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299</text:p>
          </table:table-cell>
          <table:table-cell office:value-type="string">
            <text:p>BIOTECNOLOGIA <text:s text:c="36"/></text:p>
          </table:table-cell>
          <table:table-cell office:value-type="string">
            <text:p>South African Journal of Bota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70-2639</text:p>
          </table:table-cell>
          <table:table-cell office:value-type="string">
            <text:p>BIOTECNOLOGIA <text:s text:c="36"/></text:p>
          </table:table-cell>
          <table:table-cell office:value-type="string">
            <text:p>Southern Forest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4348</text:p>
          </table:table-cell>
          <table:table-cell office:value-type="string">
            <text:p>BIOTECNOLOGIA <text:s text:c="36"/></text:p>
          </table:table-cell>
          <table:table-cell office:value-type="string">
            <text:p>Southern Medical Journal (Birmingham, Ala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BIOTECNOLOGIA <text:s text:c="36"/></text:p>
          </table:table-cell>
          <table:table-cell office:value-type="string">
            <text:p>Spinal Co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BIOTECNOLOGIA <text:s text:c="36"/></text:p>
          </table:table-cell>
          <table:table-cell office:value-type="string">
            <text:p>STAB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BIOTECNOLOGIA <text:s text:c="36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BIOTECNOLOGIA <text:s text:c="36"/></text:p>
          </table:table-cell>
          <table:table-cell office:value-type="string">
            <text:p>Steroids (Stoneham, M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616</text:p>
          </table:table-cell>
          <table:table-cell office:value-type="string">
            <text:p>BIOTECNOLOGIA <text:s text:c="36"/></text:p>
          </table:table-cell>
          <table:table-cell office:value-type="string">
            <text:p>Studies in My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BIOTECNOLOGIA <text:s text:c="36"/></text:p>
          </table:table-cell>
          <table:table-cell office:value-type="string">
            <text:p>Summa Phytopatholog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2048</text:p>
          </table:table-cell>
          <table:table-cell office:value-type="string">
            <text:p>BIOTECNOLOGIA <text:s text:c="36"/></text:p>
          </table:table-cell>
          <table:table-cell office:value-type="string">
            <text:p>Superconductor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515</text:p>
          </table:table-cell>
          <table:table-cell office:value-type="string">
            <text:p>BIOTECNOLOGIA <text:s text:c="36"/></text:p>
          </table:table-cell>
          <table:table-cell office:value-type="string">
            <text:p>Surgical Laparoscopy, Endoscopy &amp; Percutaneous Techniqu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BIOTECNOLOGIA <text:s text:c="36"/></text:p>
          </table:table-cell>
          <table:table-cell office:value-type="string">
            <text:p>Surgical Ne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2-0598</text:p>
          </table:table-cell>
          <table:table-cell office:value-type="string">
            <text:p>BIOTECNOLOGIA <text:s text:c="36"/></text:p>
          </table:table-cell>
          <table:table-cell office:value-type="string">
            <text:p>Sydow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BIOTECNOLOGIA <text:s text:c="36"/></text:p>
          </table:table-cell>
          <table:table-cell office:value-type="string">
            <text:p>Synlett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BIOTECNOLOGIA <text:s text:c="36"/></text:p>
          </table:table-cell>
          <table:table-cell office:value-type="string">
            <text:p>Synthesis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BIOTECNOLOGIA <text:s text:c="36"/></text:p>
          </table:table-cell>
          <table:table-cell office:value-type="string">
            <text:p>Systematic and Applied Aca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3-2020</text:p>
          </table:table-cell>
          <table:table-cell office:value-type="string">
            <text:p>BIOTECNOLOGIA <text:s text:c="36"/></text:p>
          </table:table-cell>
          <table:table-cell office:value-type="string">
            <text:p>Systematic and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BIOTECNOLOGIA <text:s text:c="36"/></text:p>
          </table:table-cell>
          <table:table-cell office:value-type="string">
            <text:p>Systematic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BIOTECNOLOGIA <text:s text:c="36"/></text:p>
          </table:table-cell>
          <table:table-cell office:value-type="string">
            <text:p>Talant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BIOTECNOLOGIA <text:s text:c="36"/></text:p>
          </table:table-cell>
          <table:table-cell office:value-type="string">
            <text:p>Tax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BIOTECNOLOGIA <text:s text:c="36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BIOTECNOLOGIA <text:s text:c="36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BIOTECNOLOGIA <text:s text:c="36"/></text:p>
          </table:table-cell>
          <table:table-cell office:value-type="string">
            <text:p>Tetrahedron: Asym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BIOTECNOLOGIA <text:s text:c="36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53X</text:p>
          </table:table-cell>
          <table:table-cell office:value-type="string">
            <text:p>BIOTECNOLOGIA <text:s text:c="36"/></text:p>
          </table:table-cell>
          <table:table-cell office:value-type="string">
            <text:p>The American Journal of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BIOTECNOLOGIA <text:s text:c="36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BIOTECNOLOGIA <text:s text:c="36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569</text:p>
          </table:table-cell>
          <table:table-cell office:value-type="string">
            <text:p>BIOTECNOLOGIA <text:s text:c="36"/></text:p>
          </table:table-cell>
          <table:table-cell office:value-type="string">
            <text:p>The Cleft Palate-Craniofacial Journ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6656</text:p>
          </table:table-cell>
          <table:table-cell office:value-type="string">
            <text:p>BIOTECNOLOGIA <text:s text:c="36"/></text:p>
          </table:table-cell>
          <table:table-cell office:value-type="string">
            <text:p>The Cleft Palate-Craniofacial Journal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65X</text:p>
          </table:table-cell>
          <table:table-cell office:value-type="string">
            <text:p>BIOTECNOLOGIA <text:s text:c="36"/></text:p>
          </table:table-cell>
          <table:table-cell office:value-type="string">
            <text:p>The Coleopterists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BIOTECNOLOGIA <text:s text:c="36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BIOTECNOLOGIA <text:s text:c="36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BIOTECNOLOGIA <text:s text:c="36"/></text:p>
          </table:table-cell>
          <table:table-cell office:value-type="string">
            <text:p>The FEBS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BIOTECNOLOGIA <text:s text:c="36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BIOTECNOLOGIA <text:s text:c="36"/></text:p>
          </table:table-cell>
          <table:table-cell office:value-type="string">
            <text:p>The Florida Entomologis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3988</text:p>
          </table:table-cell>
          <table:table-cell office:value-type="string">
            <text:p>BIOTECNOLOGIA <text:s text:c="36"/></text:p>
          </table:table-cell>
          <table:table-cell office:value-type="string">
            <text:p>The International Journal of Artificial Organ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BIOTECNOLOGIA <text:s text:c="36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Ara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Craniofacial Surge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Essential Oi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234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Eukaryotic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07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Experimental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Experimental Zoology (Print) (Cessou em 2002. Desmembrado em 2: ISSN 1548-8969 Journal of Experimental Zoology. Part A e ISSN 1552-5007 Journal of Experimental Zoology. Part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498X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Gen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453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6474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Parasi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Physical Chemistry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Supercritical Flu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BIOTECNOLOGIA <text:s text:c="36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006</text:p>
          </table:table-cell>
          <table:table-cell office:value-type="string">
            <text:p>BIOTECNOLOGIA <text:s text:c="36"/></text:p>
          </table:table-cell>
          <table:table-cell office:value-type="string">
            <text:p>The Journals of Gerontology. Series A, Biological Sciences and Med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BIOTECNOLOGIA <text:s text:c="36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4370</text:p>
          </table:table-cell>
          <table:table-cell office:value-type="string">
            <text:p>BIOTECNOLOGIA <text:s text:c="36"/></text:p>
          </table:table-cell>
          <table:table-cell office:value-type="string">
            <text:p>The Open Mycolog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436</text:p>
          </table:table-cell>
          <table:table-cell office:value-type="string">
            <text:p>BIOTECNOLOGIA <text:s text:c="36"/></text:p>
          </table:table-cell>
          <table:table-cell office:value-type="string">
            <text:p>The Open Pharmacolog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BIOTECNOLOGIA <text:s text:c="36"/></text:p>
          </table:table-cell>
          <table:table-cell office:value-type="string">
            <text:p>The Pediatric Infectious Diseas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651</text:p>
          </table:table-cell>
          <table:table-cell office:value-type="string">
            <text:p>BIOTECNOLOGIA <text:s text:c="36"/></text:p>
          </table:table-cell>
          <table:table-cell office:value-type="string">
            <text:p>The Plant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4137</text:p>
          </table:table-cell>
          <table:table-cell office:value-type="string">
            <text:p>BIOTECNOLOGIA <text:s text:c="36"/></text:p>
          </table:table-cell>
          <table:table-cell office:value-type="string">
            <text:p>The Prostat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BIOTECNOLOGIA <text:s text:c="36"/></text:p>
          </table:table-cell>
          <table:table-cell office:value-type="string">
            <text:p>The Protein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BIOTECNOLOGIA <text:s text:c="36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52</text:p>
          </table:table-cell>
          <table:table-cell office:value-type="string">
            <text:p>BIOTECNOLOGIA <text:s text:c="36"/></text:p>
          </table:table-cell>
          <table:table-cell office:value-type="string">
            <text:p>Theoretical and Applied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BIOTECNOLOGIA <text:s text:c="36"/></text:p>
          </table:table-cell>
          <table:table-cell office:value-type="string">
            <text:p>Therapeutic Drug Monito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BIOTECNOLOGIA <text:s text:c="36"/></text:p>
          </table:table-cell>
          <table:table-cell office:value-type="string">
            <text:p>Therioge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BIOTECNOLOGIA <text:s text:c="36"/></text:p>
          </table:table-cell>
          <table:table-cell office:value-type="string">
            <text:p>Thermochimica Act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BIOTECNOLOGIA <text:s text:c="36"/></text:p>
          </table:table-cell>
          <table:table-cell office:value-type="string">
            <text:p>Thin Solid Fil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245</text:p>
          </table:table-cell>
          <table:table-cell office:value-type="string">
            <text:p>BIOTECNOLOGIA <text:s text:c="36"/></text:p>
          </table:table-cell>
          <table:table-cell office:value-type="string">
            <text:p>Thrombosis and Haemo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BIOTECNOLOGIA <text:s text:c="36"/></text:p>
          </table:table-cell>
          <table:table-cell office:value-type="string">
            <text:p>Tissue &amp; Cel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2276</text:p>
          </table:table-cell>
          <table:table-cell office:value-type="string">
            <text:p>BIOTECNOLOGIA <text:s text:c="36"/></text:p>
          </table:table-cell>
          <table:table-cell office:value-type="string">
            <text:p>TM &amp; IH. Tropical medicine and international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248</text:p>
          </table:table-cell>
          <table:table-cell office:value-type="string">
            <text:p>BIOTECNOLOGIA <text:s text:c="36"/></text:p>
          </table:table-cell>
          <table:table-cell office:value-type="string">
            <text:p>Toxicological and Environmental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BIOTECNOLOGIA <text:s text:c="36"/></text:p>
          </table:table-cell>
          <table:table-cell office:value-type="string">
            <text:p>Toxicological Scien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BIOTECNOLOGIA <text:s text:c="36"/></text:p>
          </table:table-cell>
          <table:table-cell office:value-type="string">
            <text:p>Toxicology in Vit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BIOTECNOLOGIA <text:s text:c="36"/></text:p>
          </table:table-cell>
          <table:table-cell office:value-type="string">
            <text:p>Toxic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BIOTECNOLOGIA <text:s text:c="36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BIOTECNOLOGIA <text:s text:c="36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BIOTECNOLOGIA <text:s text:c="36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7578</text:p>
          </table:table-cell>
          <table:table-cell office:value-type="string">
            <text:p>BIOTECNOLOGIA <text:s text:c="36"/></text:p>
          </table:table-cell>
          <table:table-cell office:value-type="string">
            <text:p>Transfusion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5233</text:p>
          </table:table-cell>
          <table:table-cell office:value-type="string">
            <text:p>BIOTECNOLOGIA <text:s text:c="36"/></text:p>
          </table:table-cell>
          <table:table-cell office:value-type="string">
            <text:p>Translational Onc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BIOTECNOLOGIA <text:s text:c="36"/></text:p>
          </table:table-cell>
          <table:table-cell office:value-type="string">
            <text:p>Transplantation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2942</text:p>
          </table:table-cell>
          <table:table-cell office:value-type="string">
            <text:p>BIOTECNOLOGIA <text:s text:c="36"/></text:p>
          </table:table-cell>
          <table:table-cell office:value-type="string">
            <text:p>Tree Genetics &amp; Genom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1738</text:p>
          </table:table-cell>
          <table:table-cell office:value-type="string">
            <text:p>BIOTECNOLOGIA <text:s text:c="36"/></text:p>
          </table:table-cell>
          <table:table-cell office:value-type="string">
            <text:p>Trends in Cardiovascular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4922</text:p>
          </table:table-cell>
          <table:table-cell office:value-type="string">
            <text:p>BIOTECNOLOGIA <text:s text:c="36"/></text:p>
          </table:table-cell>
          <table:table-cell office:value-type="string">
            <text:p>Trends in Parasi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6147</text:p>
          </table:table-cell>
          <table:table-cell office:value-type="string">
            <text:p>BIOTECNOLOGIA <text:s text:c="36"/></text:p>
          </table:table-cell>
          <table:table-cell office:value-type="string">
            <text:p>Trends in Pharmacological Sciences (Regular ed.,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BIOTECNOLOGIA <text:s text:c="36"/></text:p>
          </table:table-cell>
          <table:table-cell office:value-type="string">
            <text:p>Tropical Animal Health and Produ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63</text:p>
          </table:table-cell>
          <table:table-cell office:value-type="string">
            <text:p>BIOTECNOLOGIA <text:s text:c="36"/></text:p>
          </table:table-cell>
          <table:table-cell office:value-type="string">
            <text:p>Tropical Grassla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BIOTECNOLOGIA <text:s text:c="36"/></text:p>
          </table:table-cell>
          <table:table-cell office:value-type="string">
            <text:p>Tropical Plant Path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BIOTECNOLOGIA <text:s text:c="36"/></text:p>
          </table:table-cell>
          <table:table-cell office:value-type="string">
            <text:p>Tuberculosis (Edinburgh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2-4274</text:p>
          </table:table-cell>
          <table:table-cell office:value-type="string">
            <text:p>BIOTECNOLOGIA <text:s text:c="36"/></text:p>
          </table:table-cell>
          <table:table-cell office:value-type="string">
            <text:p>Twin Research and Human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BIOTECNOLOGIA <text:s text:c="36"/></text:p>
          </table:table-cell>
          <table:table-cell office:value-type="string">
            <text:p>Ultrasonics Son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138</text:p>
          </table:table-cell>
          <table:table-cell office:value-type="string">
            <text:p>BIOTECNOLOGIA <text:s text:c="36"/></text:p>
          </table:table-cell>
          <table:table-cell office:value-type="string">
            <text:p>Urologia International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BIOTECNOLOGIA <text:s text:c="36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63</text:p>
          </table:table-cell>
          <table:table-cell office:value-type="string">
            <text:p>BIOTECNOLOGIA <text:s text:c="36"/></text:p>
          </table:table-cell>
          <table:table-cell office:value-type="string">
            <text:p>Vadose Zon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BIOTECNOLOGIA <text:s text:c="36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BIOTECNOLOGIA <text:s text:c="36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BIOTECNOLOGIA <text:s text:c="36"/></text:p>
          </table:table-cell>
          <table:table-cell office:value-type="string">
            <text:p>Veterinária e Zootecnia (UNE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BIOTECNOLOGIA <text:s text:c="36"/></text:p>
          </table:table-cell>
          <table:table-cell office:value-type="string">
            <text:p>Veterinária em Foco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BIOTECNOLOGIA <text:s text:c="36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BIOTECNOLOGIA <text:s text:c="36"/></text:p>
          </table:table-cell>
          <table:table-cell office:value-type="string">
            <text:p>Veterinary Microbiolog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BIOTECNOLOGIA <text:s text:c="36"/></text:p>
          </table:table-cell>
          <table:table-cell office:value-type="string">
            <text:p>Veterinary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BIOTECNOLOGIA <text:s text:c="36"/></text:p>
          </table:table-cell>
          <table:table-cell office:value-type="string">
            <text:p>Veterinary Pathology (Cessou em uuu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BIOTECNOLOGIA <text:s text:c="36"/></text:p>
          </table:table-cell>
          <table:table-cell office:value-type="string">
            <text:p>Veterinary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BIOTECNOLOGIA <text:s text:c="36"/></text:p>
          </table:table-cell>
          <table:table-cell office:value-type="string">
            <text:p>Veterinary Research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BIOTECNOLOGIA <text:s text:c="36"/></text:p>
          </table:table-cell>
          <table:table-cell office:value-type="string">
            <text:p>Virchows Archiv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BIOTECNOLOGIA <text:s text:c="36"/></text:p>
          </table:table-cell>
          <table:table-cell office:value-type="string">
            <text:p>Virolog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2X</text:p>
          </table:table-cell>
          <table:table-cell office:value-type="string">
            <text:p>BIOTECNOLOGIA <text:s text:c="36"/></text:p>
          </table:table-cell>
          <table:table-cell office:value-type="string">
            <text:p>Virolog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BIOTECNOLOGIA <text:s text:c="36"/></text:p>
          </table:table-cell>
          <table:table-cell office:value-type="string">
            <text:p>Virus Ge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BIOTECNOLOGIA <text:s text:c="36"/></text:p>
          </table:table-cell>
          <table:table-cell office:value-type="string">
            <text:p>Virus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BIOTECNOLOGIA <text:s text:c="36"/></text:p>
          </table:table-cell>
          <table:table-cell office:value-type="string">
            <text:p>Visão Acadêmica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BIOTECNOLOGIA <text:s text:c="36"/></text:p>
          </table:table-cell>
          <table:table-cell office:value-type="string">
            <text:p>Visão Agrícola (USP / ESALQ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007</text:p>
          </table:table-cell>
          <table:table-cell office:value-type="string">
            <text:p>BIOTECNOLOGIA <text:s text:c="36"/></text:p>
          </table:table-cell>
          <table:table-cell office:value-type="string">
            <text:p>Vox Sanguinis (Basel. 195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BIOTECNOLOGIA <text:s text:c="36"/></text:p>
          </table:table-cell>
          <table:table-cell office:value-type="string">
            <text:p>Waste Management &amp;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BIOTECNOLOGIA <text:s text:c="36"/></text:p>
          </table:table-cell>
          <table:table-cell office:value-type="string">
            <text:p>Waste Management (Elms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BIOTECNOLOGIA <text:s text:c="36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4861</text:p>
          </table:table-cell>
          <table:table-cell office:value-type="string">
            <text:p>BIOTECNOLOGIA <text:s text:c="36"/></text:p>
          </table:table-cell>
          <table:table-cell office:value-type="string">
            <text:p>Wetlands Ecology and Manag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02</text:p>
          </table:table-cell>
          <table:table-cell office:value-type="string">
            <text:p>BIOTECNOLOGIA <text:s text:c="36"/></text:p>
          </table:table-cell>
          <table:table-cell office:value-type="string">
            <text:p>Workshop Robocontrol (UNESP. Baurú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5602</text:p>
          </table:table-cell>
          <table:table-cell office:value-type="string">
            <text:p>BIOTECNOLOGIA <text:s text:c="36"/></text:p>
          </table:table-cell>
          <table:table-cell office:value-type="string">
            <text:p>World Aquacul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BIOTECNOLOGIA <text:s text:c="36"/></text:p>
          </table:table-cell>
          <table:table-cell office:value-type="string">
            <text:p>World Journal of 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BIOTECNOLOGIA <text:s text:c="36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2190</text:p>
          </table:table-cell>
          <table:table-cell office:value-type="string">
            <text:p>BIOTECNOLOGIA <text:s text:c="36"/></text:p>
          </table:table-cell>
          <table:table-cell office:value-type="string">
            <text:p>World Patent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9630</text:p>
          </table:table-cell>
          <table:table-cell office:value-type="string">
            <text:p>BIOTECNOLOGIA <text:s text:c="36"/></text:p>
          </table:table-cell>
          <table:table-cell office:value-type="string">
            <text:p>Wychowanie Fizyczne i Sport / Physical Education and Spor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503X</text:p>
          </table:table-cell>
          <table:table-cell office:value-type="string">
            <text:p>BIOTECNOLOGIA <text:s text:c="36"/></text:p>
          </table:table-cell>
          <table:table-cell office:value-type="string">
            <text:p>Yeast (Chichester, Eng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BIOTECNOLOGIA <text:s text:c="36"/></text:p>
          </table:table-cell>
          <table:table-cell office:value-type="string">
            <text:p>Zeitschrift für Kristallograph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BIOTECNOLOGIA <text:s text:c="36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BIOTECNOLOGIA <text:s text:c="36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BIOTECNOLOGIA <text:s text:c="36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BIOTECNOLOGIA <text:s text:c="36"/></text:p>
          </table:table-cell>
          <table:table-cell office:value-type="string">
            <text:p>Zoonoses and Public Health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BIOTECNOLOGIA <text:s text:c="36"/></text:p>
          </table:table-cell>
          <table:table-cell office:value-type="string">
            <text:p>Zootaxa (Auckland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BIOTECNOLOGIA <text:s text:c="36"/></text:p>
          </table:table-cell>
          <table:table-cell office:value-type="string">
            <text:p>Zootax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1994</text:p>
          </table:table-cell>
          <table:table-cell office:value-type="string">
            <text:p>BIOTECNOLOGIA <text:s text:c="36"/></text:p>
          </table:table-cell>
          <table:table-cell office:value-type="string">
            <text:p>Zygote (Cambridge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3:20</dc:date>
    <dc:creator>Marco Silva</dc:creator>
    <meta:document-statistic meta:table-count="1" meta:cell-count="7755" meta:object-count="0"/>
    <meta:generator>OpenOffice.org/3.2$Unix OpenOffice.org_project/320m12$Build-9483</meta:generator>
  </office:meta>
</office:document-meta>
</file>